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40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N=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53" calcext:value-type="float">
            <text:p>-0.979353</text:p>
          </table:table-cell>
          <table:table-cell office:value-type="float" office:value="0.979353" calcext:value-type="float">
            <text:p>0.979353</text:p>
          </table:table-cell>
          <table:table-cell office:value-type="float" office:value="0.959158" calcext:value-type="float">
            <text:p>0.959158</text:p>
          </table:table-cell>
          <table:table-cell office:value-type="float" office:value="0.920081" calcext:value-type="float">
            <text:p>0.920081</text:p>
          </table:table-cell>
          <table:table-cell office:value-type="float" office:value="0.040874" calcext:value-type="float">
            <text:p>0.040874</text:p>
          </table:table-cell>
          <table:table-cell office:value-type="float" office:value="1234.82" calcext:value-type="float">
            <text:p>1234.82</text:p>
          </table:table-cell>
          <table:table-cell office:value-type="float" office:value="0.666631" calcext:value-type="float">
            <text:p>0.6666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00390625" calcext:value-type="float">
            <text:p>3.90625E-05</text:p>
          </table:table-cell>
          <table:table-cell office:value-type="float" office:value="0.00000000152588" calcext:value-type="float">
            <text:p>1.52588E-09</text:p>
          </table:table-cell>
          <table:table-cell office:value-type="float" office:value="4.202" calcext:value-type="float">
            <text:p>4.20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-0.957196" calcext:value-type="float">
            <text:p>-0.957196</text:p>
          </table:table-cell>
          <table:table-cell office:value-type="float" office:value="0.957196" calcext:value-type="float">
            <text:p>0.957196</text:p>
          </table:table-cell>
          <table:table-cell office:value-type="float" office:value="0.916278" calcext:value-type="float">
            <text:p>0.916278</text:p>
          </table:table-cell>
          <table:table-cell office:value-type="float" office:value="0.83976" calcext:value-type="float">
            <text:p>0.83976</text:p>
          </table:table-cell>
          <table:table-cell office:value-type="float" office:value="0.0848763" calcext:value-type="float">
            <text:p>0.0848763</text:p>
          </table:table-cell>
          <table:table-cell office:value-type="float" office:value="837.519" calcext:value-type="float">
            <text:p>837.519</text:p>
          </table:table-cell>
          <table:table-cell office:value-type="float" office:value="0.666589" calcext:value-type="float">
            <text:p>0.6665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-0.010625" calcext:value-type="float">
            <text:p>-0.010625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0.000113281" calcext:value-type="float">
            <text:p>0.000113281</text:p>
          </table:table-cell>
          <table:table-cell office:value-type="float" office:value="0.000000013009" calcext:value-type="float">
            <text:p>1.3009E-08</text:p>
          </table:table-cell>
          <table:table-cell office:value-type="float" office:value="10.9104" calcext:value-type="float">
            <text:p>10.9104</text:p>
          </table:table-cell>
          <table:table-cell office:value-type="string" calcext:value-type="string">
            <text:p>-nan</text:p>
          </table:table-cell>
          <table:table-cell office:value-type="float" office:value="0.662085" calcext:value-type="float">
            <text:p>0.6620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15" calcext:value-type="float">
            <text:p>0.935415</text:p>
          </table:table-cell>
          <table:table-cell office:value-type="float" office:value="0.875081" calcext:value-type="float">
            <text:p>0.875081</text:p>
          </table:table-cell>
          <table:table-cell office:value-type="float" office:value="0.766048" calcext:value-type="float">
            <text:p>0.766048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663.504" calcext:value-type="float">
            <text:p>663.504</text:p>
          </table:table-cell>
          <table:table-cell office:value-type="float" office:value="0.666544" calcext:value-type="float">
            <text:p>0.6665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-0.0453125" calcext:value-type="float">
            <text:p>-0.0453125</text:p>
          </table:table-cell>
          <table:table-cell office:value-type="float" office:value="0.0453125" calcext:value-type="float">
            <text:p>0.0453125</text:p>
          </table:table-cell>
          <table:table-cell office:value-type="float" office:value="0.00243789" calcext:value-type="float">
            <text:p>0.00243789</text:p>
          </table:table-cell>
          <table:table-cell office:value-type="float" office:value="0.00000843914" calcext:value-type="float">
            <text:p>8.43914E-06</text:p>
          </table:table-cell>
          <table:table-cell office:value-type="float" office:value="26.633" calcext:value-type="float">
            <text:p>26.633</text:p>
          </table:table-cell>
          <table:table-cell office:value-type="string" calcext:value-type="string">
            <text:p>-nan</text:p>
          </table:table-cell>
          <table:table-cell office:value-type="float" office:value="0.526687" calcext:value-type="float">
            <text:p>0.52668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51" calcext:value-type="float">
            <text:p>-0.906451</text:p>
          </table:table-cell>
          <table:table-cell office:value-type="float" office:value="0.906451" calcext:value-type="float">
            <text:p>0.906451</text:p>
          </table:table-cell>
          <table:table-cell office:value-type="float" office:value="0.821773" calcext:value-type="float">
            <text:p>0.821773</text:p>
          </table:table-cell>
          <table:table-cell office:value-type="float" office:value="0.675706" calcext:value-type="float">
            <text:p>0.675706</text:p>
          </table:table-cell>
          <table:table-cell office:value-type="float" office:value="0.191796" calcext:value-type="float">
            <text:p>0.191796</text:p>
          </table:table-cell>
          <table:table-cell office:value-type="float" office:value="527.608" calcext:value-type="float">
            <text:p>527.608</text:p>
          </table:table-cell>
          <table:table-cell office:value-type="float" office:value="0.666472" calcext:value-type="float">
            <text:p>0.6664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-0.0620313" calcext:value-type="float">
            <text:p>-0.0620313</text:p>
          </table:table-cell>
          <table:table-cell office:value-type="float" office:value="0.0620313" calcext:value-type="float">
            <text:p>0.0620313</text:p>
          </table:table-cell>
          <table:table-cell office:value-type="float" office:value="0.00389941" calcext:value-type="float">
            <text:p>0.00389941</text:p>
          </table:table-cell>
          <table:table-cell office:value-type="float" office:value="0.0000159738" calcext:value-type="float">
            <text:p>1.59738E-05</text:p>
          </table:table-cell>
          <table:table-cell office:value-type="float" office:value="41.1145" calcext:value-type="float">
            <text:p>41.1145</text:p>
          </table:table-cell>
          <table:table-cell office:value-type="string" calcext:value-type="string">
            <text:p>-nan</text:p>
          </table:table-cell>
          <table:table-cell office:value-type="float" office:value="0.649823" calcext:value-type="float">
            <text:p>0.6498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06" calcext:value-type="float">
            <text:p>0.884306</text:p>
          </table:table-cell>
          <table:table-cell office:value-type="float" office:value="0.782151" calcext:value-type="float">
            <text:p>0.782151</text:p>
          </table:table-cell>
          <table:table-cell office:value-type="float" office:value="0.612242" calcext:value-type="float">
            <text:p>0.612242</text:p>
          </table:table-cell>
          <table:table-cell office:value-type="float" office:value="0.245995" calcext:value-type="float">
            <text:p>0.245995</text:p>
          </table:table-cell>
          <table:table-cell office:value-type="float" office:value="454.492" calcext:value-type="float">
            <text:p>454.492</text:p>
          </table:table-cell>
          <table:table-cell office:value-type="float" office:value="0.666404" calcext:value-type="float">
            <text:p>0.6664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-0.0780469" calcext:value-type="float">
            <text:p>-0.0780469</text:p>
          </table:table-cell>
          <table:table-cell office:value-type="float" office:value="0.0780469" calcext:value-type="float">
            <text:p>0.0780469</text:p>
          </table:table-cell>
          <table:table-cell office:value-type="float" office:value="0.00723408" calcext:value-type="float">
            <text:p>0.00723408</text:p>
          </table:table-cell>
          <table:table-cell office:value-type="float" office:value="0.0000903955" calcext:value-type="float">
            <text:p>9.03955E-05</text:p>
          </table:table-cell>
          <table:table-cell office:value-type="float" office:value="49.7663" calcext:value-type="float">
            <text:p>49.7663</text:p>
          </table:table-cell>
          <table:table-cell office:value-type="string" calcext:value-type="string">
            <text:p>-nan</text:p>
          </table:table-cell>
          <table:table-cell office:value-type="float" office:value="0.424217" calcext:value-type="float">
            <text:p>0.42421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28" calcext:value-type="float">
            <text:p>0.854228</text:p>
          </table:table-cell>
          <table:table-cell office:value-type="float" office:value="0.729915" calcext:value-type="float">
            <text:p>0.729915</text:p>
          </table:table-cell>
          <table:table-cell office:value-type="float" office:value="0.533385" calcext:value-type="float">
            <text:p>0.533385</text:p>
          </table:table-cell>
          <table:table-cell office:value-type="float" office:value="0.334711" calcext:value-type="float">
            <text:p>0.334711</text:p>
          </table:table-cell>
          <table:table-cell office:value-type="float" office:value="376.379" calcext:value-type="float">
            <text:p>376.379</text:p>
          </table:table-cell>
          <table:table-cell office:value-type="float" office:value="0.666286" calcext:value-type="float">
            <text:p>0.6662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-0.136211" calcext:value-type="float">
            <text:p>-0.136211</text:p>
          </table:table-cell>
          <table:table-cell office:value-type="float" office:value="0.136211" calcext:value-type="float">
            <text:p>0.136211</text:p>
          </table:table-cell>
          <table:table-cell office:value-type="float" office:value="0.0193313" calcext:value-type="float">
            <text:p>0.0193313</text:p>
          </table:table-cell>
          <table:table-cell office:value-type="float" office:value="0.000433681" calcext:value-type="float">
            <text:p>0.000433681</text:p>
          </table:table-cell>
          <table:table-cell office:value-type="float" office:value="31.9513" calcext:value-type="float">
            <text:p>31.9513</text:p>
          </table:table-cell>
          <table:table-cell office:value-type="string" calcext:value-type="string">
            <text:p>-nan</text:p>
          </table:table-cell>
          <table:table-cell office:value-type="float" office:value="0.613164" calcext:value-type="float">
            <text:p>0.613164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414" calcext:value-type="float">
            <text:p>0.819414</text:p>
          </table:table-cell>
          <table:table-cell office:value-type="float" office:value="0.671738" calcext:value-type="float">
            <text:p>0.671738</text:p>
          </table:table-cell>
          <table:table-cell office:value-type="float" office:value="0.452032" calcext:value-type="float">
            <text:p>0.452032</text:p>
          </table:table-cell>
          <table:table-cell office:value-type="float" office:value="0.47098" calcext:value-type="float">
            <text:p>0.47098</text:p>
          </table:table-cell>
          <table:table-cell office:value-type="float" office:value="304.362" calcext:value-type="float">
            <text:p>304.362</text:p>
          </table:table-cell>
          <table:table-cell office:value-type="float" office:value="0.666076" calcext:value-type="float">
            <text:p>0.6660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0.10793" calcext:value-type="float">
            <text:p>-0.10793</text:p>
          </table:table-cell>
          <table:table-cell office:value-type="float" office:value="0.10793" calcext:value-type="float">
            <text:p>0.10793</text:p>
          </table:table-cell>
          <table:table-cell office:value-type="float" office:value="0.0119924" calcext:value-type="float">
            <text:p>0.0119924</text:p>
          </table:table-cell>
          <table:table-cell office:value-type="float" office:value="0.000161004" calcext:value-type="float">
            <text:p>0.000161004</text:p>
          </table:table-cell>
          <table:table-cell office:value-type="float" office:value="1.55616" calcext:value-type="float">
            <text:p>1.55616</text:p>
          </table:table-cell>
          <table:table-cell office:value-type="float" office:value="21.4509" calcext:value-type="float">
            <text:p>21.4509</text:p>
          </table:table-cell>
          <table:table-cell office:value-type="float" office:value="0.626831" calcext:value-type="float">
            <text:p>0.626831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567" calcext:value-type="float">
            <text:p>0.776567</text:p>
          </table:table-cell>
          <table:table-cell office:value-type="float" office:value="0.603521" calcext:value-type="float">
            <text:p>0.603521</text:p>
          </table:table-cell>
          <table:table-cell office:value-type="float" office:value="0.365349" calcext:value-type="float">
            <text:p>0.365349</text:p>
          </table:table-cell>
          <table:table-cell office:value-type="float" office:value="0.727831" calcext:value-type="float">
            <text:p>0.727831</text:p>
          </table:table-cell>
          <table:table-cell office:value-type="float" office:value="232.035" calcext:value-type="float">
            <text:p>232.035</text:p>
          </table:table-cell>
          <table:table-cell office:value-type="float" office:value="0.665649" calcext:value-type="float">
            <text:p>0.66564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-0.159492" calcext:value-type="float">
            <text:p>-0.159492</text:p>
          </table:table-cell>
          <table:table-cell office:value-type="float" office:value="0.159492" calcext:value-type="float">
            <text:p>0.159492</text:p>
          </table:table-cell>
          <table:table-cell office:value-type="float" office:value="0.0339679" calcext:value-type="float">
            <text:p>0.0339679</text:p>
          </table:table-cell>
          <table:table-cell office:value-type="float" office:value="0.00219383" calcext:value-type="float">
            <text:p>0.00219383</text:p>
          </table:table-cell>
          <table:table-cell office:value-type="float" office:value="2.2994" calcext:value-type="float">
            <text:p>2.2994</text:p>
          </table:table-cell>
          <table:table-cell office:value-type="float" office:value="30.3198" calcext:value-type="float">
            <text:p>30.3198</text:p>
          </table:table-cell>
          <table:table-cell office:value-type="float" office:value="0.366211" calcext:value-type="float">
            <text:p>0.36621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55" calcext:value-type="float">
            <text:p>0.72155</text:p>
          </table:table-cell>
          <table:table-cell office:value-type="float" office:value="0.521444" calcext:value-type="float">
            <text:p>0.521444</text:p>
          </table:table-cell>
          <table:table-cell office:value-type="float" office:value="0.273565" calcext:value-type="float">
            <text:p>0.273565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164.798" calcext:value-type="float">
            <text:p>164.798</text:p>
          </table:table-cell>
          <table:table-cell office:value-type="float" office:value="0.664631" calcext:value-type="float">
            <text:p>0.6646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-0.473447" calcext:value-type="float">
            <text:p>-0.473447</text:p>
          </table:table-cell>
          <table:table-cell office:value-type="float" office:value="0.473447" calcext:value-type="float">
            <text:p>0.473447</text:p>
          </table:table-cell>
          <table:table-cell office:value-type="float" office:value="0.235813" calcext:value-type="float">
            <text:p>0.235813</text:p>
          </table:table-cell>
          <table:table-cell office:value-type="float" office:value="0.0655615" calcext:value-type="float">
            <text:p>0.0655615</text:p>
          </table:table-cell>
          <table:table-cell office:value-type="float" office:value="2.67927" calcext:value-type="float">
            <text:p>2.67927</text:p>
          </table:table-cell>
          <table:table-cell office:value-type="float" office:value="75.3556" calcext:value-type="float">
            <text:p>75.3556</text:p>
          </table:table-cell>
          <table:table-cell office:value-type="float" office:value="0.607002" calcext:value-type="float">
            <text:p>0.6070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534" calcext:value-type="float">
            <text:p>0.650534</text:p>
          </table:table-cell>
          <table:table-cell office:value-type="float" office:value="0.424642" calcext:value-type="float">
            <text:p>0.424642</text:p>
          </table:table-cell>
          <table:table-cell office:value-type="float" office:value="0.182709" calcext:value-type="float">
            <text:p>0.182709</text:p>
          </table:table-cell>
          <table:table-cell office:value-type="float" office:value="2.18857" calcext:value-type="float">
            <text:p>2.18857</text:p>
          </table:table-cell>
          <table:table-cell office:value-type="float" office:value="112.103" calcext:value-type="float">
            <text:p>112.103</text:p>
          </table:table-cell>
          <table:table-cell office:value-type="float" office:value="0.662251" calcext:value-type="float">
            <text:p>0.6622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-0.751335" calcext:value-type="float">
            <text:p>-0.751335</text:p>
          </table:table-cell>
          <table:table-cell office:value-type="float" office:value="0.751335" calcext:value-type="float">
            <text:p>0.751335</text:p>
          </table:table-cell>
          <table:table-cell office:value-type="float" office:value="0.592174" calcext:value-type="float">
            <text:p>0.592174</text:p>
          </table:table-cell>
          <table:table-cell office:value-type="float" office:value="0.416833" calcext:value-type="float">
            <text:p>0.416833</text:p>
          </table:table-cell>
          <table:table-cell office:value-type="float" office:value="1.36272" calcext:value-type="float">
            <text:p>1.36272</text:p>
          </table:table-cell>
          <table:table-cell office:value-type="float" office:value="167.918" calcext:value-type="float">
            <text:p>167.918</text:p>
          </table:table-cell>
          <table:table-cell office:value-type="float" office:value="0.603775" calcext:value-type="float">
            <text:p>0.603775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807" calcext:value-type="float">
            <text:p>0.56807</text:p>
          </table:table-cell>
          <table:table-cell office:value-type="float" office:value="0.324931" calcext:value-type="float">
            <text:p>0.324931</text:p>
          </table:table-cell>
          <table:table-cell office:value-type="float" office:value="0.108362" calcext:value-type="float">
            <text:p>0.108362</text:p>
          </table:table-cell>
          <table:table-cell office:value-type="float" office:value="3.2478" calcext:value-type="float">
            <text:p>3.2478</text:p>
          </table:table-cell>
          <table:table-cell office:value-type="float" office:value="80.3761" calcext:value-type="float">
            <text:p>80.3761</text:p>
          </table:table-cell>
          <table:table-cell office:value-type="float" office:value="0.657884" calcext:value-type="float">
            <text:p>0.6578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-0.979735" calcext:value-type="float">
            <text:p>-0.979735</text:p>
          </table:table-cell>
          <table:table-cell office:value-type="float" office:value="0.979735" calcext:value-type="float">
            <text:p>0.979735</text:p>
          </table:table-cell>
          <table:table-cell office:value-type="float" office:value="0.959907" calcext:value-type="float">
            <text:p>0.959907</text:p>
          </table:table-cell>
          <table:table-cell office:value-type="float" office:value="0.92152" calcext:value-type="float">
            <text:p>0.92152</text:p>
          </table:table-cell>
          <table:table-cell office:value-type="float" office:value="0.0392978" calcext:value-type="float">
            <text:p>0.0392978</text:p>
          </table:table-cell>
          <table:table-cell office:value-type="float" office:value="1259.83" calcext:value-type="float">
            <text:p>1259.83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90021" calcext:value-type="float">
            <text:p>0.490021</text:p>
          </table:table-cell>
          <table:table-cell office:value-type="float" office:value="0.242735" calcext:value-type="float">
            <text:p>0.242735</text:p>
          </table:table-cell>
          <table:table-cell office:value-type="float" office:value="0.0613696" calcext:value-type="float">
            <text:p>0.0613696</text:p>
          </table:table-cell>
          <table:table-cell office:value-type="float" office:value="3.84819" calcext:value-type="float">
            <text:p>3.84819</text:p>
          </table:table-cell>
          <table:table-cell office:value-type="float" office:value="63.7034" calcext:value-type="float">
            <text:p>63.7034</text:p>
          </table:table-cell>
          <table:table-cell office:value-type="float" office:value="0.652811" calcext:value-type="float">
            <text:p>0.6528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-0.979518" calcext:value-type="float">
            <text:p>-0.979518</text:p>
          </table:table-cell>
          <table:table-cell office:value-type="float" office:value="0.979518" calcext:value-type="float">
            <text:p>0.979518</text:p>
          </table:table-cell>
          <table:table-cell office:value-type="float" office:value="0.959482" calcext:value-type="float">
            <text:p>0.959482</text:p>
          </table:table-cell>
          <table:table-cell office:value-type="float" office:value="0.920705" calcext:value-type="float">
            <text:p>0.920705</text:p>
          </table:table-cell>
          <table:table-cell office:value-type="float" office:value="0.040838" calcext:value-type="float">
            <text:p>0.040838</text:p>
          </table:table-cell>
          <table:table-cell office:value-type="float" office:value="1235.57" calcext:value-type="float">
            <text:p>1235.57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8345" calcext:value-type="float">
            <text:p>0.428345</text:p>
          </table:table-cell>
          <table:table-cell office:value-type="float" office:value="0.186079" calcext:value-type="float">
            <text:p>0.186079</text:p>
          </table:table-cell>
          <table:table-cell office:value-type="float" office:value="0.0365002" calcext:value-type="float">
            <text:p>0.0365002</text:p>
          </table:table-cell>
          <table:table-cell office:value-type="float" office:value="3.89547" calcext:value-type="float">
            <text:p>3.89547</text:p>
          </table:table-cell>
          <table:table-cell office:value-type="float" office:value="55.3473" calcext:value-type="float">
            <text:p>55.3473</text:p>
          </table:table-cell>
          <table:table-cell office:value-type="float" office:value="0.64862" calcext:value-type="float">
            <text:p>0.648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-0.979225" calcext:value-type="float">
            <text:p>-0.979225</text:p>
          </table:table-cell>
          <table:table-cell office:value-type="float" office:value="0.979225" calcext:value-type="float">
            <text:p>0.979225</text:p>
          </table:table-cell>
          <table:table-cell office:value-type="float" office:value="0.958906" calcext:value-type="float">
            <text:p>0.958906</text:p>
          </table:table-cell>
          <table:table-cell office:value-type="float" office:value="0.919596" calcext:value-type="float">
            <text:p>0.919596</text:p>
          </table:table-cell>
          <table:table-cell office:value-type="float" office:value="0.0421449" calcext:value-type="float">
            <text:p>0.0421449</text:p>
          </table:table-cell>
          <table:table-cell office:value-type="float" office:value="1215.9" calcext:value-type="float">
            <text:p>1215.9</text:p>
          </table:table-cell>
          <table:table-cell office:value-type="float" office:value="0.666633" calcext:value-type="float">
            <text:p>0.666633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979" calcext:value-type="float">
            <text:p>0.381979</text:p>
          </table:table-cell>
          <table:table-cell office:value-type="float" office:value="0.148348" calcext:value-type="float">
            <text:p>0.148348</text:p>
          </table:table-cell>
          <table:table-cell office:value-type="float" office:value="0.0234158" calcext:value-type="float">
            <text:p>0.0234158</text:p>
          </table:table-cell>
          <table:table-cell office:value-type="float" office:value="3.66774" calcext:value-type="float">
            <text:p>3.66774</text:p>
          </table:table-cell>
          <table:table-cell office:value-type="float" office:value="50.8682" calcext:value-type="float">
            <text:p>50.8682</text:p>
          </table:table-cell>
          <table:table-cell office:value-type="float" office:value="0.64533" calcext:value-type="float">
            <text:p>0.645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-0.979307" calcext:value-type="float">
            <text:p>-0.979307</text:p>
          </table:table-cell>
          <table:table-cell office:value-type="float" office:value="0.979307" calcext:value-type="float">
            <text:p>0.979307</text:p>
          </table:table-cell>
          <table:table-cell office:value-type="float" office:value="0.959068" calcext:value-type="float">
            <text:p>0.959068</text:p>
          </table:table-cell>
          <table:table-cell office:value-type="float" office:value="0.919909" calcext:value-type="float">
            <text:p>0.919909</text:p>
          </table:table-cell>
          <table:table-cell office:value-type="float" office:value="0.0410301" calcext:value-type="float">
            <text:p>0.0410301</text:p>
          </table:table-cell>
          <table:table-cell office:value-type="float" office:value="1232.41" calcext:value-type="float">
            <text:p>1232.41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783" calcext:value-type="float">
            <text:p>0.349783</text:p>
          </table:table-cell>
          <table:table-cell office:value-type="float" office:value="0.124522" calcext:value-type="float">
            <text:p>0.124522</text:p>
          </table:table-cell>
          <table:table-cell office:value-type="float" office:value="0.0165605" calcext:value-type="float">
            <text:p>0.0165605</text:p>
          </table:table-cell>
          <table:table-cell office:value-type="float" office:value="3.33878" calcext:value-type="float">
            <text:p>3.33878</text:p>
          </table:table-cell>
          <table:table-cell office:value-type="float" office:value="48.8142" calcext:value-type="float">
            <text:p>48.8142</text:p>
          </table:table-cell>
          <table:table-cell office:value-type="float" office:value="0.643991" calcext:value-type="float">
            <text:p>0.6439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-0.979273" calcext:value-type="float">
            <text:p>-0.979273</text:p>
          </table:table-cell>
          <table:table-cell office:value-type="float" office:value="0.979273" calcext:value-type="float">
            <text:p>0.979273</text:p>
          </table:table-cell>
          <table:table-cell office:value-type="float" office:value="0.959002" calcext:value-type="float">
            <text:p>0.959002</text:p>
          </table:table-cell>
          <table:table-cell office:value-type="float" office:value="0.919783" calcext:value-type="float">
            <text:p>0.919783</text:p>
          </table:table-cell>
          <table:table-cell office:value-type="float" office:value="0.0412294" calcext:value-type="float">
            <text:p>0.0412294</text:p>
          </table:table-cell>
          <table:table-cell office:value-type="float" office:value="1229.38" calcext:value-type="float">
            <text:p>1229.38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274" calcext:value-type="float">
            <text:p>0.326274</text:p>
          </table:table-cell>
          <table:table-cell office:value-type="float" office:value="0.108443" calcext:value-type="float">
            <text:p>0.108443</text:p>
          </table:table-cell>
          <table:table-cell office:value-type="float" office:value="0.0126028" calcext:value-type="float">
            <text:p>0.0126028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47.4875" calcext:value-type="float">
            <text:p>47.4875</text:p>
          </table:table-cell>
          <table:table-cell office:value-type="float" office:value="0.642773" calcext:value-type="float">
            <text:p>0.6427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-0.979388" calcext:value-type="float">
            <text:p>-0.979388</text:p>
          </table:table-cell>
          <table:table-cell office:value-type="float" office:value="0.979388" calcext:value-type="float">
            <text:p>0.979388</text:p>
          </table:table-cell>
          <table:table-cell office:value-type="float" office:value="0.959226" calcext:value-type="float">
            <text:p>0.959226</text:p>
          </table:table-cell>
          <table:table-cell office:value-type="float" office:value="0.920212" calcext:value-type="float">
            <text:p>0.920212</text:p>
          </table:table-cell>
          <table:table-cell office:value-type="float" office:value="0.0407025" calcext:value-type="float">
            <text:p>0.0407025</text:p>
          </table:table-cell>
          <table:table-cell office:value-type="float" office:value="1237.46" calcext:value-type="float">
            <text:p>1237.46</text:p>
          </table:table-cell>
          <table:table-cell office:value-type="float" office:value="0.666632" calcext:value-type="float">
            <text:p>0.666632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9995" calcext:value-type="float">
            <text:p>0.309995</text:p>
          </table:table-cell>
          <table:table-cell office:value-type="float" office:value="0.0978886" calcext:value-type="float">
            <text:p>0.0978886</text:p>
          </table:table-cell>
          <table:table-cell office:value-type="float" office:value="0.0102693" calcext:value-type="float">
            <text:p>0.0102693</text:p>
          </table:table-cell>
          <table:table-cell office:value-type="float" office:value="2.78395" calcext:value-type="float">
            <text:p>2.78395</text:p>
          </table:table-cell>
          <table:table-cell office:value-type="float" office:value="47.3726" calcext:value-type="float">
            <text:p>47.3726</text:p>
          </table:table-cell>
          <table:table-cell office:value-type="float" office:value="0.642764" calcext:value-type="float">
            <text:p>0.6427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-0.979376" calcext:value-type="float">
            <text:p>-0.979376</text:p>
          </table:table-cell>
          <table:table-cell office:value-type="float" office:value="0.979376" calcext:value-type="float">
            <text:p>0.979376</text:p>
          </table:table-cell>
          <table:table-cell office:value-type="float" office:value="0.959203" calcext:value-type="float">
            <text:p>0.959203</text:p>
          </table:table-cell>
          <table:table-cell office:value-type="float" office:value="0.920169" calcext:value-type="float">
            <text:p>0.920169</text:p>
          </table:table-cell>
          <table:table-cell office:value-type="float" office:value="0.041167" calcext:value-type="float">
            <text:p>0.041167</text:p>
          </table:table-cell>
          <table:table-cell office:value-type="float" office:value="1230.44" calcext:value-type="float">
            <text:p>1230.44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731" calcext:value-type="float">
            <text:p>0.297731</text:p>
          </table:table-cell>
          <table:table-cell office:value-type="float" office:value="0.0902959" calcext:value-type="float">
            <text:p>0.0902959</text:p>
          </table:table-cell>
          <table:table-cell office:value-type="float" office:value="0.00873852" calcext:value-type="float">
            <text:p>0.00873852</text:p>
          </table:table-cell>
          <table:table-cell office:value-type="float" office:value="2.56686" calcext:value-type="float">
            <text:p>2.56686</text:p>
          </table:table-cell>
          <table:table-cell office:value-type="float" office:value="47.3835" calcext:value-type="float">
            <text:p>47.3835</text:p>
          </table:table-cell>
          <table:table-cell office:value-type="float" office:value="0.642743" calcext:value-type="float">
            <text:p>0.6427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-0.979375" calcext:value-type="float">
            <text:p>-0.979375</text:p>
          </table:table-cell>
          <table:table-cell office:value-type="float" office:value="0.979375" calcext:value-type="float">
            <text:p>0.979375</text:p>
          </table:table-cell>
          <table:table-cell office:value-type="float" office:value="0.959201" calcext:value-type="float">
            <text:p>0.959201</text:p>
          </table:table-cell>
          <table:table-cell office:value-type="float" office:value="0.920164" calcext:value-type="float">
            <text:p>0.920164</text:p>
          </table:table-cell>
          <table:table-cell office:value-type="float" office:value="0.0410685" calcext:value-type="float">
            <text:p>0.0410685</text:p>
          </table:table-cell>
          <table:table-cell office:value-type="float" office:value="1231.92" calcext:value-type="float">
            <text:p>1231.92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232" calcext:value-type="float">
            <text:p>0.289232</text:p>
          </table:table-cell>
          <table:table-cell office:value-type="float" office:value="0.0851594" calcext:value-type="float">
            <text:p>0.0851594</text:p>
          </table:table-cell>
          <table:table-cell office:value-type="float" office:value="0.00775541" calcext:value-type="float">
            <text:p>0.00775541</text:p>
          </table:table-cell>
          <table:table-cell office:value-type="float" office:value="2.35402" calcext:value-type="float">
            <text:p>2.35402</text:p>
          </table:table-cell>
          <table:table-cell office:value-type="float" office:value="48.0633" calcext:value-type="float">
            <text:p>48.0633</text:p>
          </table:table-cell>
          <table:table-cell office:value-type="float" office:value="0.643534" calcext:value-type="float">
            <text:p>0.6435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-0.979359" calcext:value-type="float">
            <text:p>-0.979359</text:p>
          </table:table-cell>
          <table:table-cell office:value-type="float" office:value="0.979359" calcext:value-type="float">
            <text:p>0.979359</text:p>
          </table:table-cell>
          <table:table-cell office:value-type="float" office:value="0.959171" calcext:value-type="float">
            <text:p>0.959171</text:p>
          </table:table-cell>
          <table:table-cell office:value-type="float" office:value="0.920106" calcext:value-type="float">
            <text:p>0.920106</text:p>
          </table:table-cell>
          <table:table-cell office:value-type="float" office:value="0.0409704" calcext:value-type="float">
            <text:p>0.0409704</text:p>
          </table:table-cell>
          <table:table-cell office:value-type="float" office:value="1233.37" calcext:value-type="float">
            <text:p>1233.37</text:p>
          </table:table-cell>
          <table:table-cell office:value-type="float" office:value="0.666631" calcext:value-type="float">
            <text:p>0.66663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268" calcext:value-type="float">
            <text:p>0.283268</text:p>
          </table:table-cell>
          <table:table-cell office:value-type="float" office:value="0.0816389" calcext:value-type="float">
            <text:p>0.0816389</text:p>
          </table:table-cell>
          <table:table-cell office:value-type="float" office:value="0.00711341" calcext:value-type="float">
            <text:p>0.00711341</text:p>
          </table:table-cell>
          <table:table-cell office:value-type="float" office:value="2.18133" calcext:value-type="float">
            <text:p>2.18133</text:p>
          </table:table-cell>
          <table:table-cell office:value-type="float" office:value="48.901" calcext:value-type="float">
            <text:p>48.901</text:p>
          </table:table-cell>
          <table:table-cell office:value-type="float" office:value="0.644236" calcext:value-type="float">
            <text:p>0.64423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53" calcext:value-type="float">
            <text:p>-0.979353</text:p>
          </table:table-cell>
          <table:table-cell office:value-type="float" office:value="0.979353" calcext:value-type="float">
            <text:p>0.979353</text:p>
          </table:table-cell>
          <table:table-cell office:value-type="float" office:value="0.959158" calcext:value-type="float">
            <text:p>0.959158</text:p>
          </table:table-cell>
          <table:table-cell office:value-type="float" office:value="0.920081" calcext:value-type="float">
            <text:p>0.920081</text:p>
          </table:table-cell>
          <table:table-cell office:value-type="float" office:value="0.040874" calcext:value-type="float">
            <text:p>0.040874</text:p>
          </table:table-cell>
          <table:table-cell office:value-type="float" office:value="1234.82" calcext:value-type="float">
            <text:p>1234.82</text:p>
          </table:table-cell>
          <table:table-cell office:value-type="float" office:value="0.666631" calcext:value-type="float">
            <text:p>0.666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0.839492" calcext:value-type="float">
            <text:p>0.839492</text:p>
          </table:table-cell>
          <table:table-cell office:value-type="float" office:value="2.78655" calcext:value-type="float">
            <text:p>2.7865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0260156" calcext:value-type="float">
            <text:p>0.00260156</text:p>
          </table:table-cell>
          <table:table-cell office:value-type="float" office:value="0.00000890703" calcext:value-type="float">
            <text:p>8.90703E-06</text:p>
          </table:table-cell>
          <table:table-cell office:value-type="float" office:value="4.19463" calcext:value-type="float">
            <text:p>4.19463</text:p>
          </table:table-cell>
          <table:table-cell office:value-type="string" calcext:value-type="string">
            <text:p>-nan</text:p>
          </table:table-cell>
          <table:table-cell office:value-type="float" office:value="0.561325" calcext:value-type="float">
            <text:p>0.56132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-0.085625" calcext:value-type="float">
            <text:p>-0.085625</text:p>
          </table:table-cell>
          <table:table-cell office:value-type="float" office:value="0.085625" calcext:value-type="float">
            <text:p>0.085625</text:p>
          </table:table-cell>
          <table:table-cell office:value-type="float" office:value="0.00742031" calcext:value-type="float">
            <text:p>0.00742031</text:p>
          </table:table-cell>
          <table:table-cell office:value-type="float" office:value="0.0000579189" calcext:value-type="float">
            <text:p>5.79189E-05</text:p>
          </table:table-cell>
          <table:table-cell office:value-type="float" office:value="2.09294" calcext:value-type="float">
            <text:p>2.09294</text:p>
          </table:table-cell>
          <table:table-cell office:value-type="float" office:value="13.7755" calcext:value-type="float">
            <text:p>13.7755</text:p>
          </table:table-cell>
          <table:table-cell office:value-type="float" office:value="0.649366" calcext:value-type="float">
            <text:p>0.649366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-0.194219" calcext:value-type="float">
            <text:p>-0.194219</text:p>
          </table:table-cell>
          <table:table-cell office:value-type="float" office:value="0.194219" calcext:value-type="float">
            <text:p>0.194219</text:p>
          </table:table-cell>
          <table:table-cell office:value-type="float" office:value="0.0410021" calcext:value-type="float">
            <text:p>0.0410021</text:p>
          </table:table-cell>
          <table:table-cell office:value-type="float" office:value="0.00215504" calcext:value-type="float">
            <text:p>0.00215504</text:p>
          </table:table-cell>
          <table:table-cell office:value-type="float" office:value="4.3637" calcext:value-type="float">
            <text:p>4.3637</text:p>
          </table:table-cell>
          <table:table-cell office:value-type="float" office:value="23.8735" calcext:value-type="float">
            <text:p>23.8735</text:p>
          </table:table-cell>
          <table:table-cell office:value-type="float" office:value="0.572713" calcext:value-type="float">
            <text:p>0.57271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-0.358125" calcext:value-type="float">
            <text:p>-0.358125</text:p>
          </table:table-cell>
          <table:table-cell office:value-type="float" office:value="0.358125" calcext:value-type="float">
            <text:p>0.358125</text:p>
          </table:table-cell>
          <table:table-cell office:value-type="float" office:value="0.131089" calcext:value-type="float">
            <text:p>0.131089</text:p>
          </table:table-cell>
          <table:table-cell office:value-type="float" office:value="0.0186332" calcext:value-type="float">
            <text:p>0.0186332</text:p>
          </table:table-cell>
          <table:table-cell office:value-type="float" office:value="2.21374" calcext:value-type="float">
            <text:p>2.21374</text:p>
          </table:table-cell>
          <table:table-cell office:value-type="float" office:value="61.7024" calcext:value-type="float">
            <text:p>61.7024</text:p>
          </table:table-cell>
          <table:table-cell office:value-type="float" office:value="0.638562" calcext:value-type="float">
            <text:p>0.63856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-0.62918" calcext:value-type="float">
            <text:p>-0.62918</text:p>
          </table:table-cell>
          <table:table-cell office:value-type="float" office:value="0.62918" calcext:value-type="float">
            <text:p>0.62918</text:p>
          </table:table-cell>
          <table:table-cell office:value-type="float" office:value="0.403424" calcext:value-type="float">
            <text:p>0.403424</text:p>
          </table:table-cell>
          <table:table-cell office:value-type="float" office:value="0.174205" calcext:value-type="float">
            <text:p>0.174205</text:p>
          </table:table-cell>
          <table:table-cell office:value-type="float" office:value="15.3361" calcext:value-type="float">
            <text:p>15.3361</text:p>
          </table:table-cell>
          <table:table-cell office:value-type="float" office:value="40.8496" calcext:value-type="float">
            <text:p>40.8496</text:p>
          </table:table-cell>
          <table:table-cell office:value-type="float" office:value="0.643208" calcext:value-type="float">
            <text:p>0.64320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-0.903926" calcext:value-type="float">
            <text:p>-0.903926</text:p>
          </table:table-cell>
          <table:table-cell office:value-type="float" office:value="0.903926" calcext:value-type="float">
            <text:p>0.903926</text:p>
          </table:table-cell>
          <table:table-cell office:value-type="float" office:value="0.820939" calcext:value-type="float">
            <text:p>0.820939</text:p>
          </table:table-cell>
          <table:table-cell office:value-type="float" office:value="0.68565" calcext:value-type="float">
            <text:p>0.68565</text:p>
          </table:table-cell>
          <table:table-cell office:value-type="float" office:value="5.38295" calcext:value-type="float">
            <text:p>5.38295</text:p>
          </table:table-cell>
          <table:table-cell office:value-type="float" office:value="99.3437" calcext:value-type="float">
            <text:p>99.3437</text:p>
          </table:table-cell>
          <table:table-cell office:value-type="float" office:value="0.660875" calcext:value-type="float">
            <text:p>0.66087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-0.956494" calcext:value-type="float">
            <text:p>-0.956494</text:p>
          </table:table-cell>
          <table:table-cell office:value-type="float" office:value="0.956494" calcext:value-type="float">
            <text:p>0.956494</text:p>
          </table:table-cell>
          <table:table-cell office:value-type="float" office:value="0.914942" calcext:value-type="float">
            <text:p>0.914942</text:p>
          </table:table-cell>
          <table:table-cell office:value-type="float" office:value="0.837344" calcext:value-type="float">
            <text:p>0.837344</text:p>
          </table:table-cell>
          <table:table-cell office:value-type="float" office:value="0.089758" calcext:value-type="float">
            <text:p>0.089758</text:p>
          </table:table-cell>
          <table:table-cell office:value-type="float" office:value="813.83" calcext:value-type="float">
            <text:p>813.83</text:p>
          </table:table-cell>
          <table:table-cell office:value-type="float" office:value="0.666577" calcext:value-type="float">
            <text:p>0.66657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-0.957021" calcext:value-type="float">
            <text:p>-0.957021</text:p>
          </table:table-cell>
          <table:table-cell office:value-type="float" office:value="0.957021" calcext:value-type="float">
            <text:p>0.957021</text:p>
          </table:table-cell>
          <table:table-cell office:value-type="float" office:value="0.915941" calcext:value-type="float">
            <text:p>0.915941</text:p>
          </table:table-cell>
          <table:table-cell office:value-type="float" office:value="0.839133" calcext:value-type="float">
            <text:p>0.839133</text:p>
          </table:table-cell>
          <table:table-cell office:value-type="float" office:value="0.0855938" calcext:value-type="float">
            <text:p>0.0855938</text:p>
          </table:table-cell>
          <table:table-cell office:value-type="float" office:value="833.847" calcext:value-type="float">
            <text:p>833.847</text:p>
          </table:table-cell>
          <table:table-cell office:value-type="float" office:value="0.666593" calcext:value-type="float">
            <text:p>0.66659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office:value-type="float" office:value="-0.957815" calcext:value-type="float">
            <text:p>-0.957815</text:p>
          </table:table-cell>
          <table:table-cell office:value-type="float" office:value="0.957815" calcext:value-type="float">
            <text:p>0.957815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41916" calcext:value-type="float">
            <text:p>0.841916</text:p>
          </table:table-cell>
          <table:table-cell office:value-type="float" office:value="0.0786345" calcext:value-type="float">
            <text:p>0.0786345</text:p>
          </table:table-cell>
          <table:table-cell office:value-type="float" office:value="870.687" calcext:value-type="float">
            <text:p>870.687</text:p>
          </table:table-cell>
          <table:table-cell office:value-type="float" office:value="0.666594" calcext:value-type="float">
            <text:p>0.66659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-0.956694" calcext:value-type="float">
            <text:p>-0.956694</text:p>
          </table:table-cell>
          <table:table-cell office:value-type="float" office:value="0.956694" calcext:value-type="float">
            <text:p>0.956694</text:p>
          </table:table-cell>
          <table:table-cell office:value-type="float" office:value="0.91532" calcext:value-type="float">
            <text:p>0.91532</text:p>
          </table:table-cell>
          <table:table-cell office:value-type="float" office:value="0.838014" calcext:value-type="float">
            <text:p>0.838014</text:p>
          </table:table-cell>
          <table:table-cell office:value-type="float" office:value="0.0862729" calcext:value-type="float">
            <text:p>0.0862729</text:p>
          </table:table-cell>
          <table:table-cell office:value-type="float" office:value="830.277" calcext:value-type="float">
            <text:p>830.277</text:p>
          </table:table-cell>
          <table:table-cell office:value-type="float" office:value="0.666585" calcext:value-type="float">
            <text:p>0.66658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-0.957115" calcext:value-type="float">
            <text:p>-0.957115</text:p>
          </table:table-cell>
          <table:table-cell office:value-type="float" office:value="0.957115" calcext:value-type="float">
            <text:p>0.957115</text:p>
          </table:table-cell>
          <table:table-cell office:value-type="float" office:value="0.916123" calcext:value-type="float">
            <text:p>0.916123</text:p>
          </table:table-cell>
          <table:table-cell office:value-type="float" office:value="0.839474" calcext:value-type="float">
            <text:p>0.839474</text:p>
          </table:table-cell>
          <table:table-cell office:value-type="float" office:value="0.0855743" calcext:value-type="float">
            <text:p>0.0855743</text:p>
          </table:table-cell>
          <table:table-cell office:value-type="float" office:value="834.025" calcext:value-type="float">
            <text:p>834.025</text:p>
          </table:table-cell>
          <table:table-cell office:value-type="float" office:value="0.66659" calcext:value-type="float">
            <text:p>0.6665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-0.957316" calcext:value-type="float">
            <text:p>-0.957316</text:p>
          </table:table-cell>
          <table:table-cell office:value-type="float" office:value="0.957316" calcext:value-type="float">
            <text:p>0.957316</text:p>
          </table:table-cell>
          <table:table-cell office:value-type="float" office:value="0.916506" calcext:value-type="float">
            <text:p>0.916506</text:p>
          </table:table-cell>
          <table:table-cell office:value-type="float" office:value="0.840173" calcext:value-type="float">
            <text:p>0.840173</text:p>
          </table:table-cell>
          <table:table-cell office:value-type="float" office:value="0.083134" calcext:value-type="float">
            <text:p>0.083134</text:p>
          </table:table-cell>
          <table:table-cell office:value-type="float" office:value="846.356" calcext:value-type="float">
            <text:p>846.356</text:p>
          </table:table-cell>
          <table:table-cell office:value-type="float" office:value="0.666592" calcext:value-type="float">
            <text:p>0.66659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-0.957221" calcext:value-type="float">
            <text:p>-0.957221</text:p>
          </table:table-cell>
          <table:table-cell office:value-type="float" office:value="0.957221" calcext:value-type="float">
            <text:p>0.957221</text:p>
          </table:table-cell>
          <table:table-cell office:value-type="float" office:value="0.916324" calcext:value-type="float">
            <text:p>0.916324</text:p>
          </table:table-cell>
          <table:table-cell office:value-type="float" office:value="0.839844" calcext:value-type="float">
            <text:p>0.839844</text:p>
          </table:table-cell>
          <table:table-cell office:value-type="float" office:value="0.0859092" calcext:value-type="float">
            <text:p>0.0859092</text:p>
          </table:table-cell>
          <table:table-cell office:value-type="float" office:value="832.489" calcext:value-type="float">
            <text:p>832.489</text:p>
          </table:table-cell>
          <table:table-cell office:value-type="float" office:value="0.66659" calcext:value-type="float">
            <text:p>0.6665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office:value-type="float" office:value="-0.957201" calcext:value-type="float">
            <text:p>-0.957201</text:p>
          </table:table-cell>
          <table:table-cell office:value-type="float" office:value="0.957201" calcext:value-type="float">
            <text:p>0.957201</text:p>
          </table:table-cell>
          <table:table-cell office:value-type="float" office:value="0.916286" calcext:value-type="float">
            <text:p>0.916286</text:p>
          </table:table-cell>
          <table:table-cell office:value-type="float" office:value="0.839774" calcext:value-type="float">
            <text:p>0.839774</text:p>
          </table:table-cell>
          <table:table-cell office:value-type="float" office:value="0.0853212" calcext:value-type="float">
            <text:p>0.0853212</text:p>
          </table:table-cell>
          <table:table-cell office:value-type="float" office:value="835.336" calcext:value-type="float">
            <text:p>835.336</text:p>
          </table:table-cell>
          <table:table-cell office:value-type="float" office:value="0.66659" calcext:value-type="float">
            <text:p>0.6665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-0.95724" calcext:value-type="float">
            <text:p>-0.95724</text:p>
          </table:table-cell>
          <table:table-cell office:value-type="float" office:value="0.95724" calcext:value-type="float">
            <text:p>0.95724</text:p>
          </table:table-cell>
          <table:table-cell office:value-type="float" office:value="0.916362" calcext:value-type="float">
            <text:p>0.916362</text:p>
          </table:table-cell>
          <table:table-cell office:value-type="float" office:value="0.839912" calcext:value-type="float">
            <text:p>0.839912</text:p>
          </table:table-cell>
          <table:table-cell office:value-type="float" office:value="0.0850996" calcext:value-type="float">
            <text:p>0.0850996</text:p>
          </table:table-cell>
          <table:table-cell office:value-type="float" office:value="836.457" calcext:value-type="float">
            <text:p>836.457</text:p>
          </table:table-cell>
          <table:table-cell office:value-type="float" office:value="0.66659" calcext:value-type="float">
            <text:p>0.6665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-0.957231" calcext:value-type="float">
            <text:p>-0.957231</text:p>
          </table:table-cell>
          <table:table-cell office:value-type="float" office:value="0.957231" calcext:value-type="float">
            <text:p>0.957231</text:p>
          </table:table-cell>
          <table:table-cell office:value-type="float" office:value="0.916344" calcext:value-type="float">
            <text:p>0.916344</text:p>
          </table:table-cell>
          <table:table-cell office:value-type="float" office:value="0.839881" calcext:value-type="float">
            <text:p>0.839881</text:p>
          </table:table-cell>
          <table:table-cell office:value-type="float" office:value="0.0845794" calcext:value-type="float">
            <text:p>0.0845794</text:p>
          </table:table-cell>
          <table:table-cell office:value-type="float" office:value="839.018" calcext:value-type="float">
            <text:p>839.018</text:p>
          </table:table-cell>
          <table:table-cell office:value-type="float" office:value="0.66659" calcext:value-type="float">
            <text:p>0.6665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office:value-type="float" office:value="-0.957223" calcext:value-type="float">
            <text:p>-0.957223</text:p>
          </table:table-cell>
          <table:table-cell office:value-type="float" office:value="0.957223" calcext:value-type="float">
            <text:p>0.957223</text:p>
          </table:table-cell>
          <table:table-cell office:value-type="float" office:value="0.916329" calcext:value-type="float">
            <text:p>0.916329</text:p>
          </table:table-cell>
          <table:table-cell office:value-type="float" office:value="0.839853" calcext:value-type="float">
            <text:p>0.839853</text:p>
          </table:table-cell>
          <table:table-cell office:value-type="float" office:value="0.0848983" calcext:value-type="float">
            <text:p>0.0848983</text:p>
          </table:table-cell>
          <table:table-cell office:value-type="float" office:value="837.433" calcext:value-type="float">
            <text:p>837.433</text:p>
          </table:table-cell>
          <table:table-cell office:value-type="float" office:value="0.666589" calcext:value-type="float">
            <text:p>0.66658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float" office:value="-0.957219" calcext:value-type="float">
            <text:p>-0.957219</text:p>
          </table:table-cell>
          <table:table-cell office:value-type="float" office:value="0.957219" calcext:value-type="float">
            <text:p>0.957219</text:p>
          </table:table-cell>
          <table:table-cell office:value-type="float" office:value="0.916321" calcext:value-type="float">
            <text:p>0.916321</text:p>
          </table:table-cell>
          <table:table-cell office:value-type="float" office:value="0.839839" calcext:value-type="float">
            <text:p>0.839839</text:p>
          </table:table-cell>
          <table:table-cell office:value-type="float" office:value="0.0849013" calcext:value-type="float">
            <text:p>0.0849013</text:p>
          </table:table-cell>
          <table:table-cell office:value-type="float" office:value="837.415" calcext:value-type="float">
            <text:p>837.415</text:p>
          </table:table-cell>
          <table:table-cell office:value-type="float" office:value="0.666589" calcext:value-type="float">
            <text:p>0.66658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-0.957196" calcext:value-type="float">
            <text:p>-0.957196</text:p>
          </table:table-cell>
          <table:table-cell office:value-type="float" office:value="0.957196" calcext:value-type="float">
            <text:p>0.957196</text:p>
          </table:table-cell>
          <table:table-cell office:value-type="float" office:value="0.916278" calcext:value-type="float">
            <text:p>0.916278</text:p>
          </table:table-cell>
          <table:table-cell office:value-type="float" office:value="0.83976" calcext:value-type="float">
            <text:p>0.83976</text:p>
          </table:table-cell>
          <table:table-cell office:value-type="float" office:value="0.0848763" calcext:value-type="float">
            <text:p>0.0848763</text:p>
          </table:table-cell>
          <table:table-cell office:value-type="float" office:value="837.519" calcext:value-type="float">
            <text:p>837.519</text:p>
          </table:table-cell>
          <table:table-cell office:value-type="float" office:value="0.666589" calcext:value-type="float">
            <text:p>0.6665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25" calcext:value-type="float">
            <text:p>0.02625</text:p>
          </table:table-cell>
          <table:table-cell office:value-type="float" office:value="0.000689062" calcext:value-type="float">
            <text:p>0.000689062</text:p>
          </table:table-cell>
          <table:table-cell office:value-type="float" office:value="0.000000474807" calcext:value-type="float">
            <text:p>4.74807E-07</text:p>
          </table:table-cell>
          <table:table-cell office:value-type="float" office:value="3.77469" calcext:value-type="float">
            <text:p>3.7746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75" calcext:value-type="float">
            <text:p>0.0575</text:p>
          </table:table-cell>
          <table:table-cell office:value-type="float" office:value="0.00332031" calcext:value-type="float">
            <text:p>0.00332031</text:p>
          </table:table-cell>
          <table:table-cell office:value-type="float" office:value="0.0000112105" calcext:value-type="float">
            <text:p>1.12105E-05</text:p>
          </table:table-cell>
          <table:table-cell office:value-type="float" office:value="13.1369" calcext:value-type="float">
            <text:p>13.1369</text:p>
          </table:table-cell>
          <table:table-cell office:value-type="string" calcext:value-type="string">
            <text:p>-nan</text:p>
          </table:table-cell>
          <table:table-cell office:value-type="float" office:value="0.661044" calcext:value-type="float">
            <text:p>0.66104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75" calcext:value-type="float">
            <text:p>0.0575</text:p>
          </table:table-cell>
          <table:table-cell office:value-type="float" office:value="0.00341172" calcext:value-type="float">
            <text:p>0.00341172</text:p>
          </table:table-cell>
          <table:table-cell office:value-type="float" office:value="0.0000133081" calcext:value-type="float">
            <text:p>1.33081E-05</text:p>
          </table:table-cell>
          <table:table-cell office:value-type="float" office:value="34.2765" calcext:value-type="float">
            <text:p>34.2765</text:p>
          </table:table-cell>
          <table:table-cell office:value-type="string" calcext:value-type="string">
            <text:p>-nan</text:p>
          </table:table-cell>
          <table:table-cell office:value-type="float" office:value="0.618893" calcext:value-type="float">
            <text:p>0.618893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64063" calcext:value-type="float">
            <text:p>0.0364063</text:p>
          </table:table-cell>
          <table:table-cell office:value-type="float" office:value="0.00162285" calcext:value-type="float">
            <text:p>0.00162285</text:p>
          </table:table-cell>
          <table:table-cell office:value-type="float" office:value="0.00000485404" calcext:value-type="float">
            <text:p>4.85404E-06</text:p>
          </table:table-cell>
          <table:table-cell office:value-type="float" office:value="84.1653" calcext:value-type="float">
            <text:p>84.1653</text:p>
          </table:table-cell>
          <table:table-cell office:value-type="string" calcext:value-type="string">
            <text:p>-nan</text:p>
          </table:table-cell>
          <table:table-cell office:value-type="float" office:value="0.385638" calcext:value-type="float">
            <text:p>0.38563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17969" calcext:value-type="float">
            <text:p>0.117969</text:p>
          </table:table-cell>
          <table:table-cell office:value-type="float" office:value="0.0149369" calcext:value-type="float">
            <text:p>0.0149369</text:p>
          </table:table-cell>
          <table:table-cell office:value-type="float" office:value="0.000283797" calcext:value-type="float">
            <text:p>0.000283797</text:p>
          </table:table-cell>
          <table:table-cell office:value-type="float" office:value="177.784" calcext:value-type="float">
            <text:p>177.784</text:p>
          </table:table-cell>
          <table:table-cell office:value-type="string" calcext:value-type="string">
            <text:p>-nan</text:p>
          </table:table-cell>
          <table:table-cell office:value-type="float" office:value="0.576001" calcext:value-type="float">
            <text:p>0.57600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4844" calcext:value-type="float">
            <text:p>0.374844</text:p>
          </table:table-cell>
          <table:table-cell office:value-type="float" office:value="0.158903" calcext:value-type="float">
            <text:p>0.158903</text:p>
          </table:table-cell>
          <table:table-cell office:value-type="float" office:value="0.036674" calcext:value-type="float">
            <text:p>0.036674</text:p>
          </table:table-cell>
          <table:table-cell office:value-type="float" office:value="184.611" calcext:value-type="float">
            <text:p>184.611</text:p>
          </table:table-cell>
          <table:table-cell office:value-type="float" office:value="3.91389" calcext:value-type="float">
            <text:p>3.91389</text:p>
          </table:table-cell>
          <table:table-cell office:value-type="float" office:value="0.515855" calcext:value-type="float">
            <text:p>0.51585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80215" calcext:value-type="float">
            <text:p>0.880215</text:p>
          </table:table-cell>
          <table:table-cell office:value-type="float" office:value="0.781306" calcext:value-type="float">
            <text:p>0.781306</text:p>
          </table:table-cell>
          <table:table-cell office:value-type="float" office:value="0.628206" calcext:value-type="float">
            <text:p>0.628206</text:p>
          </table:table-cell>
          <table:table-cell office:value-type="float" office:value="10.5858" calcext:value-type="float">
            <text:p>10.5858</text:p>
          </table:table-cell>
          <table:table-cell office:value-type="float" office:value="68.9586" calcext:value-type="float">
            <text:p>68.9586</text:p>
          </table:table-cell>
          <table:table-cell office:value-type="float" office:value="0.656965" calcext:value-type="float">
            <text:p>0.65696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35742" calcext:value-type="float">
            <text:p>0.935742</text:p>
          </table:table-cell>
          <table:table-cell office:value-type="float" office:value="0.87571" calcext:value-type="float">
            <text:p>0.87571</text:p>
          </table:table-cell>
          <table:table-cell office:value-type="float" office:value="0.767207" calcext:value-type="float">
            <text:p>0.767207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708.219" calcext:value-type="float">
            <text:p>708.219</text:p>
          </table:table-cell>
          <table:table-cell office:value-type="float" office:value="0.66652" calcext:value-type="float">
            <text:p>0.66652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36792" calcext:value-type="float">
            <text:p>0.936792</text:p>
          </table:table-cell>
          <table:table-cell office:value-type="float" office:value="0.877652" calcext:value-type="float">
            <text:p>0.877652</text:p>
          </table:table-cell>
          <table:table-cell office:value-type="float" office:value="0.77053" calcext:value-type="float">
            <text:p>0.77053</text:p>
          </table:table-cell>
          <table:table-cell office:value-type="float" office:value="0.123543" calcext:value-type="float">
            <text:p>0.123543</text:p>
          </table:table-cell>
          <table:table-cell office:value-type="float" office:value="679.39" calcext:value-type="float">
            <text:p>679.39</text:p>
          </table:table-cell>
          <table:table-cell office:value-type="float" office:value="0.666556" calcext:value-type="float">
            <text:p>0.66655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36438" calcext:value-type="float">
            <text:p>0.936438</text:p>
          </table:table-cell>
          <table:table-cell office:value-type="float" office:value="0.876988" calcext:value-type="float">
            <text:p>0.876988</text:p>
          </table:table-cell>
          <table:table-cell office:value-type="float" office:value="0.76936" calcext:value-type="float">
            <text:p>0.76936</text:p>
          </table:table-cell>
          <table:table-cell office:value-type="float" office:value="0.134997" calcext:value-type="float">
            <text:p>0.134997</text:p>
          </table:table-cell>
          <table:table-cell office:value-type="float" office:value="649.681" calcext:value-type="float">
            <text:p>649.681</text:p>
          </table:table-cell>
          <table:table-cell office:value-type="float" office:value="0.666557" calcext:value-type="float">
            <text:p>0.66655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35647" calcext:value-type="float">
            <text:p>0.935647</text:p>
          </table:table-cell>
          <table:table-cell office:value-type="float" office:value="0.875517" calcext:value-type="float">
            <text:p>0.875517</text:p>
          </table:table-cell>
          <table:table-cell office:value-type="float" office:value="0.766816" calcext:value-type="float">
            <text:p>0.766816</text:p>
          </table:table-cell>
          <table:table-cell office:value-type="float" office:value="0.129537" calcext:value-type="float">
            <text:p>0.129537</text:p>
          </table:table-cell>
          <table:table-cell office:value-type="float" office:value="662.678" calcext:value-type="float">
            <text:p>662.678</text:p>
          </table:table-cell>
          <table:table-cell office:value-type="float" office:value="0.666542" calcext:value-type="float">
            <text:p>0.666542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35337" calcext:value-type="float">
            <text:p>0.935337</text:p>
          </table:table-cell>
          <table:table-cell office:value-type="float" office:value="0.874936" calcext:value-type="float">
            <text:p>0.874936</text:p>
          </table:table-cell>
          <table:table-cell office:value-type="float" office:value="0.765795" calcext:value-type="float">
            <text:p>0.765795</text:p>
          </table:table-cell>
          <table:table-cell office:value-type="float" office:value="0.130305" calcext:value-type="float">
            <text:p>0.130305</text:p>
          </table:table-cell>
          <table:table-cell office:value-type="float" office:value="660.503" calcext:value-type="float">
            <text:p>660.503</text:p>
          </table:table-cell>
          <table:table-cell office:value-type="float" office:value="0.666544" calcext:value-type="float">
            <text:p>0.66654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35229" calcext:value-type="float">
            <text:p>0.935229</text:p>
          </table:table-cell>
          <table:table-cell office:value-type="float" office:value="0.874733" calcext:value-type="float">
            <text:p>0.874733</text:p>
          </table:table-cell>
          <table:table-cell office:value-type="float" office:value="0.765437" calcext:value-type="float">
            <text:p>0.765437</text:p>
          </table:table-cell>
          <table:table-cell office:value-type="float" office:value="0.129362" calcext:value-type="float">
            <text:p>0.129362</text:p>
          </table:table-cell>
          <table:table-cell office:value-type="float" office:value="662.829" calcext:value-type="float">
            <text:p>662.829</text:p>
          </table:table-cell>
          <table:table-cell office:value-type="float" office:value="0.666545" calcext:value-type="float">
            <text:p>0.66654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35336" calcext:value-type="float">
            <text:p>0.935336</text:p>
          </table:table-cell>
          <table:table-cell office:value-type="float" office:value="0.874933" calcext:value-type="float">
            <text:p>0.874933</text:p>
          </table:table-cell>
          <table:table-cell office:value-type="float" office:value="0.765788" calcext:value-type="float">
            <text:p>0.765788</text:p>
          </table:table-cell>
          <table:table-cell office:value-type="float" office:value="0.128848" calcext:value-type="float">
            <text:p>0.128848</text:p>
          </table:table-cell>
          <table:table-cell office:value-type="float" office:value="664.225" calcext:value-type="float">
            <text:p>664.225</text:p>
          </table:table-cell>
          <table:table-cell office:value-type="float" office:value="0.666545" calcext:value-type="float">
            <text:p>0.66654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35561" calcext:value-type="float">
            <text:p>0.935561</text:p>
          </table:table-cell>
          <table:table-cell office:value-type="float" office:value="0.875354" calcext:value-type="float">
            <text:p>0.875354</text:p>
          </table:table-cell>
          <table:table-cell office:value-type="float" office:value="0.766527" calcext:value-type="float">
            <text:p>0.766527</text:p>
          </table:table-cell>
          <table:table-cell office:value-type="float" office:value="0.127946" calcext:value-type="float">
            <text:p>0.127946</text:p>
          </table:table-cell>
          <table:table-cell office:value-type="float" office:value="666.722" calcext:value-type="float">
            <text:p>666.722</text:p>
          </table:table-cell>
          <table:table-cell office:value-type="float" office:value="0.666544" calcext:value-type="float">
            <text:p>0.66654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35364" calcext:value-type="float">
            <text:p>0.935364</text:p>
          </table:table-cell>
          <table:table-cell office:value-type="float" office:value="0.874987" calcext:value-type="float">
            <text:p>0.874987</text:p>
          </table:table-cell>
          <table:table-cell office:value-type="float" office:value="0.765885" calcext:value-type="float">
            <text:p>0.765885</text:p>
          </table:table-cell>
          <table:table-cell office:value-type="float" office:value="0.130092" calcext:value-type="float">
            <text:p>0.130092</text:p>
          </table:table-cell>
          <table:table-cell office:value-type="float" office:value="661.062" calcext:value-type="float">
            <text:p>661.062</text:p>
          </table:table-cell>
          <table:table-cell office:value-type="float" office:value="0.666544" calcext:value-type="float">
            <text:p>0.66654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3538" calcext:value-type="float">
            <text:p>0.93538</text:p>
          </table:table-cell>
          <table:table-cell office:value-type="float" office:value="0.875016" calcext:value-type="float">
            <text:p>0.875016</text:p>
          </table:table-cell>
          <table:table-cell office:value-type="float" office:value="0.765933" calcext:value-type="float">
            <text:p>0.765933</text:p>
          </table:table-cell>
          <table:table-cell office:value-type="float" office:value="0.128877" calcext:value-type="float">
            <text:p>0.128877</text:p>
          </table:table-cell>
          <table:table-cell office:value-type="float" office:value="664.182" calcext:value-type="float">
            <text:p>664.182</text:p>
          </table:table-cell>
          <table:table-cell office:value-type="float" office:value="0.666545" calcext:value-type="float">
            <text:p>0.66654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35416" calcext:value-type="float">
            <text:p>0.935416</text:p>
          </table:table-cell>
          <table:table-cell office:value-type="float" office:value="0.875084" calcext:value-type="float">
            <text:p>0.875084</text:p>
          </table:table-cell>
          <table:table-cell office:value-type="float" office:value="0.766054" calcext:value-type="float">
            <text:p>0.766054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663.576" calcext:value-type="float">
            <text:p>663.576</text:p>
          </table:table-cell>
          <table:table-cell office:value-type="float" office:value="0.666544" calcext:value-type="float">
            <text:p>0.66654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35426" calcext:value-type="float">
            <text:p>0.935426</text:p>
          </table:table-cell>
          <table:table-cell office:value-type="float" office:value="0.875102" calcext:value-type="float">
            <text:p>0.875102</text:p>
          </table:table-cell>
          <table:table-cell office:value-type="float" office:value="0.766083" calcext:value-type="float">
            <text:p>0.766083</text:p>
          </table:table-cell>
          <table:table-cell office:value-type="float" office:value="0.12877" calcext:value-type="float">
            <text:p>0.12877</text:p>
          </table:table-cell>
          <table:table-cell office:value-type="float" office:value="664.489" calcext:value-type="float">
            <text:p>664.489</text:p>
          </table:table-cell>
          <table:table-cell office:value-type="float" office:value="0.666545" calcext:value-type="float">
            <text:p>0.666545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15" calcext:value-type="float">
            <text:p>0.935415</text:p>
          </table:table-cell>
          <table:table-cell office:value-type="float" office:value="0.875081" calcext:value-type="float">
            <text:p>0.875081</text:p>
          </table:table-cell>
          <table:table-cell office:value-type="float" office:value="0.766048" calcext:value-type="float">
            <text:p>0.766048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663.504" calcext:value-type="float">
            <text:p>663.504</text:p>
          </table:table-cell>
          <table:table-cell office:value-type="float" office:value="0.666544" calcext:value-type="float">
            <text:p>0.6665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00826563" calcext:value-type="float">
            <text:p>0.000826563</text:p>
          </table:table-cell>
          <table:table-cell office:value-type="float" office:value="0.000000683206" calcext:value-type="float">
            <text:p>6.83206E-07</text:p>
          </table:table-cell>
          <table:table-cell office:value-type="float" office:value="0.523446" calcext:value-type="float">
            <text:p>0.523446</text:p>
          </table:table-cell>
          <table:table-cell office:value-type="float" office:value="7.8737" calcext:value-type="float">
            <text:p>7.873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00347031" calcext:value-type="float">
            <text:p>0.00347031</text:p>
          </table:table-cell>
          <table:table-cell office:value-type="float" office:value="0.000015919" calcext:value-type="float">
            <text:p>1.5919E-05</text:p>
          </table:table-cell>
          <table:table-cell office:value-type="float" office:value="1.42319" calcext:value-type="float">
            <text:p>1.42319</text:p>
          </table:table-cell>
          <table:table-cell office:value-type="float" office:value="10.8551" calcext:value-type="float">
            <text:p>10.8551</text:p>
          </table:table-cell>
          <table:table-cell office:value-type="float" office:value="0.559386" calcext:value-type="float">
            <text:p>0.559386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-0.113437" calcext:value-type="float">
            <text:p>-0.113437</text:p>
          </table:table-cell>
          <table:table-cell office:value-type="float" office:value="0.113437" calcext:value-type="float">
            <text:p>0.113437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0016969" calcext:value-type="float">
            <text:p>0.00016969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13.9345" calcext:value-type="float">
            <text:p>13.9345</text:p>
          </table:table-cell>
          <table:table-cell office:value-type="float" office:value="0.661307" calcext:value-type="float">
            <text:p>0.66130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-0.148125" calcext:value-type="float">
            <text:p>-0.148125</text:p>
          </table:table-cell>
          <table:table-cell office:value-type="float" office:value="0.148125" calcext:value-type="float">
            <text:p>0.148125</text:p>
          </table:table-cell>
          <table:table-cell office:value-type="float" office:value="0.0220262" calcext:value-type="float">
            <text:p>0.0220262</text:p>
          </table:table-cell>
          <table:table-cell office:value-type="float" office:value="0.000492756" calcext:value-type="float">
            <text:p>0.000492756</text:p>
          </table:table-cell>
          <table:table-cell office:value-type="float" office:value="7.9003" calcext:value-type="float">
            <text:p>7.9003</text:p>
          </table:table-cell>
          <table:table-cell office:value-type="float" office:value="11.8554" calcext:value-type="float">
            <text:p>11.8554</text:p>
          </table:table-cell>
          <table:table-cell office:value-type="float" office:value="0.661442" calcext:value-type="float">
            <text:p>0.66144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-0.133047" calcext:value-type="float">
            <text:p>-0.133047</text:p>
          </table:table-cell>
          <table:table-cell office:value-type="float" office:value="0.133047" calcext:value-type="float">
            <text:p>0.133047</text:p>
          </table:table-cell>
          <table:table-cell office:value-type="float" office:value="0.0180167" calcext:value-type="float">
            <text:p>0.0180167</text:p>
          </table:table-cell>
          <table:table-cell office:value-type="float" office:value="0.000348265" calcext:value-type="float">
            <text:p>0.000348265</text:p>
          </table:table-cell>
          <table:table-cell office:value-type="float" office:value="17.3241" calcext:value-type="float">
            <text:p>17.3241</text:p>
          </table:table-cell>
          <table:table-cell office:value-type="float" office:value="5.19278" calcext:value-type="float">
            <text:p>5.19278</text:p>
          </table:table-cell>
          <table:table-cell office:value-type="float" office:value="0.642367" calcext:value-type="float">
            <text:p>0.64236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-0.244922" calcext:value-type="float">
            <text:p>-0.244922</text:p>
          </table:table-cell>
          <table:table-cell office:value-type="float" office:value="0.244922" calcext:value-type="float">
            <text:p>0.244922</text:p>
          </table:table-cell>
          <table:table-cell office:value-type="float" office:value="0.0632569" calcext:value-type="float">
            <text:p>0.0632569</text:p>
          </table:table-cell>
          <table:table-cell office:value-type="float" office:value="0.00471903" calcext:value-type="float">
            <text:p>0.00471903</text:p>
          </table:table-cell>
          <table:table-cell office:value-type="float" office:value="53.5039" calcext:value-type="float">
            <text:p>53.5039</text:p>
          </table:table-cell>
          <table:table-cell office:value-type="float" office:value="6.01764" calcext:value-type="float">
            <text:p>6.01764</text:p>
          </table:table-cell>
          <table:table-cell office:value-type="float" office:value="0.606889" calcext:value-type="float">
            <text:p>0.606889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-0.356465" calcext:value-type="float">
            <text:p>-0.356465</text:p>
          </table:table-cell>
          <table:table-cell office:value-type="float" office:value="0.356465" calcext:value-type="float">
            <text:p>0.356465</text:p>
          </table:table-cell>
          <table:table-cell office:value-type="float" office:value="0.13" calcext:value-type="float">
            <text:p>0.13</text:p>
          </table:table-cell>
          <table:table-cell office:value-type="float" office:value="0.0184271" calcext:value-type="float">
            <text:p>0.0184271</text:p>
          </table:table-cell>
          <table:table-cell office:value-type="float" office:value="142.362" calcext:value-type="float">
            <text:p>142.362</text:p>
          </table:table-cell>
          <table:table-cell office:value-type="float" office:value="4.32722" calcext:value-type="float">
            <text:p>4.32722</text:p>
          </table:table-cell>
          <table:table-cell office:value-type="float" office:value="0.636548" calcext:value-type="float">
            <text:p>0.63654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-0.751299" calcext:value-type="float">
            <text:p>-0.751299</text:p>
          </table:table-cell>
          <table:table-cell office:value-type="float" office:value="0.751299" calcext:value-type="float">
            <text:p>0.751299</text:p>
          </table:table-cell>
          <table:table-cell office:value-type="float" office:value="0.588397" calcext:value-type="float">
            <text:p>0.588397</text:p>
          </table:table-cell>
          <table:table-cell office:value-type="float" office:value="0.392387" calcext:value-type="float">
            <text:p>0.392387</text:p>
          </table:table-cell>
          <table:table-cell office:value-type="float" office:value="46.821" calcext:value-type="float">
            <text:p>46.821</text:p>
          </table:table-cell>
          <table:table-cell office:value-type="float" office:value="27.8563" calcext:value-type="float">
            <text:p>27.8563</text:p>
          </table:table-cell>
          <table:table-cell office:value-type="float" office:value="0.622208" calcext:value-type="float">
            <text:p>0.62220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-0.906724" calcext:value-type="float">
            <text:p>-0.906724</text:p>
          </table:table-cell>
          <table:table-cell office:value-type="float" office:value="0.906724" calcext:value-type="float">
            <text:p>0.906724</text:p>
          </table:table-cell>
          <table:table-cell office:value-type="float" office:value="0.822266" calcext:value-type="float">
            <text:p>0.822266</text:p>
          </table:table-cell>
          <table:table-cell office:value-type="float" office:value="0.676508" calcext:value-type="float">
            <text:p>0.676508</text:p>
          </table:table-cell>
          <table:table-cell office:value-type="float" office:value="0.201587" calcext:value-type="float">
            <text:p>0.201587</text:p>
          </table:table-cell>
          <table:table-cell office:value-type="float" office:value="514.788" calcext:value-type="float">
            <text:p>514.788</text:p>
          </table:table-cell>
          <table:table-cell office:value-type="float" office:value="0.666476" calcext:value-type="float">
            <text:p>0.666476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-0.90613" calcext:value-type="float">
            <text:p>-0.90613</text:p>
          </table:table-cell>
          <table:table-cell office:value-type="float" office:value="0.90613" calcext:value-type="float">
            <text:p>0.90613</text:p>
          </table:table-cell>
          <table:table-cell office:value-type="float" office:value="0.821195" calcext:value-type="float">
            <text:p>0.821195</text:p>
          </table:table-cell>
          <table:table-cell office:value-type="float" office:value="0.674764" calcext:value-type="float">
            <text:p>0.674764</text:p>
          </table:table-cell>
          <table:table-cell office:value-type="float" office:value="0.179465" calcext:value-type="float">
            <text:p>0.179465</text:p>
          </table:table-cell>
          <table:table-cell office:value-type="float" office:value="545.243" calcext:value-type="float">
            <text:p>545.243</text:p>
          </table:table-cell>
          <table:table-cell office:value-type="float" office:value="0.666468" calcext:value-type="float">
            <text:p>0.66646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-0.906505" calcext:value-type="float">
            <text:p>-0.906505</text:p>
          </table:table-cell>
          <table:table-cell office:value-type="float" office:value="0.906505" calcext:value-type="float">
            <text:p>0.906505</text:p>
          </table:table-cell>
          <table:table-cell office:value-type="float" office:value="0.821865" calcext:value-type="float">
            <text:p>0.821865</text:p>
          </table:table-cell>
          <table:table-cell office:value-type="float" office:value="0.675833" calcext:value-type="float">
            <text:p>0.675833</text:p>
          </table:table-cell>
          <table:table-cell office:value-type="float" office:value="0.190766" calcext:value-type="float">
            <text:p>0.190766</text:p>
          </table:table-cell>
          <table:table-cell office:value-type="float" office:value="529.06" calcext:value-type="float">
            <text:p>529.06</text:p>
          </table:table-cell>
          <table:table-cell office:value-type="float" office:value="0.666483" calcext:value-type="float">
            <text:p>0.66648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-0.906758" calcext:value-type="float">
            <text:p>-0.906758</text:p>
          </table:table-cell>
          <table:table-cell office:value-type="float" office:value="0.906758" calcext:value-type="float">
            <text:p>0.906758</text:p>
          </table:table-cell>
          <table:table-cell office:value-type="float" office:value="0.822326" calcext:value-type="float">
            <text:p>0.822326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196719" calcext:value-type="float">
            <text:p>0.196719</text:p>
          </table:table-cell>
          <table:table-cell office:value-type="float" office:value="521.139" calcext:value-type="float">
            <text:p>521.139</text:p>
          </table:table-cell>
          <table:table-cell office:value-type="float" office:value="0.66648" calcext:value-type="float">
            <text:p>0.6664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-0.906053" calcext:value-type="float">
            <text:p>-0.906053</text:p>
          </table:table-cell>
          <table:table-cell office:value-type="float" office:value="0.906053" calcext:value-type="float">
            <text:p>0.906053</text:p>
          </table:table-cell>
          <table:table-cell office:value-type="float" office:value="0.821053" calcext:value-type="float">
            <text:p>0.821053</text:p>
          </table:table-cell>
          <table:table-cell office:value-type="float" office:value="0.674526" calcext:value-type="float">
            <text:p>0.674526</text:p>
          </table:table-cell>
          <table:table-cell office:value-type="float" office:value="0.19324" calcext:value-type="float">
            <text:p>0.19324</text:p>
          </table:table-cell>
          <table:table-cell office:value-type="float" office:value="525.402" calcext:value-type="float">
            <text:p>525.402</text:p>
          </table:table-cell>
          <table:table-cell office:value-type="float" office:value="0.66647" calcext:value-type="float">
            <text:p>0.6664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-0.906601" calcext:value-type="float">
            <text:p>-0.906601</text:p>
          </table:table-cell>
          <table:table-cell office:value-type="float" office:value="0.906601" calcext:value-type="float">
            <text:p>0.906601</text:p>
          </table:table-cell>
          <table:table-cell office:value-type="float" office:value="0.822044" calcext:value-type="float">
            <text:p>0.822044</text:p>
          </table:table-cell>
          <table:table-cell office:value-type="float" office:value="0.676144" calcext:value-type="float">
            <text:p>0.676144</text:p>
          </table:table-cell>
          <table:table-cell office:value-type="float" office:value="0.192274" calcext:value-type="float">
            <text:p>0.192274</text:p>
          </table:table-cell>
          <table:table-cell office:value-type="float" office:value="527.039" calcext:value-type="float">
            <text:p>527.039</text:p>
          </table:table-cell>
          <table:table-cell office:value-type="float" office:value="0.666475" calcext:value-type="float">
            <text:p>0.66647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-0.906645" calcext:value-type="float">
            <text:p>-0.906645</text:p>
          </table:table-cell>
          <table:table-cell office:value-type="float" office:value="0.906645" calcext:value-type="float">
            <text:p>0.906645</text:p>
          </table:table-cell>
          <table:table-cell office:value-type="float" office:value="0.822125" calcext:value-type="float">
            <text:p>0.822125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189693" calcext:value-type="float">
            <text:p>0.189693</text:p>
          </table:table-cell>
          <table:table-cell office:value-type="float" office:value="530.639" calcext:value-type="float">
            <text:p>530.639</text:p>
          </table:table-cell>
          <table:table-cell office:value-type="float" office:value="0.666474" calcext:value-type="float">
            <text:p>0.666474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-0.906483" calcext:value-type="float">
            <text:p>-0.906483</text:p>
          </table:table-cell>
          <table:table-cell office:value-type="float" office:value="0.906483" calcext:value-type="float">
            <text:p>0.906483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675793" calcext:value-type="float">
            <text:p>0.675793</text:p>
          </table:table-cell>
          <table:table-cell office:value-type="float" office:value="0.192267" calcext:value-type="float">
            <text:p>0.192267</text:p>
          </table:table-cell>
          <table:table-cell office:value-type="float" office:value="526.979" calcext:value-type="float">
            <text:p>526.979</text:p>
          </table:table-cell>
          <table:table-cell office:value-type="float" office:value="0.666475" calcext:value-type="float">
            <text:p>0.66647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-0.906449" calcext:value-type="float">
            <text:p>-0.906449</text:p>
          </table:table-cell>
          <table:table-cell office:value-type="float" office:value="0.906449" calcext:value-type="float">
            <text:p>0.906449</text:p>
          </table:table-cell>
          <table:table-cell office:value-type="float" office:value="0.82177" calcext:value-type="float">
            <text:p>0.82177</text:p>
          </table:table-cell>
          <table:table-cell office:value-type="float" office:value="0.675696" calcext:value-type="float">
            <text:p>0.675696</text:p>
          </table:table-cell>
          <table:table-cell office:value-type="float" office:value="0.193111" calcext:value-type="float">
            <text:p>0.193111</text:p>
          </table:table-cell>
          <table:table-cell office:value-type="float" office:value="525.806" calcext:value-type="float">
            <text:p>525.806</text:p>
          </table:table-cell>
          <table:table-cell office:value-type="float" office:value="0.666474" calcext:value-type="float">
            <text:p>0.666474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-0.906454" calcext:value-type="float">
            <text:p>-0.906454</text:p>
          </table:table-cell>
          <table:table-cell office:value-type="float" office:value="0.906454" calcext:value-type="float">
            <text:p>0.906454</text:p>
          </table:table-cell>
          <table:table-cell office:value-type="float" office:value="0.821779" calcext:value-type="float">
            <text:p>0.821779</text:p>
          </table:table-cell>
          <table:table-cell office:value-type="float" office:value="0.675713" calcext:value-type="float">
            <text:p>0.675713</text:p>
          </table:table-cell>
          <table:table-cell office:value-type="float" office:value="0.191642" calcext:value-type="float">
            <text:p>0.191642</text:p>
          </table:table-cell>
          <table:table-cell office:value-type="float" office:value="527.822" calcext:value-type="float">
            <text:p>527.822</text:p>
          </table:table-cell>
          <table:table-cell office:value-type="float" office:value="0.666473" calcext:value-type="float">
            <text:p>0.66647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-0.906408" calcext:value-type="float">
            <text:p>-0.906408</text:p>
          </table:table-cell>
          <table:table-cell office:value-type="float" office:value="0.906408" calcext:value-type="float">
            <text:p>0.906408</text:p>
          </table:table-cell>
          <table:table-cell office:value-type="float" office:value="0.821695" calcext:value-type="float">
            <text:p>0.821695</text:p>
          </table:table-cell>
          <table:table-cell office:value-type="float" office:value="0.675574" calcext:value-type="float">
            <text:p>0.675574</text:p>
          </table:table-cell>
          <table:table-cell office:value-type="float" office:value="0.191992" calcext:value-type="float">
            <text:p>0.191992</text:p>
          </table:table-cell>
          <table:table-cell office:value-type="float" office:value="527.314" calcext:value-type="float">
            <text:p>527.314</text:p>
          </table:table-cell>
          <table:table-cell office:value-type="float" office:value="0.666473" calcext:value-type="float">
            <text:p>0.66647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-0.906451" calcext:value-type="float">
            <text:p>-0.906451</text:p>
          </table:table-cell>
          <table:table-cell office:value-type="float" office:value="0.906451" calcext:value-type="float">
            <text:p>0.906451</text:p>
          </table:table-cell>
          <table:table-cell office:value-type="float" office:value="0.821773" calcext:value-type="float">
            <text:p>0.821773</text:p>
          </table:table-cell>
          <table:table-cell office:value-type="float" office:value="0.675706" calcext:value-type="float">
            <text:p>0.675706</text:p>
          </table:table-cell>
          <table:table-cell office:value-type="float" office:value="0.191796" calcext:value-type="float">
            <text:p>0.191796</text:p>
          </table:table-cell>
          <table:table-cell office:value-type="float" office:value="527.608" calcext:value-type="float">
            <text:p>527.608</text:p>
          </table:table-cell>
          <table:table-cell office:value-type="float" office:value="0.666472" calcext:value-type="float">
            <text:p>0.666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75" calcext:value-type="float">
            <text:p>0.02375</text:p>
          </table:table-cell>
          <table:table-cell office:value-type="float" office:value="0.000564063" calcext:value-type="float">
            <text:p>0.000564063</text:p>
          </table:table-cell>
          <table:table-cell office:value-type="float" office:value="0.000000318167" calcext:value-type="float">
            <text:p>3.18167E-07</text:p>
          </table:table-cell>
          <table:table-cell office:value-type="float" office:value="0.593396" calcext:value-type="float">
            <text:p>0.593396</text:p>
          </table:table-cell>
          <table:table-cell office:value-type="float" office:value="4.59945" calcext:value-type="float">
            <text:p>4.5994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0160156" calcext:value-type="float">
            <text:p>0.00160156</text:p>
          </table:table-cell>
          <table:table-cell office:value-type="float" office:value="0.000002575" calcext:value-type="float">
            <text:p>2.575E-06</text:p>
          </table:table-cell>
          <table:table-cell office:value-type="float" office:value="0.362083" calcext:value-type="float">
            <text:p>0.362083</text:p>
          </table:table-cell>
          <table:table-cell office:value-type="float" office:value="15.71" calcext:value-type="float">
            <text:p>15.71</text:p>
          </table:table-cell>
          <table:table-cell office:value-type="float" office:value="0.665367" calcext:value-type="float">
            <text:p>0.66536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65625" calcext:value-type="float">
            <text:p>0.0665625</text:p>
          </table:table-cell>
          <table:table-cell office:value-type="float" office:value="0.0045707" calcext:value-type="float">
            <text:p>0.0045707</text:p>
          </table:table-cell>
          <table:table-cell office:value-type="float" office:value="0.0000236557" calcext:value-type="float">
            <text:p>2.36557E-05</text:p>
          </table:table-cell>
          <table:table-cell office:value-type="float" office:value="0.600713" calcext:value-type="float">
            <text:p>0.600713</text:p>
          </table:table-cell>
          <table:table-cell office:value-type="float" office:value="21.3026" calcext:value-type="float">
            <text:p>21.3026</text:p>
          </table:table-cell>
          <table:table-cell office:value-type="float" office:value="0.622559" calcext:value-type="float">
            <text:p>0.62255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1563" calcext:value-type="float">
            <text:p>0.141563</text:p>
          </table:table-cell>
          <table:table-cell office:value-type="float" office:value="0.0207773" calcext:value-type="float">
            <text:p>0.0207773</text:p>
          </table:table-cell>
          <table:table-cell office:value-type="float" office:value="0.000490072" calcext:value-type="float">
            <text:p>0.000490072</text:p>
          </table:table-cell>
          <table:table-cell office:value-type="float" office:value="11.7027" calcext:value-type="float">
            <text:p>11.7027</text:p>
          </table:table-cell>
          <table:table-cell office:value-type="float" office:value="8.64606" calcext:value-type="float">
            <text:p>8.64606</text:p>
          </table:table-cell>
          <table:table-cell office:value-type="float" office:value="0.621594" calcext:value-type="float">
            <text:p>0.62159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9297" calcext:value-type="float">
            <text:p>0.269297</text:p>
          </table:table-cell>
          <table:table-cell office:value-type="float" office:value="0.0750521" calcext:value-type="float">
            <text:p>0.0750521</text:p>
          </table:table-cell>
          <table:table-cell office:value-type="float" office:value="0.00637507" calcext:value-type="float">
            <text:p>0.00637507</text:p>
          </table:table-cell>
          <table:table-cell office:value-type="float" office:value="50.4699" calcext:value-type="float">
            <text:p>50.4699</text:p>
          </table:table-cell>
          <table:table-cell office:value-type="float" office:value="7.4844" calcext:value-type="float">
            <text:p>7.4844</text:p>
          </table:table-cell>
          <table:table-cell office:value-type="float" office:value="0.622742" calcext:value-type="float">
            <text:p>0.62274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66836" calcext:value-type="float">
            <text:p>0.466836</text:p>
          </table:table-cell>
          <table:table-cell office:value-type="float" office:value="0.220574" calcext:value-type="float">
            <text:p>0.220574</text:p>
          </table:table-cell>
          <table:table-cell office:value-type="float" office:value="0.0507699" calcext:value-type="float">
            <text:p>0.0507699</text:p>
          </table:table-cell>
          <table:table-cell office:value-type="float" office:value="90.8834" calcext:value-type="float">
            <text:p>90.8834</text:p>
          </table:table-cell>
          <table:table-cell office:value-type="float" office:value="10.8209" calcext:value-type="float">
            <text:p>10.8209</text:p>
          </table:table-cell>
          <table:table-cell office:value-type="float" office:value="0.652162" calcext:value-type="float">
            <text:p>0.65216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53906" calcext:value-type="float">
            <text:p>0.653906</text:p>
          </table:table-cell>
          <table:table-cell office:value-type="float" office:value="0.435343" calcext:value-type="float">
            <text:p>0.435343</text:p>
          </table:table-cell>
          <table:table-cell office:value-type="float" office:value="0.20309" calcext:value-type="float">
            <text:p>0.20309</text:p>
          </table:table-cell>
          <table:table-cell office:value-type="float" office:value="45.8143" calcext:value-type="float">
            <text:p>45.8143</text:p>
          </table:table-cell>
          <table:table-cell office:value-type="float" office:value="24.0175" calcext:value-type="float">
            <text:p>24.0175</text:p>
          </table:table-cell>
          <table:table-cell office:value-type="float" office:value="0.642807" calcext:value-type="float">
            <text:p>0.64280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7623" calcext:value-type="float">
            <text:p>0.87623</text:p>
          </table:table-cell>
          <table:table-cell office:value-type="float" office:value="0.768166" calcext:value-type="float">
            <text:p>0.768166</text:p>
          </table:table-cell>
          <table:table-cell office:value-type="float" office:value="0.591228" calcext:value-type="float">
            <text:p>0.591228</text:p>
          </table:table-cell>
          <table:table-cell office:value-type="float" office:value="0.63223" calcext:value-type="float">
            <text:p>0.63223</text:p>
          </table:table-cell>
          <table:table-cell office:value-type="float" office:value="280.909" calcext:value-type="float">
            <text:p>280.909</text:p>
          </table:table-cell>
          <table:table-cell office:value-type="float" office:value="0.666018" calcext:value-type="float">
            <text:p>0.666018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8314" calcext:value-type="float">
            <text:p>0.88314</text:p>
          </table:table-cell>
          <table:table-cell office:value-type="float" office:value="0.780119" calcext:value-type="float">
            <text:p>0.780119</text:p>
          </table:table-cell>
          <table:table-cell office:value-type="float" office:value="0.609158" calcext:value-type="float">
            <text:p>0.609158</text:p>
          </table:table-cell>
          <table:table-cell office:value-type="float" office:value="0.231042" calcext:value-type="float">
            <text:p>0.231042</text:p>
          </table:table-cell>
          <table:table-cell office:value-type="float" office:value="468.362" calcext:value-type="float">
            <text:p>468.362</text:p>
          </table:table-cell>
          <table:table-cell office:value-type="float" office:value="0.666353" calcext:value-type="float">
            <text:p>0.66635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2776" calcext:value-type="float">
            <text:p>0.882776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608073" calcext:value-type="float">
            <text:p>0.608073</text:p>
          </table:table-cell>
          <table:table-cell office:value-type="float" office:value="0.254582" calcext:value-type="float">
            <text:p>0.254582</text:p>
          </table:table-cell>
          <table:table-cell office:value-type="float" office:value="445.99" calcext:value-type="float">
            <text:p>445.99</text:p>
          </table:table-cell>
          <table:table-cell office:value-type="float" office:value="0.666383" calcext:value-type="float">
            <text:p>0.66638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84343" calcext:value-type="float">
            <text:p>0.884343</text:p>
          </table:table-cell>
          <table:table-cell office:value-type="float" office:value="0.782222" calcext:value-type="float">
            <text:p>0.782222</text:p>
          </table:table-cell>
          <table:table-cell office:value-type="float" office:value="0.612367" calcext:value-type="float">
            <text:p>0.612367</text:p>
          </table:table-cell>
          <table:table-cell office:value-type="float" office:value="0.243648" calcext:value-type="float">
            <text:p>0.243648</text:p>
          </table:table-cell>
          <table:table-cell office:value-type="float" office:value="456.697" calcext:value-type="float">
            <text:p>456.697</text:p>
          </table:table-cell>
          <table:table-cell office:value-type="float" office:value="0.666396" calcext:value-type="float">
            <text:p>0.666396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84747" calcext:value-type="float">
            <text:p>0.884747</text:p>
          </table:table-cell>
          <table:table-cell office:value-type="float" office:value="0.782926" calcext:value-type="float">
            <text:p>0.782926</text:p>
          </table:table-cell>
          <table:table-cell office:value-type="float" office:value="0.613437" calcext:value-type="float">
            <text:p>0.613437</text:p>
          </table:table-cell>
          <table:table-cell office:value-type="float" office:value="0.247766" calcext:value-type="float">
            <text:p>0.247766</text:p>
          </table:table-cell>
          <table:table-cell office:value-type="float" office:value="453.089" calcext:value-type="float">
            <text:p>453.089</text:p>
          </table:table-cell>
          <table:table-cell office:value-type="float" office:value="0.666414" calcext:value-type="float">
            <text:p>0.66641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83839" calcext:value-type="float">
            <text:p>0.883839</text:p>
          </table:table-cell>
          <table:table-cell office:value-type="float" office:value="0.781326" calcext:value-type="float">
            <text:p>0.78132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0.250852" calcext:value-type="float">
            <text:p>0.250852</text:p>
          </table:table-cell>
          <table:table-cell office:value-type="float" office:value="449.832" calcext:value-type="float">
            <text:p>449.832</text:p>
          </table:table-cell>
          <table:table-cell office:value-type="float" office:value="0.666405" calcext:value-type="float">
            <text:p>0.6664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84113" calcext:value-type="float">
            <text:p>0.884113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611706" calcext:value-type="float">
            <text:p>0.611706</text:p>
          </table:table-cell>
          <table:table-cell office:value-type="float" office:value="0.246715" calcext:value-type="float">
            <text:p>0.246715</text:p>
          </table:table-cell>
          <table:table-cell office:value-type="float" office:value="453.729" calcext:value-type="float">
            <text:p>453.729</text:p>
          </table:table-cell>
          <table:table-cell office:value-type="float" office:value="0.666405" calcext:value-type="float">
            <text:p>0.6664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84263" calcext:value-type="float">
            <text:p>0.884263</text:p>
          </table:table-cell>
          <table:table-cell office:value-type="float" office:value="0.782076" calcext:value-type="float">
            <text:p>0.782076</text:p>
          </table:table-cell>
          <table:table-cell office:value-type="float" office:value="0.612125" calcext:value-type="float">
            <text:p>0.612125</text:p>
          </table:table-cell>
          <table:table-cell office:value-type="float" office:value="0.249287" calcext:value-type="float">
            <text:p>0.249287</text:p>
          </table:table-cell>
          <table:table-cell office:value-type="float" office:value="451.459" calcext:value-type="float">
            <text:p>451.459</text:p>
          </table:table-cell>
          <table:table-cell office:value-type="float" office:value="0.666403" calcext:value-type="float">
            <text:p>0.66640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84141" calcext:value-type="float">
            <text:p>0.884141</text:p>
          </table:table-cell>
          <table:table-cell office:value-type="float" office:value="0.781858" calcext:value-type="float">
            <text:p>0.781858</text:p>
          </table:table-cell>
          <table:table-cell office:value-type="float" office:value="0.611781" calcext:value-type="float">
            <text:p>0.611781</text:p>
          </table:table-cell>
          <table:table-cell office:value-type="float" office:value="0.247055" calcext:value-type="float">
            <text:p>0.247055</text:p>
          </table:table-cell>
          <table:table-cell office:value-type="float" office:value="453.431" calcext:value-type="float">
            <text:p>453.431</text:p>
          </table:table-cell>
          <table:table-cell office:value-type="float" office:value="0.666406" calcext:value-type="float">
            <text:p>0.666406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84347" calcext:value-type="float">
            <text:p>0.884347</text:p>
          </table:table-cell>
          <table:table-cell office:value-type="float" office:value="0.782224" calcext:value-type="float">
            <text:p>0.782224</text:p>
          </table:table-cell>
          <table:table-cell office:value-type="float" office:value="0.612354" calcext:value-type="float">
            <text:p>0.612354</text:p>
          </table:table-cell>
          <table:table-cell office:value-type="float" office:value="0.247141" calcext:value-type="float">
            <text:p>0.247141</text:p>
          </table:table-cell>
          <table:table-cell office:value-type="float" office:value="453.458" calcext:value-type="float">
            <text:p>453.458</text:p>
          </table:table-cell>
          <table:table-cell office:value-type="float" office:value="0.666405" calcext:value-type="float">
            <text:p>0.6664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84232" calcext:value-type="float">
            <text:p>0.884232</text:p>
          </table:table-cell>
          <table:table-cell office:value-type="float" office:value="0.78202" calcext:value-type="float">
            <text:p>0.78202</text:p>
          </table:table-cell>
          <table:table-cell office:value-type="float" office:value="0.612036" calcext:value-type="float">
            <text:p>0.612036</text:p>
          </table:table-cell>
          <table:table-cell office:value-type="float" office:value="0.247477" calcext:value-type="float">
            <text:p>0.247477</text:p>
          </table:table-cell>
          <table:table-cell office:value-type="float" office:value="453.091" calcext:value-type="float">
            <text:p>453.091</text:p>
          </table:table-cell>
          <table:table-cell office:value-type="float" office:value="0.666405" calcext:value-type="float">
            <text:p>0.6664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84299" calcext:value-type="float">
            <text:p>0.884299</text:p>
          </table:table-cell>
          <table:table-cell office:value-type="float" office:value="0.782139" calcext:value-type="float">
            <text:p>0.782139</text:p>
          </table:table-cell>
          <table:table-cell office:value-type="float" office:value="0.612222" calcext:value-type="float">
            <text:p>0.612222</text:p>
          </table:table-cell>
          <table:table-cell office:value-type="float" office:value="0.24562" calcext:value-type="float">
            <text:p>0.24562</text:p>
          </table:table-cell>
          <table:table-cell office:value-type="float" office:value="454.835" calcext:value-type="float">
            <text:p>454.835</text:p>
          </table:table-cell>
          <table:table-cell office:value-type="float" office:value="0.666405" calcext:value-type="float">
            <text:p>0.6664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06" calcext:value-type="float">
            <text:p>0.884306</text:p>
          </table:table-cell>
          <table:table-cell office:value-type="float" office:value="0.782151" calcext:value-type="float">
            <text:p>0.782151</text:p>
          </table:table-cell>
          <table:table-cell office:value-type="float" office:value="0.612242" calcext:value-type="float">
            <text:p>0.612242</text:p>
          </table:table-cell>
          <table:table-cell office:value-type="float" office:value="0.245995" calcext:value-type="float">
            <text:p>0.245995</text:p>
          </table:table-cell>
          <table:table-cell office:value-type="float" office:value="454.492" calcext:value-type="float">
            <text:p>454.492</text:p>
          </table:table-cell>
          <table:table-cell office:value-type="float" office:value="0.666404" calcext:value-type="float">
            <text:p>0.666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75" calcext:value-type="float">
            <text:p>0.0275</text:p>
          </table:table-cell>
          <table:table-cell office:value-type="float" office:value="0.00075625" calcext:value-type="float">
            <text:p>0.00075625</text:p>
          </table:table-cell>
          <table:table-cell office:value-type="float" office:value="0.000000571914" calcext:value-type="float">
            <text:p>5.71914E-07</text:p>
          </table:table-cell>
          <table:table-cell office:value-type="float" office:value="0.139767" calcext:value-type="float">
            <text:p>0.139767</text:p>
          </table:table-cell>
          <table:table-cell office:value-type="float" office:value="17.6345" calcext:value-type="float">
            <text:p>17.634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75" calcext:value-type="float">
            <text:p>0.0675</text:p>
          </table:table-cell>
          <table:table-cell office:value-type="float" office:value="0.0047125" calcext:value-type="float">
            <text:p>0.0047125</text:p>
          </table:table-cell>
          <table:table-cell office:value-type="float" office:value="0.0000250553" calcext:value-type="float">
            <text:p>2.50553E-05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13.5989" calcext:value-type="float">
            <text:p>13.5989</text:p>
          </table:table-cell>
          <table:table-cell office:value-type="float" office:value="0.623924" calcext:value-type="float">
            <text:p>0.62392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20313" calcext:value-type="float">
            <text:p>0.120313</text:p>
          </table:table-cell>
          <table:table-cell office:value-type="float" office:value="0.0147191" calcext:value-type="float">
            <text:p>0.0147191</text:p>
          </table:table-cell>
          <table:table-cell office:value-type="float" office:value="0.000230356" calcext:value-type="float">
            <text:p>0.000230356</text:p>
          </table:table-cell>
          <table:table-cell office:value-type="float" office:value="1.80893" calcext:value-type="float">
            <text:p>1.80893</text:p>
          </table:table-cell>
          <table:table-cell office:value-type="float" office:value="22.0934" calcext:value-type="float">
            <text:p>22.0934</text:p>
          </table:table-cell>
          <table:table-cell office:value-type="float" office:value="0.645584" calcext:value-type="float">
            <text:p>0.64558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51562" calcext:value-type="float">
            <text:p>0.151562</text:p>
          </table:table-cell>
          <table:table-cell office:value-type="float" office:value="0.0237164" calcext:value-type="float">
            <text:p>0.0237164</text:p>
          </table:table-cell>
          <table:table-cell office:value-type="float" office:value="0.000632419" calcext:value-type="float">
            <text:p>0.000632419</text:p>
          </table:table-cell>
          <table:table-cell office:value-type="float" office:value="9.09017" calcext:value-type="float">
            <text:p>9.09017</text:p>
          </table:table-cell>
          <table:table-cell office:value-type="float" office:value="11.3543" calcext:value-type="float">
            <text:p>11.3543</text:p>
          </table:table-cell>
          <table:table-cell office:value-type="float" office:value="0.625212" calcext:value-type="float">
            <text:p>0.62521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5547" calcext:value-type="float">
            <text:p>0.275547</text:p>
          </table:table-cell>
          <table:table-cell office:value-type="float" office:value="0.0783821" calcext:value-type="float">
            <text:p>0.0783821</text:p>
          </table:table-cell>
          <table:table-cell office:value-type="float" office:value="0.00689708" calcext:value-type="float">
            <text:p>0.00689708</text:p>
          </table:table-cell>
          <table:table-cell office:value-type="float" office:value="15.5784" calcext:value-type="float">
            <text:p>15.5784</text:p>
          </table:table-cell>
          <table:table-cell office:value-type="float" office:value="16.9212" calcext:value-type="float">
            <text:p>16.9212</text:p>
          </table:table-cell>
          <table:table-cell office:value-type="float" office:value="0.625795" calcext:value-type="float">
            <text:p>0.62579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46172" calcext:value-type="float">
            <text:p>0.446172</text:p>
          </table:table-cell>
          <table:table-cell office:value-type="float" office:value="0.201577" calcext:value-type="float">
            <text:p>0.201577</text:p>
          </table:table-cell>
          <table:table-cell office:value-type="float" office:value="0.0425181" calcext:value-type="float">
            <text:p>0.0425181</text:p>
          </table:table-cell>
          <table:table-cell office:value-type="float" office:value="2.647" calcext:value-type="float">
            <text:p>2.647</text:p>
          </table:table-cell>
          <table:table-cell office:value-type="float" office:value="70.0554" calcext:value-type="float">
            <text:p>70.0554</text:p>
          </table:table-cell>
          <table:table-cell office:value-type="float" office:value="0.651206" calcext:value-type="float">
            <text:p>0.651206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89805" calcext:value-type="float">
            <text:p>0.689805</text:p>
          </table:table-cell>
          <table:table-cell office:value-type="float" office:value="0.488311" calcext:value-type="float">
            <text:p>0.488311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2.39259" calcext:value-type="float">
            <text:p>2.39259</text:p>
          </table:table-cell>
          <table:table-cell office:value-type="float" office:value="114.983" calcext:value-type="float">
            <text:p>114.983</text:p>
          </table:table-cell>
          <table:table-cell office:value-type="float" office:value="0.634639" calcext:value-type="float">
            <text:p>0.63463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53662" calcext:value-type="float">
            <text:p>0.853662</text:p>
          </table:table-cell>
          <table:table-cell office:value-type="float" office:value="0.72898" calcext:value-type="float">
            <text:p>0.72898</text:p>
          </table:table-cell>
          <table:table-cell office:value-type="float" office:value="0.53211" calcext:value-type="float">
            <text:p>0.53211</text:p>
          </table:table-cell>
          <table:table-cell office:value-type="float" office:value="0.291611" calcext:value-type="float">
            <text:p>0.291611</text:p>
          </table:table-cell>
          <table:table-cell office:value-type="float" office:value="402.984" calcext:value-type="float">
            <text:p>402.984</text:p>
          </table:table-cell>
          <table:table-cell office:value-type="float" office:value="0.666229" calcext:value-type="float">
            <text:p>0.66622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55552" calcext:value-type="float">
            <text:p>0.855552</text:p>
          </table:table-cell>
          <table:table-cell office:value-type="float" office:value="0.732188" calcext:value-type="float">
            <text:p>0.732188</text:p>
          </table:table-cell>
          <table:table-cell office:value-type="float" office:value="0.536737" calcext:value-type="float">
            <text:p>0.536737</text:p>
          </table:table-cell>
          <table:table-cell office:value-type="float" office:value="0.317597" calcext:value-type="float">
            <text:p>0.317597</text:p>
          </table:table-cell>
          <table:table-cell office:value-type="float" office:value="386.991" calcext:value-type="float">
            <text:p>386.991</text:p>
          </table:table-cell>
          <table:table-cell office:value-type="float" office:value="0.66627" calcext:value-type="float">
            <text:p>0.6662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53176" calcext:value-type="float">
            <text:p>0.853176</text:p>
          </table:table-cell>
          <table:table-cell office:value-type="float" office:value="0.728113" calcext:value-type="float">
            <text:p>0.728113</text:p>
          </table:table-cell>
          <table:table-cell office:value-type="float" office:value="0.530738" calcext:value-type="float">
            <text:p>0.530738</text:p>
          </table:table-cell>
          <table:table-cell office:value-type="float" office:value="0.374392" calcext:value-type="float">
            <text:p>0.374392</text:p>
          </table:table-cell>
          <table:table-cell office:value-type="float" office:value="355.429" calcext:value-type="float">
            <text:p>355.429</text:p>
          </table:table-cell>
          <table:table-cell office:value-type="float" office:value="0.666296" calcext:value-type="float">
            <text:p>0.666296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55786" calcext:value-type="float">
            <text:p>0.855786</text:p>
          </table:table-cell>
          <table:table-cell office:value-type="float" office:value="0.732575" calcext:value-type="float">
            <text:p>0.732575</text:p>
          </table:table-cell>
          <table:table-cell office:value-type="float" office:value="0.537267" calcext:value-type="float">
            <text:p>0.537267</text:p>
          </table:table-cell>
          <table:table-cell office:value-type="float" office:value="0.321744" calcext:value-type="float">
            <text:p>0.321744</text:p>
          </table:table-cell>
          <table:table-cell office:value-type="float" office:value="384.59" calcext:value-type="float">
            <text:p>384.59</text:p>
          </table:table-cell>
          <table:table-cell office:value-type="float" office:value="0.666294" calcext:value-type="float">
            <text:p>0.66629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53183" calcext:value-type="float">
            <text:p>0.853183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530758" calcext:value-type="float">
            <text:p>0.530758</text:p>
          </table:table-cell>
          <table:table-cell office:value-type="float" office:value="0.351325" calcext:value-type="float">
            <text:p>0.351325</text:p>
          </table:table-cell>
          <table:table-cell office:value-type="float" office:value="366.918" calcext:value-type="float">
            <text:p>366.918</text:p>
          </table:table-cell>
          <table:table-cell office:value-type="float" office:value="0.666295" calcext:value-type="float">
            <text:p>0.66629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53806" calcext:value-type="float">
            <text:p>0.853806</text:p>
          </table:table-cell>
          <table:table-cell office:value-type="float" office:value="0.72921" calcext:value-type="float">
            <text:p>0.72921</text:p>
          </table:table-cell>
          <table:table-cell office:value-type="float" office:value="0.532401" calcext:value-type="float">
            <text:p>0.532401</text:p>
          </table:table-cell>
          <table:table-cell office:value-type="float" office:value="0.337649" calcext:value-type="float">
            <text:p>0.337649</text:p>
          </table:table-cell>
          <table:table-cell office:value-type="float" office:value="374.556" calcext:value-type="float">
            <text:p>374.556</text:p>
          </table:table-cell>
          <table:table-cell office:value-type="float" office:value="0.666257" calcext:value-type="float">
            <text:p>0.66625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54525" calcext:value-type="float">
            <text:p>0.854525</text:p>
          </table:table-cell>
          <table:table-cell office:value-type="float" office:value="0.730415" calcext:value-type="float">
            <text:p>0.730415</text:p>
          </table:table-cell>
          <table:table-cell office:value-type="float" office:value="0.534095" calcext:value-type="float">
            <text:p>0.534095</text:p>
          </table:table-cell>
          <table:table-cell office:value-type="float" office:value="0.320419" calcext:value-type="float">
            <text:p>0.320419</text:p>
          </table:table-cell>
          <table:table-cell office:value-type="float" office:value="384.816" calcext:value-type="float">
            <text:p>384.816</text:p>
          </table:table-cell>
          <table:table-cell office:value-type="float" office:value="0.666299" calcext:value-type="float">
            <text:p>0.66629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54287" calcext:value-type="float">
            <text:p>0.854287</text:p>
          </table:table-cell>
          <table:table-cell office:value-type="float" office:value="0.730013" calcext:value-type="float">
            <text:p>0.730013</text:p>
          </table:table-cell>
          <table:table-cell office:value-type="float" office:value="0.533519" calcext:value-type="float">
            <text:p>0.533519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373.05" calcext:value-type="float">
            <text:p>373.05</text:p>
          </table:table-cell>
          <table:table-cell office:value-type="float" office:value="0.666291" calcext:value-type="float">
            <text:p>0.666291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53993" calcext:value-type="float">
            <text:p>0.853993</text:p>
          </table:table-cell>
          <table:table-cell office:value-type="float" office:value="0.729518" calcext:value-type="float">
            <text:p>0.729518</text:p>
          </table:table-cell>
          <table:table-cell office:value-type="float" office:value="0.532818" calcext:value-type="float">
            <text:p>0.532818</text:p>
          </table:table-cell>
          <table:table-cell office:value-type="float" office:value="0.331316" calcext:value-type="float">
            <text:p>0.331316</text:p>
          </table:table-cell>
          <table:table-cell office:value-type="float" office:value="378.2" calcext:value-type="float">
            <text:p>378.2</text:p>
          </table:table-cell>
          <table:table-cell office:value-type="float" office:value="0.666277" calcext:value-type="float">
            <text:p>0.66627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54517" calcext:value-type="float">
            <text:p>0.854517</text:p>
          </table:table-cell>
          <table:table-cell office:value-type="float" office:value="0.730407" calcext:value-type="float">
            <text:p>0.730407</text:p>
          </table:table-cell>
          <table:table-cell office:value-type="float" office:value="0.534096" calcext:value-type="float">
            <text:p>0.534096</text:p>
          </table:table-cell>
          <table:table-cell office:value-type="float" office:value="0.331094" calcext:value-type="float">
            <text:p>0.331094</text:p>
          </table:table-cell>
          <table:table-cell office:value-type="float" office:value="378.558" calcext:value-type="float">
            <text:p>378.558</text:p>
          </table:table-cell>
          <table:table-cell office:value-type="float" office:value="0.66629" calcext:value-type="float">
            <text:p>0.6662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54241" calcext:value-type="float">
            <text:p>0.854241</text:p>
          </table:table-cell>
          <table:table-cell office:value-type="float" office:value="0.729935" calcext:value-type="float">
            <text:p>0.729935</text:p>
          </table:table-cell>
          <table:table-cell office:value-type="float" office:value="0.533409" calcext:value-type="float">
            <text:p>0.533409</text:p>
          </table:table-cell>
          <table:table-cell office:value-type="float" office:value="0.333196" calcext:value-type="float">
            <text:p>0.333196</text:p>
          </table:table-cell>
          <table:table-cell office:value-type="float" office:value="377.239" calcext:value-type="float">
            <text:p>377.239</text:p>
          </table:table-cell>
          <table:table-cell office:value-type="float" office:value="0.666289" calcext:value-type="float">
            <text:p>0.66628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54252" calcext:value-type="float">
            <text:p>0.854252</text:p>
          </table:table-cell>
          <table:table-cell office:value-type="float" office:value="0.729956" calcext:value-type="float">
            <text:p>0.729956</text:p>
          </table:table-cell>
          <table:table-cell office:value-type="float" office:value="0.533445" calcext:value-type="float">
            <text:p>0.533445</text:p>
          </table:table-cell>
          <table:table-cell office:value-type="float" office:value="0.334838" calcext:value-type="float">
            <text:p>0.334838</text:p>
          </table:table-cell>
          <table:table-cell office:value-type="float" office:value="376.318" calcext:value-type="float">
            <text:p>376.318</text:p>
          </table:table-cell>
          <table:table-cell office:value-type="float" office:value="0.666285" calcext:value-type="float">
            <text:p>0.66628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28" calcext:value-type="float">
            <text:p>0.854228</text:p>
          </table:table-cell>
          <table:table-cell office:value-type="float" office:value="0.729915" calcext:value-type="float">
            <text:p>0.729915</text:p>
          </table:table-cell>
          <table:table-cell office:value-type="float" office:value="0.533385" calcext:value-type="float">
            <text:p>0.533385</text:p>
          </table:table-cell>
          <table:table-cell office:value-type="float" office:value="0.334711" calcext:value-type="float">
            <text:p>0.334711</text:p>
          </table:table-cell>
          <table:table-cell office:value-type="float" office:value="376.379" calcext:value-type="float">
            <text:p>376.379</text:p>
          </table:table-cell>
          <table:table-cell office:value-type="float" office:value="0.666286" calcext:value-type="float">
            <text:p>0.666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0.00030625" calcext:value-type="float">
            <text:p>0.00030625</text:p>
          </table:table-cell>
          <table:table-cell office:value-type="float" office:value="0.0000000937891" calcext:value-type="float">
            <text:p>9.37891E-08</text:p>
          </table:table-cell>
          <table:table-cell office:value-type="float" office:value="0.0624233" calcext:value-type="float">
            <text:p>0.0624233</text:p>
          </table:table-cell>
          <table:table-cell office:value-type="float" office:value="16.6786" calcext:value-type="float">
            <text:p>16.6786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84631" calcext:value-type="float">
            <text:p>0.18463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1875" calcext:value-type="float">
            <text:p>0.021875</text:p>
          </table:table-cell>
          <table:table-cell office:value-type="float" office:value="0.000539844" calcext:value-type="float">
            <text:p>0.000539844</text:p>
          </table:table-cell>
          <table:table-cell office:value-type="float" office:value="0.000000400753" calcext:value-type="float">
            <text:p>4.00753E-07</text:p>
          </table:table-cell>
          <table:table-cell office:value-type="float" office:value="0.585877" calcext:value-type="float">
            <text:p>0.585877</text:p>
          </table:table-cell>
          <table:table-cell office:value-type="float" office:value="4.38881" calcext:value-type="float">
            <text:p>4.38881</text:p>
          </table:table-cell>
          <table:table-cell office:value-type="float" office:value="0.541626" calcext:value-type="float">
            <text:p>0.541626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4375" calcext:value-type="float">
            <text:p>0.004375</text:p>
          </table:table-cell>
          <table:table-cell office:value-type="float" office:value="0.0000835937" calcext:value-type="float">
            <text:p>8.35937E-05</text:p>
          </table:table-cell>
          <table:table-cell office:value-type="float" office:value="0.00000000889771" calcext:value-type="float">
            <text:p>8.89771E-09</text:p>
          </table:table-cell>
          <table:table-cell office:value-type="float" office:value="2.67183" calcext:value-type="float">
            <text:p>2.67183</text:p>
          </table:table-cell>
          <table:table-cell office:value-type="string" calcext:value-type="string">
            <text:p>-nan</text:p>
          </table:table-cell>
          <table:table-cell office:value-type="float" office:value="0.575567" calcext:value-type="float">
            <text:p>0.5755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43125" calcext:value-type="float">
            <text:p>0.043125</text:p>
          </table:table-cell>
          <table:table-cell office:value-type="float" office:value="0.00246738" calcext:value-type="float">
            <text:p>0.00246738</text:p>
          </table:table-cell>
          <table:table-cell office:value-type="float" office:value="0.0000109722" calcext:value-type="float">
            <text:p>1.09722E-05</text:p>
          </table:table-cell>
          <table:table-cell office:value-type="float" office:value="7.64944" calcext:value-type="float">
            <text:p>7.64944</text:p>
          </table:table-cell>
          <table:table-cell office:value-type="string" calcext:value-type="string">
            <text:p>-nan</text:p>
          </table:table-cell>
          <table:table-cell office:value-type="float" office:value="0.39924" calcext:value-type="float">
            <text:p>0.3992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55938" calcext:value-type="float">
            <text:p>0.155938</text:p>
          </table:table-cell>
          <table:table-cell office:value-type="float" office:value="0.0274356" calcext:value-type="float">
            <text:p>0.0274356</text:p>
          </table:table-cell>
          <table:table-cell office:value-type="float" office:value="0.00108363" calcext:value-type="float">
            <text:p>0.00108363</text:p>
          </table:table-cell>
          <table:table-cell office:value-type="float" office:value="32.145" calcext:value-type="float">
            <text:p>32.145</text:p>
          </table:table-cell>
          <table:table-cell office:value-type="float" office:value="3.85324" calcext:value-type="float">
            <text:p>3.85324</text:p>
          </table:table-cell>
          <table:table-cell office:value-type="float" office:value="0.520122" calcext:value-type="float">
            <text:p>0.520122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11016" calcext:value-type="float">
            <text:p>0.411016</text:p>
          </table:table-cell>
          <table:table-cell office:value-type="float" office:value="0.175441" calcext:value-type="float">
            <text:p>0.175441</text:p>
          </table:table-cell>
          <table:table-cell office:value-type="float" office:value="0.0347691" calcext:value-type="float">
            <text:p>0.0347691</text:p>
          </table:table-cell>
          <table:table-cell office:value-type="float" office:value="80.9905" calcext:value-type="float">
            <text:p>80.9905</text:p>
          </table:table-cell>
          <table:table-cell office:value-type="float" office:value="10.0072" calcext:value-type="float">
            <text:p>10.0072</text:p>
          </table:table-cell>
          <table:table-cell office:value-type="float" office:value="0.623459" calcext:value-type="float">
            <text:p>0.623459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27949" calcext:value-type="float">
            <text:p>0.727949</text:p>
          </table:table-cell>
          <table:table-cell office:value-type="float" office:value="0.536458" calcext:value-type="float">
            <text:p>0.536458</text:p>
          </table:table-cell>
          <table:table-cell office:value-type="float" office:value="0.300552" calcext:value-type="float">
            <text:p>0.300552</text:p>
          </table:table-cell>
          <table:table-cell office:value-type="float" office:value="16.449" calcext:value-type="float">
            <text:p>16.449</text:p>
          </table:table-cell>
          <table:table-cell office:value-type="float" office:value="45.5915" calcext:value-type="float">
            <text:p>45.5915</text:p>
          </table:table-cell>
          <table:table-cell office:value-type="float" office:value="0.651882" calcext:value-type="float">
            <text:p>0.651882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2126" calcext:value-type="float">
            <text:p>0.82126</text:p>
          </table:table-cell>
          <table:table-cell office:value-type="float" office:value="0.67482" calcext:value-type="float">
            <text:p>0.67482</text:p>
          </table:table-cell>
          <table:table-cell office:value-type="float" office:value="0.456329" calcext:value-type="float">
            <text:p>0.456329</text:p>
          </table:table-cell>
          <table:table-cell office:value-type="float" office:value="0.53939" calcext:value-type="float">
            <text:p>0.53939</text:p>
          </table:table-cell>
          <table:table-cell office:value-type="float" office:value="285.05" calcext:value-type="float">
            <text:p>285.05</text:p>
          </table:table-cell>
          <table:table-cell office:value-type="float" office:value="0.665973" calcext:value-type="float">
            <text:p>0.66597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20283" calcext:value-type="float">
            <text:p>0.820283</text:p>
          </table:table-cell>
          <table:table-cell office:value-type="float" office:value="0.673156" calcext:value-type="float">
            <text:p>0.673156</text:p>
          </table:table-cell>
          <table:table-cell office:value-type="float" office:value="0.453919" calcext:value-type="float">
            <text:p>0.453919</text:p>
          </table:table-cell>
          <table:table-cell office:value-type="float" office:value="0.452906" calcext:value-type="float">
            <text:p>0.452906</text:p>
          </table:table-cell>
          <table:table-cell office:value-type="float" office:value="310.706" calcext:value-type="float">
            <text:p>310.706</text:p>
          </table:table-cell>
          <table:table-cell office:value-type="float" office:value="0.666093" calcext:value-type="float">
            <text:p>0.66609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671035" calcext:value-type="float">
            <text:p>0.671035</text:p>
          </table:table-cell>
          <table:table-cell office:value-type="float" office:value="0.45102" calcext:value-type="float">
            <text:p>0.45102</text:p>
          </table:table-cell>
          <table:table-cell office:value-type="float" office:value="0.450658" calcext:value-type="float">
            <text:p>0.450658</text:p>
          </table:table-cell>
          <table:table-cell office:value-type="float" office:value="310.989" calcext:value-type="float">
            <text:p>310.989</text:p>
          </table:table-cell>
          <table:table-cell office:value-type="float" office:value="0.666125" calcext:value-type="float">
            <text:p>0.66612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1891" calcext:value-type="float">
            <text:p>0.81891</text:p>
          </table:table-cell>
          <table:table-cell office:value-type="float" office:value="0.670906" calcext:value-type="float">
            <text:p>0.670906</text:p>
          </table:table-cell>
          <table:table-cell office:value-type="float" office:value="0.450895" calcext:value-type="float">
            <text:p>0.450895</text:p>
          </table:table-cell>
          <table:table-cell office:value-type="float" office:value="0.462159" calcext:value-type="float">
            <text:p>0.462159</text:p>
          </table:table-cell>
          <table:table-cell office:value-type="float" office:value="307.064" calcext:value-type="float">
            <text:p>307.064</text:p>
          </table:table-cell>
          <table:table-cell office:value-type="float" office:value="0.666089" calcext:value-type="float">
            <text:p>0.666089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18309" calcext:value-type="float">
            <text:p>0.818309</text:p>
          </table:table-cell>
          <table:table-cell office:value-type="float" office:value="0.669928" calcext:value-type="float">
            <text:p>0.669928</text:p>
          </table:table-cell>
          <table:table-cell office:value-type="float" office:value="0.449598" calcext:value-type="float">
            <text:p>0.449598</text:p>
          </table:table-cell>
          <table:table-cell office:value-type="float" office:value="0.46672" calcext:value-type="float">
            <text:p>0.46672</text:p>
          </table:table-cell>
          <table:table-cell office:value-type="float" office:value="305.336" calcext:value-type="float">
            <text:p>305.336</text:p>
          </table:table-cell>
          <table:table-cell office:value-type="float" office:value="0.666076" calcext:value-type="float">
            <text:p>0.666076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18895" calcext:value-type="float">
            <text:p>0.818895</text:p>
          </table:table-cell>
          <table:table-cell office:value-type="float" office:value="0.670899" calcext:value-type="float">
            <text:p>0.670899</text:p>
          </table:table-cell>
          <table:table-cell office:value-type="float" office:value="0.450933" calcext:value-type="float">
            <text:p>0.450933</text:p>
          </table:table-cell>
          <table:table-cell office:value-type="float" office:value="0.475059" calcext:value-type="float">
            <text:p>0.475059</text:p>
          </table:table-cell>
          <table:table-cell office:value-type="float" office:value="302.862" calcext:value-type="float">
            <text:p>302.862</text:p>
          </table:table-cell>
          <table:table-cell office:value-type="float" office:value="0.666054" calcext:value-type="float">
            <text:p>0.66605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19261" calcext:value-type="float">
            <text:p>0.819261</text:p>
          </table:table-cell>
          <table:table-cell office:value-type="float" office:value="0.671492" calcext:value-type="float">
            <text:p>0.671492</text:p>
          </table:table-cell>
          <table:table-cell office:value-type="float" office:value="0.451711" calcext:value-type="float">
            <text:p>0.451711</text:p>
          </table:table-cell>
          <table:table-cell office:value-type="float" office:value="0.476828" calcext:value-type="float">
            <text:p>0.476828</text:p>
          </table:table-cell>
          <table:table-cell office:value-type="float" office:value="302.434" calcext:value-type="float">
            <text:p>302.434</text:p>
          </table:table-cell>
          <table:table-cell office:value-type="float" office:value="0.666068" calcext:value-type="float">
            <text:p>0.66606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19071" calcext:value-type="float">
            <text:p>0.819071</text:p>
          </table:table-cell>
          <table:table-cell office:value-type="float" office:value="0.671184" calcext:value-type="float">
            <text:p>0.671184</text:p>
          </table:table-cell>
          <table:table-cell office:value-type="float" office:value="0.451311" calcext:value-type="float">
            <text:p>0.451311</text:p>
          </table:table-cell>
          <table:table-cell office:value-type="float" office:value="0.480868" calcext:value-type="float">
            <text:p>0.480868</text:p>
          </table:table-cell>
          <table:table-cell office:value-type="float" office:value="301.091" calcext:value-type="float">
            <text:p>301.091</text:p>
          </table:table-cell>
          <table:table-cell office:value-type="float" office:value="0.666058" calcext:value-type="float">
            <text:p>0.66605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19528" calcext:value-type="float">
            <text:p>0.819528</text:p>
          </table:table-cell>
          <table:table-cell office:value-type="float" office:value="0.67192" calcext:value-type="float">
            <text:p>0.67192</text:p>
          </table:table-cell>
          <table:table-cell office:value-type="float" office:value="0.45226" calcext:value-type="float">
            <text:p>0.45226</text:p>
          </table:table-cell>
          <table:table-cell office:value-type="float" office:value="0.470149" calcext:value-type="float">
            <text:p>0.470149</text:p>
          </table:table-cell>
          <table:table-cell office:value-type="float" office:value="304.672" calcext:value-type="float">
            <text:p>304.672</text:p>
          </table:table-cell>
          <table:table-cell office:value-type="float" office:value="0.666088" calcext:value-type="float">
            <text:p>0.66608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19591" calcext:value-type="float">
            <text:p>0.819591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45239" calcext:value-type="float">
            <text:p>0.45239</text:p>
          </table:table-cell>
          <table:table-cell office:value-type="float" office:value="0.467631" calcext:value-type="float">
            <text:p>0.467631</text:p>
          </table:table-cell>
          <table:table-cell office:value-type="float" office:value="305.514" calcext:value-type="float">
            <text:p>305.514</text:p>
          </table:table-cell>
          <table:table-cell office:value-type="float" office:value="0.666092" calcext:value-type="float">
            <text:p>0.666092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19299" calcext:value-type="float">
            <text:p>0.819299</text:p>
          </table:table-cell>
          <table:table-cell office:value-type="float" office:value="0.671548" calcext:value-type="float">
            <text:p>0.671548</text:p>
          </table:table-cell>
          <table:table-cell office:value-type="float" office:value="0.451771" calcext:value-type="float">
            <text:p>0.451771</text:p>
          </table:table-cell>
          <table:table-cell office:value-type="float" office:value="0.472029" calcext:value-type="float">
            <text:p>0.472029</text:p>
          </table:table-cell>
          <table:table-cell office:value-type="float" office:value="303.98" calcext:value-type="float">
            <text:p>303.98</text:p>
          </table:table-cell>
          <table:table-cell office:value-type="float" office:value="0.66608" calcext:value-type="float">
            <text:p>0.6660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414" calcext:value-type="float">
            <text:p>0.819414</text:p>
          </table:table-cell>
          <table:table-cell office:value-type="float" office:value="0.671738" calcext:value-type="float">
            <text:p>0.671738</text:p>
          </table:table-cell>
          <table:table-cell office:value-type="float" office:value="0.452032" calcext:value-type="float">
            <text:p>0.452032</text:p>
          </table:table-cell>
          <table:table-cell office:value-type="float" office:value="0.47098" calcext:value-type="float">
            <text:p>0.47098</text:p>
          </table:table-cell>
          <table:table-cell office:value-type="float" office:value="304.362" calcext:value-type="float">
            <text:p>304.362</text:p>
          </table:table-cell>
          <table:table-cell office:value-type="float" office:value="0.666076" calcext:value-type="float">
            <text:p>0.666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9953" calcext:value-type="float">
            <text:p>2.69953</text:p>
          </table:table-cell>
          <table:table-cell table:number-columns-repeated="2" office:value-type="string" calcext:value-type="string">
            <text:p>-nan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375" calcext:value-type="float">
            <text:p>0.034375</text:p>
          </table:table-cell>
          <table:table-cell office:value-type="float" office:value="0.00142578" calcext:value-type="float">
            <text:p>0.00142578</text:p>
          </table:table-cell>
          <table:table-cell office:value-type="float" office:value="0.0000031868" calcext:value-type="float">
            <text:p>3.1868E-06</text:p>
          </table:table-cell>
          <table:table-cell office:value-type="float" office:value="12.0885" calcext:value-type="float">
            <text:p>12.0885</text:p>
          </table:table-cell>
          <table:table-cell office:value-type="string" calcext:value-type="string">
            <text:p>-nan</text:p>
          </table:table-cell>
          <table:table-cell office:value-type="float" office:value="0.47745" calcext:value-type="float">
            <text:p>0.4774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3125" calcext:value-type="float">
            <text:p>0.073125</text:p>
          </table:table-cell>
          <table:table-cell office:value-type="float" office:value="0.00548828" calcext:value-type="float">
            <text:p>0.00548828</text:p>
          </table:table-cell>
          <table:table-cell office:value-type="float" office:value="0.0000335439" calcext:value-type="float">
            <text:p>3.35439E-05</text:p>
          </table:table-cell>
          <table:table-cell office:value-type="float" office:value="17.1227" calcext:value-type="float">
            <text:p>17.1227</text:p>
          </table:table-cell>
          <table:table-cell office:value-type="string" calcext:value-type="string">
            <text:p>-nan</text:p>
          </table:table-cell>
          <table:table-cell office:value-type="float" office:value="0.62879" calcext:value-type="float">
            <text:p>0.6287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15469" calcext:value-type="float">
            <text:p>0.115469</text:p>
          </table:table-cell>
          <table:table-cell office:value-type="float" office:value="0.0134502" calcext:value-type="float">
            <text:p>0.0134502</text:p>
          </table:table-cell>
          <table:table-cell office:value-type="float" office:value="0.000187428" calcext:value-type="float">
            <text:p>0.000187428</text:p>
          </table:table-cell>
          <table:table-cell office:value-type="float" office:value="32.2042" calcext:value-type="float">
            <text:p>32.2042</text:p>
          </table:table-cell>
          <table:table-cell office:value-type="string" calcext:value-type="string">
            <text:p>-nan</text:p>
          </table:table-cell>
          <table:table-cell office:value-type="float" office:value="0.654654" calcext:value-type="float">
            <text:p>0.65465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09062" calcext:value-type="float">
            <text:p>0.209062</text:p>
          </table:table-cell>
          <table:table-cell office:value-type="float" office:value="0.0441879" calcext:value-type="float">
            <text:p>0.0441879</text:p>
          </table:table-cell>
          <table:table-cell office:value-type="float" office:value="0.00202733" calcext:value-type="float">
            <text:p>0.00202733</text:p>
          </table:table-cell>
          <table:table-cell office:value-type="float" office:value="44.8876" calcext:value-type="float">
            <text:p>44.8876</text:p>
          </table:table-cell>
          <table:table-cell office:value-type="float" office:value="4.83263" calcext:value-type="float">
            <text:p>4.83263</text:p>
          </table:table-cell>
          <table:table-cell office:value-type="float" office:value="0.653904" calcext:value-type="float">
            <text:p>0.65390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5859" calcext:value-type="float">
            <text:p>0.285859</text:p>
          </table:table-cell>
          <table:table-cell office:value-type="float" office:value="0.0833146" calcext:value-type="float">
            <text:p>0.0833146</text:p>
          </table:table-cell>
          <table:table-cell office:value-type="float" office:value="0.00748919" calcext:value-type="float">
            <text:p>0.00748919</text:p>
          </table:table-cell>
          <table:table-cell office:value-type="float" office:value="60.5825" calcext:value-type="float">
            <text:p>60.5825</text:p>
          </table:table-cell>
          <table:table-cell office:value-type="float" office:value="6.98204" calcext:value-type="float">
            <text:p>6.98204</text:p>
          </table:table-cell>
          <table:table-cell office:value-type="float" office:value="0.640357" calcext:value-type="float">
            <text:p>0.64035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66387" calcext:value-type="float">
            <text:p>0.566387</text:p>
          </table:table-cell>
          <table:table-cell office:value-type="float" office:value="0.340678" calcext:value-type="float">
            <text:p>0.340678</text:p>
          </table:table-cell>
          <table:table-cell office:value-type="float" office:value="0.139868" calcext:value-type="float">
            <text:p>0.139868</text:p>
          </table:table-cell>
          <table:table-cell office:value-type="float" office:value="19.3513" calcext:value-type="float">
            <text:p>19.3513</text:p>
          </table:table-cell>
          <table:table-cell office:value-type="float" office:value="33.2166" calcext:value-type="float">
            <text:p>33.2166</text:p>
          </table:table-cell>
          <table:table-cell office:value-type="float" office:value="0.598295" calcext:value-type="float">
            <text:p>0.598295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0928" calcext:value-type="float">
            <text:p>0.760928</text:p>
          </table:table-cell>
          <table:table-cell office:value-type="float" office:value="0.579524" calcext:value-type="float">
            <text:p>0.579524</text:p>
          </table:table-cell>
          <table:table-cell office:value-type="float" office:value="0.337035" calcext:value-type="float">
            <text:p>0.337035</text:p>
          </table:table-cell>
          <table:table-cell office:value-type="float" office:value="1.06654" calcext:value-type="float">
            <text:p>1.06654</text:p>
          </table:table-cell>
          <table:table-cell office:value-type="float" office:value="187.795" calcext:value-type="float">
            <text:p>187.795</text:p>
          </table:table-cell>
          <table:table-cell office:value-type="float" office:value="0.665489" calcext:value-type="float">
            <text:p>0.66548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81836" calcext:value-type="float">
            <text:p>0.781836</text:p>
          </table:table-cell>
          <table:table-cell office:value-type="float" office:value="0.611591" calcext:value-type="float">
            <text:p>0.611591</text:p>
          </table:table-cell>
          <table:table-cell office:value-type="float" office:value="0.37484" calcext:value-type="float">
            <text:p>0.37484</text:p>
          </table:table-cell>
          <table:table-cell office:value-type="float" office:value="0.568036" calcext:value-type="float">
            <text:p>0.568036</text:p>
          </table:table-cell>
          <table:table-cell office:value-type="float" office:value="264.426" calcext:value-type="float">
            <text:p>264.426</text:p>
          </table:table-cell>
          <table:table-cell office:value-type="float" office:value="0.665957" calcext:value-type="float">
            <text:p>0.66595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81016" calcext:value-type="float">
            <text:p>0.781016</text:p>
          </table:table-cell>
          <table:table-cell office:value-type="float" office:value="0.610507" calcext:value-type="float">
            <text:p>0.610507</text:p>
          </table:table-cell>
          <table:table-cell office:value-type="float" office:value="0.373974" calcext:value-type="float">
            <text:p>0.373974</text:p>
          </table:table-cell>
          <table:table-cell office:value-type="float" office:value="0.663651" calcext:value-type="float">
            <text:p>0.663651</text:p>
          </table:table-cell>
          <table:table-cell office:value-type="float" office:value="244.407" calcext:value-type="float">
            <text:p>244.407</text:p>
          </table:table-cell>
          <table:table-cell office:value-type="float" office:value="0.665543" calcext:value-type="float">
            <text:p>0.665543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78813" calcext:value-type="float">
            <text:p>0.778813</text:p>
          </table:table-cell>
          <table:table-cell office:value-type="float" office:value="0.606989" calcext:value-type="float">
            <text:p>0.606989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231.047" calcext:value-type="float">
            <text:p>231.047</text:p>
          </table:table-cell>
          <table:table-cell office:value-type="float" office:value="0.665703" calcext:value-type="float">
            <text:p>0.665703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79202" calcext:value-type="float">
            <text:p>0.779202</text:p>
          </table:table-cell>
          <table:table-cell office:value-type="float" office:value="0.607562" calcext:value-type="float">
            <text:p>0.607562</text:p>
          </table:table-cell>
          <table:table-cell office:value-type="float" office:value="0.370117" calcext:value-type="float">
            <text:p>0.370117</text:p>
          </table:table-cell>
          <table:table-cell office:value-type="float" office:value="0.627916" calcext:value-type="float">
            <text:p>0.627916</text:p>
          </table:table-cell>
          <table:table-cell office:value-type="float" office:value="250.663" calcext:value-type="float">
            <text:p>250.663</text:p>
          </table:table-cell>
          <table:table-cell office:value-type="float" office:value="0.665777" calcext:value-type="float">
            <text:p>0.66577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76349" calcext:value-type="float">
            <text:p>0.776349</text:p>
          </table:table-cell>
          <table:table-cell office:value-type="float" office:value="0.603198" calcext:value-type="float">
            <text:p>0.603198</text:p>
          </table:table-cell>
          <table:table-cell office:value-type="float" office:value="0.364996" calcext:value-type="float">
            <text:p>0.364996</text:p>
          </table:table-cell>
          <table:table-cell office:value-type="float" office:value="0.757632" calcext:value-type="float">
            <text:p>0.757632</text:p>
          </table:table-cell>
          <table:table-cell office:value-type="float" office:value="227.361" calcext:value-type="float">
            <text:p>227.361</text:p>
          </table:table-cell>
          <table:table-cell office:value-type="float" office:value="0.665614" calcext:value-type="float">
            <text:p>0.66561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7591" calcext:value-type="float">
            <text:p>0.77591</text:p>
          </table:table-cell>
          <table:table-cell office:value-type="float" office:value="0.602492" calcext:value-type="float">
            <text:p>0.602492</text:p>
          </table:table-cell>
          <table:table-cell office:value-type="float" office:value="0.364089" calcext:value-type="float">
            <text:p>0.364089</text:p>
          </table:table-cell>
          <table:table-cell office:value-type="float" office:value="0.725692" calcext:value-type="float">
            <text:p>0.725692</text:p>
          </table:table-cell>
          <table:table-cell office:value-type="float" office:value="232.179" calcext:value-type="float">
            <text:p>232.179</text:p>
          </table:table-cell>
          <table:table-cell office:value-type="float" office:value="0.665664" calcext:value-type="float">
            <text:p>0.66566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76624" calcext:value-type="float">
            <text:p>0.776624</text:p>
          </table:table-cell>
          <table:table-cell office:value-type="float" office:value="0.603618" calcext:value-type="float">
            <text:p>0.603618</text:p>
          </table:table-cell>
          <table:table-cell office:value-type="float" office:value="0.365486" calcext:value-type="float">
            <text:p>0.365486</text:p>
          </table:table-cell>
          <table:table-cell office:value-type="float" office:value="0.728992" calcext:value-type="float">
            <text:p>0.728992</text:p>
          </table:table-cell>
          <table:table-cell office:value-type="float" office:value="231.869" calcext:value-type="float">
            <text:p>231.869</text:p>
          </table:table-cell>
          <table:table-cell office:value-type="float" office:value="0.665632" calcext:value-type="float">
            <text:p>0.66563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77448" calcext:value-type="float">
            <text:p>0.777448</text:p>
          </table:table-cell>
          <table:table-cell office:value-type="float" office:value="0.604868" calcext:value-type="float">
            <text:p>0.604868</text:p>
          </table:table-cell>
          <table:table-cell office:value-type="float" office:value="0.366931" calcext:value-type="float">
            <text:p>0.366931</text:p>
          </table:table-cell>
          <table:table-cell office:value-type="float" office:value="0.700302" calcext:value-type="float">
            <text:p>0.700302</text:p>
          </table:table-cell>
          <table:table-cell office:value-type="float" office:value="236.819" calcext:value-type="float">
            <text:p>236.819</text:p>
          </table:table-cell>
          <table:table-cell office:value-type="float" office:value="0.665696" calcext:value-type="float">
            <text:p>0.665696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7706" calcext:value-type="float">
            <text:p>0.77706</text:p>
          </table:table-cell>
          <table:table-cell office:value-type="float" office:value="0.604283" calcext:value-type="float">
            <text:p>0.604283</text:p>
          </table:table-cell>
          <table:table-cell office:value-type="float" office:value="0.366263" calcext:value-type="float">
            <text:p>0.366263</text:p>
          </table:table-cell>
          <table:table-cell office:value-type="float" office:value="0.728015" calcext:value-type="float">
            <text:p>0.728015</text:p>
          </table:table-cell>
          <table:table-cell office:value-type="float" office:value="232.152" calcext:value-type="float">
            <text:p>232.152</text:p>
          </table:table-cell>
          <table:table-cell office:value-type="float" office:value="0.665658" calcext:value-type="float">
            <text:p>0.66565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76694" calcext:value-type="float">
            <text:p>0.776694</text:p>
          </table:table-cell>
          <table:table-cell office:value-type="float" office:value="0.603715" calcext:value-type="float">
            <text:p>0.603715</text:p>
          </table:table-cell>
          <table:table-cell office:value-type="float" office:value="0.365575" calcext:value-type="float">
            <text:p>0.365575</text:p>
          </table:table-cell>
          <table:table-cell office:value-type="float" office:value="0.727375" calcext:value-type="float">
            <text:p>0.727375</text:p>
          </table:table-cell>
          <table:table-cell office:value-type="float" office:value="232.145" calcext:value-type="float">
            <text:p>232.145</text:p>
          </table:table-cell>
          <table:table-cell office:value-type="float" office:value="0.665657" calcext:value-type="float">
            <text:p>0.66565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76905" calcext:value-type="float">
            <text:p>0.776905</text:p>
          </table:table-cell>
          <table:table-cell office:value-type="float" office:value="0.604036" calcext:value-type="float">
            <text:p>0.604036</text:p>
          </table:table-cell>
          <table:table-cell office:value-type="float" office:value="0.365948" calcext:value-type="float">
            <text:p>0.365948</text:p>
          </table:table-cell>
          <table:table-cell office:value-type="float" office:value="0.719763" calcext:value-type="float">
            <text:p>0.719763</text:p>
          </table:table-cell>
          <table:table-cell office:value-type="float" office:value="233.433" calcext:value-type="float">
            <text:p>233.433</text:p>
          </table:table-cell>
          <table:table-cell office:value-type="float" office:value="0.665672" calcext:value-type="float">
            <text:p>0.66567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567" calcext:value-type="float">
            <text:p>0.776567</text:p>
          </table:table-cell>
          <table:table-cell office:value-type="float" office:value="0.603521" calcext:value-type="float">
            <text:p>0.603521</text:p>
          </table:table-cell>
          <table:table-cell office:value-type="float" office:value="0.365349" calcext:value-type="float">
            <text:p>0.365349</text:p>
          </table:table-cell>
          <table:table-cell office:value-type="float" office:value="0.727831" calcext:value-type="float">
            <text:p>0.727831</text:p>
          </table:table-cell>
          <table:table-cell office:value-type="float" office:value="232.035" calcext:value-type="float">
            <text:p>232.035</text:p>
          </table:table-cell>
          <table:table-cell office:value-type="float" office:value="0.665649" calcext:value-type="float">
            <text:p>0.665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15625" calcext:value-type="float">
            <text:p>0.00015625</text:p>
          </table:table-cell>
          <table:table-cell office:value-type="float" office:value="0.0000000244141" calcext:value-type="float">
            <text:p>2.44141E-08</text:p>
          </table:table-cell>
          <table:table-cell office:value-type="float" office:value="2.02727" calcext:value-type="float">
            <text:p>2.0272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000100098" calcext:value-type="float">
            <text:p>1.00098E-06</text:p>
          </table:table-cell>
          <table:table-cell office:value-type="float" office:value="4.26644" calcext:value-type="float">
            <text:p>4.26644</text:p>
          </table:table-cell>
          <table:table-cell office:value-type="string" calcext:value-type="string">
            <text:p>-nan</text:p>
          </table:table-cell>
          <table:table-cell office:value-type="float" office:value="0.453333" calcext:value-type="float">
            <text:p>0.45333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78125" calcext:value-type="float">
            <text:p>0.0378125</text:p>
          </table:table-cell>
          <table:table-cell office:value-type="float" office:value="0.0017043" calcext:value-type="float">
            <text:p>0.0017043</text:p>
          </table:table-cell>
          <table:table-cell office:value-type="float" office:value="0.00000425972" calcext:value-type="float">
            <text:p>4.25972E-06</text:p>
          </table:table-cell>
          <table:table-cell office:value-type="float" office:value="15.2075" calcext:value-type="float">
            <text:p>15.2075</text:p>
          </table:table-cell>
          <table:table-cell office:value-type="string" calcext:value-type="string">
            <text:p>-nan</text:p>
          </table:table-cell>
          <table:table-cell office:value-type="float" office:value="0.511157" calcext:value-type="float">
            <text:p>0.51115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76875" calcext:value-type="float">
            <text:p>0.076875</text:p>
          </table:table-cell>
          <table:table-cell office:value-type="float" office:value="0.00640352" calcext:value-type="float">
            <text:p>0.00640352</text:p>
          </table:table-cell>
          <table:table-cell office:value-type="float" office:value="0.0000516252" calcext:value-type="float">
            <text:p>5.16252E-05</text:p>
          </table:table-cell>
          <table:table-cell office:value-type="float" office:value="18.1613" calcext:value-type="float">
            <text:p>18.1613</text:p>
          </table:table-cell>
          <table:table-cell office:value-type="string" calcext:value-type="string">
            <text:p>-nan</text:p>
          </table:table-cell>
          <table:table-cell office:value-type="float" office:value="0.580334" calcext:value-type="float">
            <text:p>0.58033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39063" calcext:value-type="float">
            <text:p>0.0839063</text:p>
          </table:table-cell>
          <table:table-cell office:value-type="float" office:value="0.0073502" calcext:value-type="float">
            <text:p>0.0073502</text:p>
          </table:table-cell>
          <table:table-cell office:value-type="float" office:value="0.0000624237" calcext:value-type="float">
            <text:p>6.24237E-05</text:p>
          </table:table-cell>
          <table:table-cell office:value-type="float" office:value="19.2017" calcext:value-type="float">
            <text:p>19.2017</text:p>
          </table:table-cell>
          <table:table-cell office:value-type="string" calcext:value-type="string">
            <text:p>-nan</text:p>
          </table:table-cell>
          <table:table-cell office:value-type="float" office:value="0.614849" calcext:value-type="float">
            <text:p>0.61484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889453" calcext:value-type="float">
            <text:p>0.0889453</text:p>
          </table:table-cell>
          <table:table-cell office:value-type="float" office:value="0.00925122" calcext:value-type="float">
            <text:p>0.00925122</text:p>
          </table:table-cell>
          <table:table-cell office:value-type="float" office:value="0.000133502" calcext:value-type="float">
            <text:p>0.000133502</text:p>
          </table:table-cell>
          <table:table-cell office:value-type="float" office:value="17.1018" calcext:value-type="float">
            <text:p>17.1018</text:p>
          </table:table-cell>
          <table:table-cell office:value-type="string" calcext:value-type="string">
            <text:p>-nan</text:p>
          </table:table-cell>
          <table:table-cell office:value-type="float" office:value="0.480042" calcext:value-type="float">
            <text:p>0.480042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7617" calcext:value-type="float">
            <text:p>0.317617</text:p>
          </table:table-cell>
          <table:table-cell office:value-type="float" office:value="0.111787" calcext:value-type="float">
            <text:p>0.111787</text:p>
          </table:table-cell>
          <table:table-cell office:value-type="float" office:value="0.0173932" calcext:value-type="float">
            <text:p>0.0173932</text:p>
          </table:table-cell>
          <table:table-cell office:value-type="float" office:value="18.844" calcext:value-type="float">
            <text:p>18.844</text:p>
          </table:table-cell>
          <table:table-cell office:value-type="float" office:value="18.5703" calcext:value-type="float">
            <text:p>18.5703</text:p>
          </table:table-cell>
          <table:table-cell office:value-type="float" office:value="0.536043" calcext:value-type="float">
            <text:p>0.53604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16572" calcext:value-type="float">
            <text:p>0.616572</text:p>
          </table:table-cell>
          <table:table-cell office:value-type="float" office:value="0.388615" calcext:value-type="float">
            <text:p>0.388615</text:p>
          </table:table-cell>
          <table:table-cell office:value-type="float" office:value="0.163766" calcext:value-type="float">
            <text:p>0.163766</text:p>
          </table:table-cell>
          <table:table-cell office:value-type="float" office:value="13.2988" calcext:value-type="float">
            <text:p>13.2988</text:p>
          </table:table-cell>
          <table:table-cell office:value-type="float" office:value="43.1068" calcext:value-type="float">
            <text:p>43.1068</text:p>
          </table:table-cell>
          <table:table-cell office:value-type="float" office:value="0.638538" calcext:value-type="float">
            <text:p>0.638538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21133" calcext:value-type="float">
            <text:p>0.721133</text:p>
          </table:table-cell>
          <table:table-cell office:value-type="float" office:value="0.520906" calcext:value-type="float">
            <text:p>0.520906</text:p>
          </table:table-cell>
          <table:table-cell office:value-type="float" office:value="0.273174" calcext:value-type="float">
            <text:p>0.273174</text:p>
          </table:table-cell>
          <table:table-cell office:value-type="float" office:value="1.29878" calcext:value-type="float">
            <text:p>1.29878</text:p>
          </table:table-cell>
          <table:table-cell office:value-type="float" office:value="161.309" calcext:value-type="float">
            <text:p>161.309</text:p>
          </table:table-cell>
          <table:table-cell office:value-type="float" office:value="0.664416" calcext:value-type="float">
            <text:p>0.664416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25476" calcext:value-type="float">
            <text:p>0.725476</text:p>
          </table:table-cell>
          <table:table-cell office:value-type="float" office:value="0.527036" calcext:value-type="float">
            <text:p>0.527036</text:p>
          </table:table-cell>
          <table:table-cell office:value-type="float" office:value="0.279275" calcext:value-type="float">
            <text:p>0.279275</text:p>
          </table:table-cell>
          <table:table-cell office:value-type="float" office:value="1.10836" calcext:value-type="float">
            <text:p>1.10836</text:p>
          </table:table-cell>
          <table:table-cell office:value-type="float" office:value="175.664" calcext:value-type="float">
            <text:p>175.664</text:p>
          </table:table-cell>
          <table:table-cell office:value-type="float" office:value="0.664857" calcext:value-type="float">
            <text:p>0.66485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21885" calcext:value-type="float">
            <text:p>0.721885</text:p>
          </table:table-cell>
          <table:table-cell office:value-type="float" office:value="0.521807" calcext:value-type="float">
            <text:p>0.521807</text:p>
          </table:table-cell>
          <table:table-cell office:value-type="float" office:value="0.273709" calcext:value-type="float">
            <text:p>0.273709</text:p>
          </table:table-cell>
          <table:table-cell office:value-type="float" office:value="1.03235" calcext:value-type="float">
            <text:p>1.03235</text:p>
          </table:table-cell>
          <table:table-cell office:value-type="float" office:value="181.117" calcext:value-type="float">
            <text:p>181.117</text:p>
          </table:table-cell>
          <table:table-cell office:value-type="float" office:value="0.66492" calcext:value-type="float">
            <text:p>0.66492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24943" calcext:value-type="float">
            <text:p>0.724943</text:p>
          </table:table-cell>
          <table:table-cell office:value-type="float" office:value="0.526271" calcext:value-type="float">
            <text:p>0.526271</text:p>
          </table:table-cell>
          <table:table-cell office:value-type="float" office:value="0.278484" calcext:value-type="float">
            <text:p>0.278484</text:p>
          </table:table-cell>
          <table:table-cell office:value-type="float" office:value="1.08727" calcext:value-type="float">
            <text:p>1.08727</text:p>
          </table:table-cell>
          <table:table-cell office:value-type="float" office:value="177.232" calcext:value-type="float">
            <text:p>177.232</text:p>
          </table:table-cell>
          <table:table-cell office:value-type="float" office:value="0.664834" calcext:value-type="float">
            <text:p>0.66483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22079" calcext:value-type="float">
            <text:p>0.722079</text:p>
          </table:table-cell>
          <table:table-cell office:value-type="float" office:value="0.522179" calcext:value-type="float">
            <text:p>0.522179</text:p>
          </table:table-cell>
          <table:table-cell office:value-type="float" office:value="0.274259" calcext:value-type="float">
            <text:p>0.274259</text:p>
          </table:table-cell>
          <table:table-cell office:value-type="float" office:value="1.24721" calcext:value-type="float">
            <text:p>1.24721</text:p>
          </table:table-cell>
          <table:table-cell office:value-type="float" office:value="164.817" calcext:value-type="float">
            <text:p>164.817</text:p>
          </table:table-cell>
          <table:table-cell office:value-type="float" office:value="0.664725" calcext:value-type="float">
            <text:p>0.66472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20757" calcext:value-type="float">
            <text:p>0.720757</text:p>
          </table:table-cell>
          <table:table-cell office:value-type="float" office:value="0.52028" calcext:value-type="float">
            <text:p>0.52028</text:p>
          </table:table-cell>
          <table:table-cell office:value-type="float" office:value="0.272309" calcext:value-type="float">
            <text:p>0.272309</text:p>
          </table:table-cell>
          <table:table-cell office:value-type="float" office:value="1.19835" calcext:value-type="float">
            <text:p>1.19835</text:p>
          </table:table-cell>
          <table:table-cell office:value-type="float" office:value="167.842" calcext:value-type="float">
            <text:p>167.842</text:p>
          </table:table-cell>
          <table:table-cell office:value-type="float" office:value="0.664674" calcext:value-type="float">
            <text:p>0.66467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22418" calcext:value-type="float">
            <text:p>0.722418</text:p>
          </table:table-cell>
          <table:table-cell office:value-type="float" office:value="0.522671" calcext:value-type="float">
            <text:p>0.522671</text:p>
          </table:table-cell>
          <table:table-cell office:value-type="float" office:value="0.274797" calcext:value-type="float">
            <text:p>0.274797</text:p>
          </table:table-cell>
          <table:table-cell office:value-type="float" office:value="1.17711" calcext:value-type="float">
            <text:p>1.17711</text:p>
          </table:table-cell>
          <table:table-cell office:value-type="float" office:value="169.741" calcext:value-type="float">
            <text:p>169.741</text:p>
          </table:table-cell>
          <table:table-cell office:value-type="float" office:value="0.664699" calcext:value-type="float">
            <text:p>0.66469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22747" calcext:value-type="float">
            <text:p>0.722747</text:p>
          </table:table-cell>
          <table:table-cell office:value-type="float" office:value="0.523127" calcext:value-type="float">
            <text:p>0.523127</text:p>
          </table:table-cell>
          <table:table-cell office:value-type="float" office:value="0.275237" calcext:value-type="float">
            <text:p>0.275237</text:p>
          </table:table-cell>
          <table:table-cell office:value-type="float" office:value="1.18726" calcext:value-type="float">
            <text:p>1.18726</text:p>
          </table:table-cell>
          <table:table-cell office:value-type="float" office:value="169.087" calcext:value-type="float">
            <text:p>169.087</text:p>
          </table:table-cell>
          <table:table-cell office:value-type="float" office:value="0.664749" calcext:value-type="float">
            <text:p>0.66474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20999" calcext:value-type="float">
            <text:p>0.720999</text:p>
          </table:table-cell>
          <table:table-cell office:value-type="float" office:value="0.520638" calcext:value-type="float">
            <text:p>0.520638</text:p>
          </table:table-cell>
          <table:table-cell office:value-type="float" office:value="0.2727" calcext:value-type="float">
            <text:p>0.2727</text:p>
          </table:table-cell>
          <table:table-cell office:value-type="float" office:value="1.26826" calcext:value-type="float">
            <text:p>1.26826</text:p>
          </table:table-cell>
          <table:table-cell office:value-type="float" office:value="163.2" calcext:value-type="float">
            <text:p>163.2</text:p>
          </table:table-cell>
          <table:table-cell office:value-type="float" office:value="0.664654" calcext:value-type="float">
            <text:p>0.66465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21927" calcext:value-type="float">
            <text:p>0.721927</text:p>
          </table:table-cell>
          <table:table-cell office:value-type="float" office:value="0.521984" calcext:value-type="float">
            <text:p>0.521984</text:p>
          </table:table-cell>
          <table:table-cell office:value-type="float" office:value="0.274122" calcext:value-type="float">
            <text:p>0.274122</text:p>
          </table:table-cell>
          <table:table-cell office:value-type="float" office:value="1.21647" calcext:value-type="float">
            <text:p>1.21647</text:p>
          </table:table-cell>
          <table:table-cell office:value-type="float" office:value="166.858" calcext:value-type="float">
            <text:p>166.858</text:p>
          </table:table-cell>
          <table:table-cell office:value-type="float" office:value="0.664643" calcext:value-type="float">
            <text:p>0.66464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21664" calcext:value-type="float">
            <text:p>0.721664</text:p>
          </table:table-cell>
          <table:table-cell office:value-type="float" office:value="0.521612" calcext:value-type="float">
            <text:p>0.521612</text:p>
          </table:table-cell>
          <table:table-cell office:value-type="float" office:value="0.273746" calcext:value-type="float">
            <text:p>0.273746</text:p>
          </table:table-cell>
          <table:table-cell office:value-type="float" office:value="1.22004" calcext:value-type="float">
            <text:p>1.22004</text:p>
          </table:table-cell>
          <table:table-cell office:value-type="float" office:value="166.554" calcext:value-type="float">
            <text:p>166.554</text:p>
          </table:table-cell>
          <table:table-cell office:value-type="float" office:value="0.664625" calcext:value-type="float">
            <text:p>0.66462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55" calcext:value-type="float">
            <text:p>0.72155</text:p>
          </table:table-cell>
          <table:table-cell office:value-type="float" office:value="0.521444" calcext:value-type="float">
            <text:p>0.521444</text:p>
          </table:table-cell>
          <table:table-cell office:value-type="float" office:value="0.273565" calcext:value-type="float">
            <text:p>0.273565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164.798" calcext:value-type="float">
            <text:p>164.798</text:p>
          </table:table-cell>
          <table:table-cell office:value-type="float" office:value="0.664631" calcext:value-type="float">
            <text:p>0.664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3.6099" calcext:value-type="float">
            <text:p>3.609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703125" calcext:value-type="float">
            <text:p>7.03125E-05</text:p>
          </table:table-cell>
          <table:table-cell office:value-type="float" office:value="0.00000000810791" calcext:value-type="float">
            <text:p>8.10791E-09</text:p>
          </table:table-cell>
          <table:table-cell office:value-type="float" office:value="3.85631" calcext:value-type="float">
            <text:p>3.85631</text:p>
          </table:table-cell>
          <table:table-cell office:value-type="string" calcext:value-type="string">
            <text:p>-nan</text:p>
          </table:table-cell>
          <table:table-cell office:value-type="float" office:value="0.453333" calcext:value-type="float">
            <text:p>0.45333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0.031875" calcext:value-type="float">
            <text:p>-0.031875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0116719" calcext:value-type="float">
            <text:p>0.00116719</text:p>
          </table:table-cell>
          <table:table-cell office:value-type="float" office:value="0.00000222519" calcext:value-type="float">
            <text:p>2.22519E-06</text:p>
          </table:table-cell>
          <table:table-cell office:value-type="float" office:value="3.23305" calcext:value-type="float">
            <text:p>3.23305</text:p>
          </table:table-cell>
          <table:table-cell office:value-type="string" calcext:value-type="string">
            <text:p>-nan</text:p>
          </table:table-cell>
          <table:table-cell office:value-type="float" office:value="0.455543" calcext:value-type="float">
            <text:p>0.45554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53125" calcext:value-type="float">
            <text:p>0.0053125</text:p>
          </table:table-cell>
          <table:table-cell office:value-type="float" office:value="0.000255469" calcext:value-type="float">
            <text:p>0.000255469</text:p>
          </table:table-cell>
          <table:table-cell office:value-type="float" office:value="0.000000147228" calcext:value-type="float">
            <text:p>1.47228E-07</text:p>
          </table:table-cell>
          <table:table-cell office:value-type="float" office:value="2.15437" calcext:value-type="float">
            <text:p>2.15437</text:p>
          </table:table-cell>
          <table:table-cell office:value-type="string" calcext:value-type="string">
            <text:p>-nan</text:p>
          </table:table-cell>
          <table:table-cell office:value-type="float" office:value="0.248043" calcext:value-type="float">
            <text:p>0.24804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15156" calcext:value-type="float">
            <text:p>0.115156</text:p>
          </table:table-cell>
          <table:table-cell office:value-type="float" office:value="0.0154713" calcext:value-type="float">
            <text:p>0.0154713</text:p>
          </table:table-cell>
          <table:table-cell office:value-type="float" office:value="0.000326861" calcext:value-type="float">
            <text:p>0.000326861</text:p>
          </table:table-cell>
          <table:table-cell office:value-type="float" office:value="8.93625" calcext:value-type="float">
            <text:p>8.93625</text:p>
          </table:table-cell>
          <table:table-cell office:value-type="float" office:value="8.47856" calcext:value-type="float">
            <text:p>8.47856</text:p>
          </table:table-cell>
          <table:table-cell office:value-type="float" office:value="0.544814" calcext:value-type="float">
            <text:p>0.54481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832" calcext:value-type="float">
            <text:p>0.25832</text:p>
          </table:table-cell>
          <table:table-cell office:value-type="float" office:value="0.0688521" calcext:value-type="float">
            <text:p>0.0688521</text:p>
          </table:table-cell>
          <table:table-cell office:value-type="float" office:value="0.00531692" calcext:value-type="float">
            <text:p>0.00531692</text:p>
          </table:table-cell>
          <table:table-cell office:value-type="float" office:value="8.51804" calcext:value-type="float">
            <text:p>8.51804</text:p>
          </table:table-cell>
          <table:table-cell office:value-type="float" office:value="22.0141" calcext:value-type="float">
            <text:p>22.0141</text:p>
          </table:table-cell>
          <table:table-cell office:value-type="float" office:value="0.626144" calcext:value-type="float">
            <text:p>0.62614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0291" calcext:value-type="float">
            <text:p>0.40291</text:p>
          </table:table-cell>
          <table:table-cell office:value-type="float" office:value="0.167248" calcext:value-type="float">
            <text:p>0.167248</text:p>
          </table:table-cell>
          <table:table-cell office:value-type="float" office:value="0.0312293" calcext:value-type="float">
            <text:p>0.0312293</text:p>
          </table:table-cell>
          <table:table-cell office:value-type="float" office:value="12.0786" calcext:value-type="float">
            <text:p>12.0786</text:p>
          </table:table-cell>
          <table:table-cell office:value-type="float" office:value="29.3109" calcext:value-type="float">
            <text:p>29.3109</text:p>
          </table:table-cell>
          <table:table-cell office:value-type="float" office:value="0.627848" calcext:value-type="float">
            <text:p>0.62784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52363" calcext:value-type="float">
            <text:p>0.652363</text:p>
          </table:table-cell>
          <table:table-cell office:value-type="float" office:value="0.428506" calcext:value-type="float">
            <text:p>0.428506</text:p>
          </table:table-cell>
          <table:table-cell office:value-type="float" office:value="0.188203" calcext:value-type="float">
            <text:p>0.188203</text:p>
          </table:table-cell>
          <table:table-cell office:value-type="float" office:value="4.11975" calcext:value-type="float">
            <text:p>4.11975</text:p>
          </table:table-cell>
          <table:table-cell office:value-type="float" office:value="81.9636" calcext:value-type="float">
            <text:p>81.9636</text:p>
          </table:table-cell>
          <table:table-cell office:value-type="float" office:value="0.658342" calcext:value-type="float">
            <text:p>0.65834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28247" calcext:value-type="float">
            <text:p>0.628247</text:p>
          </table:table-cell>
          <table:table-cell office:value-type="float" office:value="0.396652" calcext:value-type="float">
            <text:p>0.396652</text:p>
          </table:table-cell>
          <table:table-cell office:value-type="float" office:value="0.160405" calcext:value-type="float">
            <text:p>0.160405</text:p>
          </table:table-cell>
          <table:table-cell office:value-type="float" office:value="2.90508" calcext:value-type="float">
            <text:p>2.90508</text:p>
          </table:table-cell>
          <table:table-cell office:value-type="float" office:value="93.9759" calcext:value-type="float">
            <text:p>93.9759</text:p>
          </table:table-cell>
          <table:table-cell office:value-type="float" office:value="0.660158" calcext:value-type="float">
            <text:p>0.66015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71018" calcext:value-type="float">
            <text:p>0.671018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205794" calcext:value-type="float">
            <text:p>0.205794</text:p>
          </table:table-cell>
          <table:table-cell office:value-type="float" office:value="1.57233" calcext:value-type="float">
            <text:p>1.57233</text:p>
          </table:table-cell>
          <table:table-cell office:value-type="float" office:value="136.434" calcext:value-type="float">
            <text:p>136.434</text:p>
          </table:table-cell>
          <table:table-cell office:value-type="float" office:value="0.663342" calcext:value-type="float">
            <text:p>0.66334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52382" calcext:value-type="float">
            <text:p>0.652382</text:p>
          </table:table-cell>
          <table:table-cell office:value-type="float" office:value="0.427447" calcext:value-type="float">
            <text:p>0.427447</text:p>
          </table:table-cell>
          <table:table-cell office:value-type="float" office:value="0.185672" calcext:value-type="float">
            <text:p>0.185672</text:p>
          </table:table-cell>
          <table:table-cell office:value-type="float" office:value="1.64029" calcext:value-type="float">
            <text:p>1.64029</text:p>
          </table:table-cell>
          <table:table-cell office:value-type="float" office:value="129.971" calcext:value-type="float">
            <text:p>129.971</text:p>
          </table:table-cell>
          <table:table-cell office:value-type="float" office:value="0.661264" calcext:value-type="float">
            <text:p>0.66126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648565" calcext:value-type="float">
            <text:p>0.648565</text:p>
          </table:table-cell>
          <table:table-cell office:value-type="float" office:value="0.422107" calcext:value-type="float">
            <text:p>0.422107</text:p>
          </table:table-cell>
          <table:table-cell office:value-type="float" office:value="0.180623" calcext:value-type="float">
            <text:p>0.180623</text:p>
          </table:table-cell>
          <table:table-cell office:value-type="float" office:value="2.28614" calcext:value-type="float">
            <text:p>2.28614</text:p>
          </table:table-cell>
          <table:table-cell office:value-type="float" office:value="109.348" calcext:value-type="float">
            <text:p>109.348</text:p>
          </table:table-cell>
          <table:table-cell office:value-type="float" office:value="0.662086" calcext:value-type="float">
            <text:p>0.66208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43553" calcext:value-type="float">
            <text:p>0.643553</text:p>
          </table:table-cell>
          <table:table-cell office:value-type="float" office:value="0.41614" calcext:value-type="float">
            <text:p>0.41614</text:p>
          </table:table-cell>
          <table:table-cell office:value-type="float" office:value="0.176306" calcext:value-type="float">
            <text:p>0.176306</text:p>
          </table:table-cell>
          <table:table-cell office:value-type="float" office:value="2.19028" calcext:value-type="float">
            <text:p>2.19028</text:p>
          </table:table-cell>
          <table:table-cell office:value-type="float" office:value="110.928" calcext:value-type="float">
            <text:p>110.928</text:p>
          </table:table-cell>
          <table:table-cell office:value-type="float" office:value="0.660634" calcext:value-type="float">
            <text:p>0.66063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50884" calcext:value-type="float">
            <text:p>0.650884</text:p>
          </table:table-cell>
          <table:table-cell office:value-type="float" office:value="0.425041" calcext:value-type="float">
            <text:p>0.425041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2.38886" calcext:value-type="float">
            <text:p>2.38886</text:p>
          </table:table-cell>
          <table:table-cell office:value-type="float" office:value="107.335" calcext:value-type="float">
            <text:p>107.335</text:p>
          </table:table-cell>
          <table:table-cell office:value-type="float" office:value="0.662366" calcext:value-type="float">
            <text:p>0.66236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50028" calcext:value-type="float">
            <text:p>0.650028</text:p>
          </table:table-cell>
          <table:table-cell office:value-type="float" office:value="0.423923" calcext:value-type="float">
            <text:p>0.423923</text:p>
          </table:table-cell>
          <table:table-cell office:value-type="float" office:value="0.182014" calcext:value-type="float">
            <text:p>0.182014</text:p>
          </table:table-cell>
          <table:table-cell office:value-type="float" office:value="2.22381" calcext:value-type="float">
            <text:p>2.22381</text:p>
          </table:table-cell>
          <table:table-cell office:value-type="float" office:value="111.114" calcext:value-type="float">
            <text:p>111.114</text:p>
          </table:table-cell>
          <table:table-cell office:value-type="float" office:value="0.662394" calcext:value-type="float">
            <text:p>0.66239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65044" calcext:value-type="float">
            <text:p>0.65044</text:p>
          </table:table-cell>
          <table:table-cell office:value-type="float" office:value="0.424449" calcext:value-type="float">
            <text:p>0.424449</text:p>
          </table:table-cell>
          <table:table-cell office:value-type="float" office:value="0.182435" calcext:value-type="float">
            <text:p>0.182435</text:p>
          </table:table-cell>
          <table:table-cell office:value-type="float" office:value="2.31244" calcext:value-type="float">
            <text:p>2.31244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0.662452" calcext:value-type="float">
            <text:p>0.66245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50813" calcext:value-type="float">
            <text:p>0.650813</text:p>
          </table:table-cell>
          <table:table-cell office:value-type="float" office:value="0.425017" calcext:value-type="float">
            <text:p>0.425017</text:p>
          </table:table-cell>
          <table:table-cell office:value-type="float" office:value="0.18305" calcext:value-type="float">
            <text:p>0.18305</text:p>
          </table:table-cell>
          <table:table-cell office:value-type="float" office:value="2.16524" calcext:value-type="float">
            <text:p>2.16524</text:p>
          </table:table-cell>
          <table:table-cell office:value-type="float" office:value="112.757" calcext:value-type="float">
            <text:p>112.757</text:p>
          </table:table-cell>
          <table:table-cell office:value-type="float" office:value="0.662219" calcext:value-type="float">
            <text:p>0.662219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50426" calcext:value-type="float">
            <text:p>0.650426</text:p>
          </table:table-cell>
          <table:table-cell office:value-type="float" office:value="0.424528" calcext:value-type="float">
            <text:p>0.424528</text:p>
          </table:table-cell>
          <table:table-cell office:value-type="float" office:value="0.182654" calcext:value-type="float">
            <text:p>0.182654</text:p>
          </table:table-cell>
          <table:table-cell office:value-type="float" office:value="2.18425" calcext:value-type="float">
            <text:p>2.18425</text:p>
          </table:table-cell>
          <table:table-cell office:value-type="float" office:value="112.199" calcext:value-type="float">
            <text:p>112.199</text:p>
          </table:table-cell>
          <table:table-cell office:value-type="float" office:value="0.662171" calcext:value-type="float">
            <text:p>0.66217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50702" calcext:value-type="float">
            <text:p>0.650702</text:p>
          </table:table-cell>
          <table:table-cell office:value-type="float" office:value="0.424825" calcext:value-type="float">
            <text:p>0.424825</text:p>
          </table:table-cell>
          <table:table-cell office:value-type="float" office:value="0.182814" calcext:value-type="float">
            <text:p>0.182814</text:p>
          </table:table-cell>
          <table:table-cell office:value-type="float" office:value="2.1735" calcext:value-type="float">
            <text:p>2.1735</text:p>
          </table:table-cell>
          <table:table-cell office:value-type="float" office:value="112.516" calcext:value-type="float">
            <text:p>112.516</text:p>
          </table:table-cell>
          <table:table-cell office:value-type="float" office:value="0.662349" calcext:value-type="float">
            <text:p>0.662349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534" calcext:value-type="float">
            <text:p>0.650534</text:p>
          </table:table-cell>
          <table:table-cell office:value-type="float" office:value="0.424642" calcext:value-type="float">
            <text:p>0.424642</text:p>
          </table:table-cell>
          <table:table-cell office:value-type="float" office:value="0.182709" calcext:value-type="float">
            <text:p>0.182709</text:p>
          </table:table-cell>
          <table:table-cell office:value-type="float" office:value="2.18857" calcext:value-type="float">
            <text:p>2.18857</text:p>
          </table:table-cell>
          <table:table-cell office:value-type="float" office:value="112.103" calcext:value-type="float">
            <text:p>112.103</text:p>
          </table:table-cell>
          <table:table-cell office:value-type="float" office:value="0.662251" calcext:value-type="float">
            <text:p>0.662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000410062" calcext:value-type="float">
            <text:p>4.10062E-06</text:p>
          </table:table-cell>
          <table:table-cell office:value-type="float" office:value="0.880122" calcext:value-type="float">
            <text:p>0.880122</text:p>
          </table:table-cell>
          <table:table-cell office:value-type="float" office:value="10.4352" calcext:value-type="float">
            <text:p>10.435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-0.051875" calcext:value-type="float">
            <text:p>-0.051875</text:p>
          </table:table-cell>
          <table:table-cell office:value-type="float" office:value="0.051875" calcext:value-type="float">
            <text:p>0.051875</text:p>
          </table:table-cell>
          <table:table-cell office:value-type="float" office:value="0.00269453" calcext:value-type="float">
            <text:p>0.00269453</text:p>
          </table:table-cell>
          <table:table-cell office:value-type="float" office:value="0.00000729834" calcext:value-type="float">
            <text:p>7.29834E-06</text:p>
          </table:table-cell>
          <table:table-cell office:value-type="float" office:value="5.19552" calcext:value-type="float">
            <text:p>5.19552</text:p>
          </table:table-cell>
          <table:table-cell office:value-type="string" calcext:value-type="string">
            <text:p>-nan</text:p>
          </table:table-cell>
          <table:table-cell office:value-type="float" office:value="0.664929" calcext:value-type="float">
            <text:p>0.664929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-0.0596875" calcext:value-type="float">
            <text:p>-0.0596875</text:p>
          </table:table-cell>
          <table:table-cell office:value-type="float" office:value="0.0596875" calcext:value-type="float">
            <text:p>0.0596875</text:p>
          </table:table-cell>
          <table:table-cell office:value-type="float" office:value="0.00371602" calcext:value-type="float">
            <text:p>0.00371602</text:p>
          </table:table-cell>
          <table:table-cell office:value-type="float" office:value="0.000015986" calcext:value-type="float">
            <text:p>1.5986E-05</text:p>
          </table:table-cell>
          <table:table-cell office:value-type="float" office:value="11.554" calcext:value-type="float">
            <text:p>11.554</text:p>
          </table:table-cell>
          <table:table-cell office:value-type="string" calcext:value-type="string">
            <text:p>-nan</text:p>
          </table:table-cell>
          <table:table-cell office:value-type="float" office:value="0.61411" calcext:value-type="float">
            <text:p>0.61411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-0.0365625" calcext:value-type="float">
            <text:p>-0.0365625</text:p>
          </table:table-cell>
          <table:table-cell office:value-type="float" office:value="0.0365625" calcext:value-type="float">
            <text:p>0.0365625</text:p>
          </table:table-cell>
          <table:table-cell office:value-type="float" office:value="0.00281563" calcext:value-type="float">
            <text:p>0.00281563</text:p>
          </table:table-cell>
          <table:table-cell office:value-type="float" office:value="0.0000130327" calcext:value-type="float">
            <text:p>1.30327E-05</text:p>
          </table:table-cell>
          <table:table-cell office:value-type="float" office:value="40.9544" calcext:value-type="float">
            <text:p>40.9544</text:p>
          </table:table-cell>
          <table:table-cell office:value-type="string" calcext:value-type="string">
            <text:p>-nan</text:p>
          </table:table-cell>
          <table:table-cell office:value-type="float" office:value="0.45202" calcext:value-type="float">
            <text:p>0.4520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28125" calcext:value-type="float">
            <text:p>0.0828125</text:p>
          </table:table-cell>
          <table:table-cell office:value-type="float" office:value="0.00784707" calcext:value-type="float">
            <text:p>0.00784707</text:p>
          </table:table-cell>
          <table:table-cell office:value-type="float" office:value="0.0000907235" calcext:value-type="float">
            <text:p>9.07235E-05</text:p>
          </table:table-cell>
          <table:table-cell office:value-type="float" office:value="50.3252" calcext:value-type="float">
            <text:p>50.3252</text:p>
          </table:table-cell>
          <table:table-cell office:value-type="string" calcext:value-type="string">
            <text:p>-nan</text:p>
          </table:table-cell>
          <table:table-cell office:value-type="float" office:value="0.508885" calcext:value-type="float">
            <text:p>0.508885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582" calcext:value-type="float">
            <text:p>0.26582</text:p>
          </table:table-cell>
          <table:table-cell office:value-type="float" office:value="0.0720426" calcext:value-type="float">
            <text:p>0.0720426</text:p>
          </table:table-cell>
          <table:table-cell office:value-type="float" office:value="0.00552925" calcext:value-type="float">
            <text:p>0.00552925</text:p>
          </table:table-cell>
          <table:table-cell office:value-type="float" office:value="42.6359" calcext:value-type="float">
            <text:p>42.6359</text:p>
          </table:table-cell>
          <table:table-cell office:value-type="float" office:value="8.31771" calcext:value-type="float">
            <text:p>8.31771</text:p>
          </table:table-cell>
          <table:table-cell office:value-type="float" office:value="0.644887" calcext:value-type="float">
            <text:p>0.64488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1332" calcext:value-type="float">
            <text:p>0.41332</text:p>
          </table:table-cell>
          <table:table-cell office:value-type="float" office:value="0.172216" calcext:value-type="float">
            <text:p>0.172216</text:p>
          </table:table-cell>
          <table:table-cell office:value-type="float" office:value="0.0305923" calcext:value-type="float">
            <text:p>0.0305923</text:p>
          </table:table-cell>
          <table:table-cell office:value-type="float" office:value="20.5853" calcext:value-type="float">
            <text:p>20.5853</text:p>
          </table:table-cell>
          <table:table-cell office:value-type="float" office:value="22.4277" calcext:value-type="float">
            <text:p>22.4277</text:p>
          </table:table-cell>
          <table:table-cell office:value-type="float" office:value="0.656172" calcext:value-type="float">
            <text:p>0.65617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59473" calcext:value-type="float">
            <text:p>0.559473</text:p>
          </table:table-cell>
          <table:table-cell office:value-type="float" office:value="0.314705" calcext:value-type="float">
            <text:p>0.314705</text:p>
          </table:table-cell>
          <table:table-cell office:value-type="float" office:value="0.101112" calcext:value-type="float">
            <text:p>0.101112</text:p>
          </table:table-cell>
          <table:table-cell office:value-type="float" office:value="3.47132" calcext:value-type="float">
            <text:p>3.47132</text:p>
          </table:table-cell>
          <table:table-cell office:value-type="float" office:value="76.4873" calcext:value-type="float">
            <text:p>76.4873</text:p>
          </table:table-cell>
          <table:table-cell office:value-type="float" office:value="0.659693" calcext:value-type="float">
            <text:p>0.65969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81895" calcext:value-type="float">
            <text:p>0.581895</text:p>
          </table:table-cell>
          <table:table-cell office:value-type="float" office:value="0.339758" calcext:value-type="float">
            <text:p>0.339758</text:p>
          </table:table-cell>
          <table:table-cell office:value-type="float" office:value="0.116982" calcext:value-type="float">
            <text:p>0.116982</text:p>
          </table:table-cell>
          <table:table-cell office:value-type="float" office:value="3.1233" calcext:value-type="float">
            <text:p>3.1233</text:p>
          </table:table-cell>
          <table:table-cell office:value-type="float" office:value="83.8326" calcext:value-type="float">
            <text:p>83.8326</text:p>
          </table:table-cell>
          <table:table-cell office:value-type="float" office:value="0.6622" calcext:value-type="float">
            <text:p>0.662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9979" calcext:value-type="float">
            <text:p>0.59979</text:p>
          </table:table-cell>
          <table:table-cell office:value-type="float" office:value="0.360887" calcext:value-type="float">
            <text:p>0.360887</text:p>
          </table:table-cell>
          <table:table-cell office:value-type="float" office:value="0.131883" calcext:value-type="float">
            <text:p>0.131883</text:p>
          </table:table-cell>
          <table:table-cell office:value-type="float" office:value="2.01765" calcext:value-type="float">
            <text:p>2.01765</text:p>
          </table:table-cell>
          <table:table-cell office:value-type="float" office:value="107.619" calcext:value-type="float">
            <text:p>107.619</text:p>
          </table:table-cell>
          <table:table-cell office:value-type="float" office:value="0.662461" calcext:value-type="float">
            <text:p>0.662461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9073" calcext:value-type="float">
            <text:p>0.569073</text:p>
          </table:table-cell>
          <table:table-cell office:value-type="float" office:value="0.325977" calcext:value-type="float">
            <text:p>0.325977</text:p>
          </table:table-cell>
          <table:table-cell office:value-type="float" office:value="0.108952" calcext:value-type="float">
            <text:p>0.108952</text:p>
          </table:table-cell>
          <table:table-cell office:value-type="float" office:value="3.52437" calcext:value-type="float">
            <text:p>3.52437</text:p>
          </table:table-cell>
          <table:table-cell office:value-type="float" office:value="77.2622" calcext:value-type="float">
            <text:p>77.2622</text:p>
          </table:table-cell>
          <table:table-cell office:value-type="float" office:value="0.658225" calcext:value-type="float">
            <text:p>0.658225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76042" calcext:value-type="float">
            <text:p>0.576042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113364" calcext:value-type="float">
            <text:p>0.113364</text:p>
          </table:table-cell>
          <table:table-cell office:value-type="float" office:value="2.68987" calcext:value-type="float">
            <text:p>2.68987</text:p>
          </table:table-cell>
          <table:table-cell office:value-type="float" office:value="89.5275" calcext:value-type="float">
            <text:p>89.5275</text:p>
          </table:table-cell>
          <table:table-cell office:value-type="float" office:value="0.660198" calcext:value-type="float">
            <text:p>0.66019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64403" calcext:value-type="float">
            <text:p>0.564403</text:p>
          </table:table-cell>
          <table:table-cell office:value-type="float" office:value="0.320758" calcext:value-type="float">
            <text:p>0.320758</text:p>
          </table:table-cell>
          <table:table-cell office:value-type="float" office:value="0.105685" calcext:value-type="float">
            <text:p>0.105685</text:p>
          </table:table-cell>
          <table:table-cell office:value-type="float" office:value="3.06394" calcext:value-type="float">
            <text:p>3.06394</text:p>
          </table:table-cell>
          <table:table-cell office:value-type="float" office:value="82.2308" calcext:value-type="float">
            <text:p>82.2308</text:p>
          </table:table-cell>
          <table:table-cell office:value-type="float" office:value="0.657598" calcext:value-type="float">
            <text:p>0.65759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66409" calcext:value-type="float">
            <text:p>0.566409</text:p>
          </table:table-cell>
          <table:table-cell office:value-type="float" office:value="0.323405" calcext:value-type="float">
            <text:p>0.323405</text:p>
          </table:table-cell>
          <table:table-cell office:value-type="float" office:value="0.107803" calcext:value-type="float">
            <text:p>0.107803</text:p>
          </table:table-cell>
          <table:table-cell office:value-type="float" office:value="3.40103" calcext:value-type="float">
            <text:p>3.40103</text:p>
          </table:table-cell>
          <table:table-cell office:value-type="float" office:value="78.3471" calcext:value-type="float">
            <text:p>78.3471</text:p>
          </table:table-cell>
          <table:table-cell office:value-type="float" office:value="0.65643" calcext:value-type="float">
            <text:p>0.6564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565773" calcext:value-type="float">
            <text:p>0.565773</text:p>
          </table:table-cell>
          <table:table-cell office:value-type="float" office:value="0.322282" calcext:value-type="float">
            <text:p>0.322282</text:p>
          </table:table-cell>
          <table:table-cell office:value-type="float" office:value="0.106548" calcext:value-type="float">
            <text:p>0.106548</text:p>
          </table:table-cell>
          <table:table-cell office:value-type="float" office:value="3.42917" calcext:value-type="float">
            <text:p>3.42917</text:p>
          </table:table-cell>
          <table:table-cell office:value-type="float" office:value="77.8864" calcext:value-type="float">
            <text:p>77.8864</text:p>
          </table:table-cell>
          <table:table-cell office:value-type="float" office:value="0.65806" calcext:value-type="float">
            <text:p>0.6580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70852" calcext:value-type="float">
            <text:p>0.570852</text:p>
          </table:table-cell>
          <table:table-cell office:value-type="float" office:value="0.327954" calcext:value-type="float">
            <text:p>0.327954</text:p>
          </table:table-cell>
          <table:table-cell office:value-type="float" office:value="0.110183" calcext:value-type="float">
            <text:p>0.110183</text:p>
          </table:table-cell>
          <table:table-cell office:value-type="float" office:value="3.04951" calcext:value-type="float">
            <text:p>3.04951</text:p>
          </table:table-cell>
          <table:table-cell office:value-type="float" office:value="83.3512" calcext:value-type="float">
            <text:p>83.3512</text:p>
          </table:table-cell>
          <table:table-cell office:value-type="float" office:value="0.658516" calcext:value-type="float">
            <text:p>0.65851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567167" calcext:value-type="float">
            <text:p>0.567167</text:p>
          </table:table-cell>
          <table:table-cell office:value-type="float" office:value="0.323889" calcext:value-type="float">
            <text:p>0.323889</text:p>
          </table:table-cell>
          <table:table-cell office:value-type="float" office:value="0.107672" calcext:value-type="float">
            <text:p>0.107672</text:p>
          </table:table-cell>
          <table:table-cell office:value-type="float" office:value="3.29486" calcext:value-type="float">
            <text:p>3.29486</text:p>
          </table:table-cell>
          <table:table-cell office:value-type="float" office:value="79.6676" calcext:value-type="float">
            <text:p>79.6676</text:p>
          </table:table-cell>
          <table:table-cell office:value-type="float" office:value="0.657874" calcext:value-type="float">
            <text:p>0.657874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5682" calcext:value-type="float">
            <text:p>0.5682</text:p>
          </table:table-cell>
          <table:table-cell office:value-type="float" office:value="0.32507" calcext:value-type="float">
            <text:p>0.32507</text:p>
          </table:table-cell>
          <table:table-cell office:value-type="float" office:value="0.10845" calcext:value-type="float">
            <text:p>0.10845</text:p>
          </table:table-cell>
          <table:table-cell office:value-type="float" office:value="3.25788" calcext:value-type="float">
            <text:p>3.25788</text:p>
          </table:table-cell>
          <table:table-cell office:value-type="float" office:value="80.2681" calcext:value-type="float">
            <text:p>80.2681</text:p>
          </table:table-cell>
          <table:table-cell office:value-type="float" office:value="0.6579" calcext:value-type="float">
            <text:p>0.6579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8785" calcext:value-type="float">
            <text:p>0.568785</text:p>
          </table:table-cell>
          <table:table-cell office:value-type="float" office:value="0.325681" calcext:value-type="float">
            <text:p>0.325681</text:p>
          </table:table-cell>
          <table:table-cell office:value-type="float" office:value="0.108786" calcext:value-type="float">
            <text:p>0.108786</text:p>
          </table:table-cell>
          <table:table-cell office:value-type="float" office:value="3.27106" calcext:value-type="float">
            <text:p>3.27106</text:p>
          </table:table-cell>
          <table:table-cell office:value-type="float" office:value="80.181" calcext:value-type="float">
            <text:p>80.181</text:p>
          </table:table-cell>
          <table:table-cell office:value-type="float" office:value="0.658126" calcext:value-type="float">
            <text:p>0.65812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807" calcext:value-type="float">
            <text:p>0.56807</text:p>
          </table:table-cell>
          <table:table-cell office:value-type="float" office:value="0.324931" calcext:value-type="float">
            <text:p>0.324931</text:p>
          </table:table-cell>
          <table:table-cell office:value-type="float" office:value="0.108362" calcext:value-type="float">
            <text:p>0.108362</text:p>
          </table:table-cell>
          <table:table-cell office:value-type="float" office:value="3.2478" calcext:value-type="float">
            <text:p>3.2478</text:p>
          </table:table-cell>
          <table:table-cell office:value-type="float" office:value="80.3761" calcext:value-type="float">
            <text:p>80.3761</text:p>
          </table:table-cell>
          <table:table-cell office:value-type="float" office:value="0.657884" calcext:value-type="float">
            <text:p>0.6578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00390625" calcext:value-type="float">
            <text:p>3.90625E-05</text:p>
          </table:table-cell>
          <table:table-cell office:value-type="float" office:value="0.00000000152588" calcext:value-type="float">
            <text:p>1.52588E-09</text:p>
          </table:table-cell>
          <table:table-cell office:value-type="float" office:value="0.19019" calcext:value-type="float">
            <text:p>0.1901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4375" calcext:value-type="float">
            <text:p>0.024375</text:p>
          </table:table-cell>
          <table:table-cell office:value-type="float" office:value="0.00107266" calcext:value-type="float">
            <text:p>0.00107266</text:p>
          </table:table-cell>
          <table:table-cell office:value-type="float" office:value="0.00000228781" calcext:value-type="float">
            <text:p>2.28781E-06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18.2032" calcext:value-type="float">
            <text:p>18.2032</text:p>
          </table:table-cell>
          <table:table-cell office:value-type="float" office:value="0.337206" calcext:value-type="float">
            <text:p>0.33720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3125" calcext:value-type="float">
            <text:p>0.083125</text:p>
          </table:table-cell>
          <table:table-cell office:value-type="float" office:value="0.00699922" calcext:value-type="float">
            <text:p>0.00699922</text:p>
          </table:table-cell>
          <table:table-cell office:value-type="float" office:value="0.0000512245" calcext:value-type="float">
            <text:p>5.12245E-05</text:p>
          </table:table-cell>
          <table:table-cell office:value-type="float" office:value="0.628636" calcext:value-type="float">
            <text:p>0.628636</text:p>
          </table:table-cell>
          <table:table-cell office:value-type="float" office:value="26.1317" calcext:value-type="float">
            <text:p>26.1317</text:p>
          </table:table-cell>
          <table:table-cell office:value-type="float" office:value="0.651456" calcext:value-type="float">
            <text:p>0.65145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3906" calcext:value-type="float">
            <text:p>0.133906</text:p>
          </table:table-cell>
          <table:table-cell office:value-type="float" office:value="0.0182135" calcext:value-type="float">
            <text:p>0.0182135</text:p>
          </table:table-cell>
          <table:table-cell office:value-type="float" office:value="0.000353846" calcext:value-type="float">
            <text:p>0.000353846</text:p>
          </table:table-cell>
          <table:table-cell office:value-type="float" office:value="1.19472" calcext:value-type="float">
            <text:p>1.19472</text:p>
          </table:table-cell>
          <table:table-cell office:value-type="float" office:value="30.822" calcext:value-type="float">
            <text:p>30.822</text:p>
          </table:table-cell>
          <table:table-cell office:value-type="float" office:value="0.644445" calcext:value-type="float">
            <text:p>0.644445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17813" calcext:value-type="float">
            <text:p>0.217813</text:p>
          </table:table-cell>
          <table:table-cell office:value-type="float" office:value="0.0479629" calcext:value-type="float">
            <text:p>0.0479629</text:p>
          </table:table-cell>
          <table:table-cell office:value-type="float" office:value="0.00240069" calcext:value-type="float">
            <text:p>0.00240069</text:p>
          </table:table-cell>
          <table:table-cell office:value-type="float" office:value="2.84039" calcext:value-type="float">
            <text:p>2.84039</text:p>
          </table:table-cell>
          <table:table-cell office:value-type="float" office:value="32.5058" calcext:value-type="float">
            <text:p>32.5058</text:p>
          </table:table-cell>
          <table:table-cell office:value-type="float" office:value="0.652141" calcext:value-type="float">
            <text:p>0.652141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9492" calcext:value-type="float">
            <text:p>0.389492</text:p>
          </table:table-cell>
          <table:table-cell office:value-type="float" office:value="0.159009" calcext:value-type="float">
            <text:p>0.159009</text:p>
          </table:table-cell>
          <table:table-cell office:value-type="float" office:value="0.0294749" calcext:value-type="float">
            <text:p>0.0294749</text:p>
          </table:table-cell>
          <table:table-cell office:value-type="float" office:value="4.75432" calcext:value-type="float">
            <text:p>4.75432</text:p>
          </table:table-cell>
          <table:table-cell office:value-type="float" office:value="46.1803" calcext:value-type="float">
            <text:p>46.1803</text:p>
          </table:table-cell>
          <table:table-cell office:value-type="float" office:value="0.611412" calcext:value-type="float">
            <text:p>0.611412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17793" calcext:value-type="float">
            <text:p>0.517793</text:p>
          </table:table-cell>
          <table:table-cell office:value-type="float" office:value="0.269125" calcext:value-type="float">
            <text:p>0.269125</text:p>
          </table:table-cell>
          <table:table-cell office:value-type="float" office:value="0.0735675" calcext:value-type="float">
            <text:p>0.0735675</text:p>
          </table:table-cell>
          <table:table-cell office:value-type="float" office:value="2.66043" calcext:value-type="float">
            <text:p>2.66043</text:p>
          </table:table-cell>
          <table:table-cell office:value-type="float" office:value="80.8243" calcext:value-type="float">
            <text:p>80.8243</text:p>
          </table:table-cell>
          <table:table-cell office:value-type="float" office:value="0.661424" calcext:value-type="float">
            <text:p>0.66142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1514" calcext:value-type="float">
            <text:p>0.491514</text:p>
          </table:table-cell>
          <table:table-cell office:value-type="float" office:value="0.242764" calcext:value-type="float">
            <text:p>0.242764</text:p>
          </table:table-cell>
          <table:table-cell office:value-type="float" office:value="0.0600847" calcext:value-type="float">
            <text:p>0.0600847</text:p>
          </table:table-cell>
          <table:table-cell office:value-type="float" office:value="2.52946" calcext:value-type="float">
            <text:p>2.52946</text:p>
          </table:table-cell>
          <table:table-cell office:value-type="float" office:value="78.713" calcext:value-type="float">
            <text:p>78.713</text:p>
          </table:table-cell>
          <table:table-cell office:value-type="float" office:value="0.660161" calcext:value-type="float">
            <text:p>0.660161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47695" calcext:value-type="float">
            <text:p>0.447695</text:p>
          </table:table-cell>
          <table:table-cell office:value-type="float" office:value="0.202337" calcext:value-type="float">
            <text:p>0.202337</text:p>
          </table:table-cell>
          <table:table-cell office:value-type="float" office:value="0.0424225" calcext:value-type="float">
            <text:p>0.0424225</text:p>
          </table:table-cell>
          <table:table-cell office:value-type="float" office:value="3.6469" calcext:value-type="float">
            <text:p>3.6469</text:p>
          </table:table-cell>
          <table:table-cell office:value-type="float" office:value="59.7038" calcext:value-type="float">
            <text:p>59.7038</text:p>
          </table:table-cell>
          <table:table-cell office:value-type="float" office:value="0.654598" calcext:value-type="float">
            <text:p>0.65459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09277" calcext:value-type="float">
            <text:p>0.509277</text:p>
          </table:table-cell>
          <table:table-cell office:value-type="float" office:value="0.260929" calcext:value-type="float">
            <text:p>0.260929</text:p>
          </table:table-cell>
          <table:table-cell office:value-type="float" office:value="0.0697195" calcext:value-type="float">
            <text:p>0.0697195</text:p>
          </table:table-cell>
          <table:table-cell office:value-type="float" office:value="2.80949" calcext:value-type="float">
            <text:p>2.80949</text:p>
          </table:table-cell>
          <table:table-cell office:value-type="float" office:value="77.4226" calcext:value-type="float">
            <text:p>77.4226</text:p>
          </table:table-cell>
          <table:table-cell office:value-type="float" office:value="0.658659" calcext:value-type="float">
            <text:p>0.65865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95398" calcext:value-type="float">
            <text:p>0.495398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0649862" calcext:value-type="float">
            <text:p>0.0649862</text:p>
          </table:table-cell>
          <table:table-cell office:value-type="float" office:value="3.58349" calcext:value-type="float">
            <text:p>3.58349</text:p>
          </table:table-cell>
          <table:table-cell office:value-type="float" office:value="66.8495" calcext:value-type="float">
            <text:p>66.8495</text:p>
          </table:table-cell>
          <table:table-cell office:value-type="float" office:value="0.649746" calcext:value-type="float">
            <text:p>0.64974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91321" calcext:value-type="float">
            <text:p>0.491321</text:p>
          </table:table-cell>
          <table:table-cell office:value-type="float" office:value="0.24369" calcext:value-type="float">
            <text:p>0.24369</text:p>
          </table:table-cell>
          <table:table-cell office:value-type="float" office:value="0.0616388" calcext:value-type="float">
            <text:p>0.0616388</text:p>
          </table:table-cell>
          <table:table-cell office:value-type="float" office:value="3.42504" calcext:value-type="float">
            <text:p>3.42504</text:p>
          </table:table-cell>
          <table:table-cell office:value-type="float" office:value="67.695" calcext:value-type="float">
            <text:p>67.695</text:p>
          </table:table-cell>
          <table:table-cell office:value-type="float" office:value="0.654015" calcext:value-type="float">
            <text:p>0.654015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96227" calcext:value-type="float">
            <text:p>0.496227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0641597" calcext:value-type="float">
            <text:p>0.0641597</text:p>
          </table:table-cell>
          <table:table-cell office:value-type="float" office:value="3.73052" calcext:value-type="float">
            <text:p>3.73052</text:p>
          </table:table-cell>
          <table:table-cell office:value-type="float" office:value="65.504" calcext:value-type="float">
            <text:p>65.504</text:p>
          </table:table-cell>
          <table:table-cell office:value-type="float" office:value="0.654144" calcext:value-type="float">
            <text:p>0.65414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90784" calcext:value-type="float">
            <text:p>0.490784</text:p>
          </table:table-cell>
          <table:table-cell office:value-type="float" office:value="0.24346" calcext:value-type="float">
            <text:p>0.24346</text:p>
          </table:table-cell>
          <table:table-cell office:value-type="float" office:value="0.0616968" calcext:value-type="float">
            <text:p>0.0616968</text:p>
          </table:table-cell>
          <table:table-cell office:value-type="float" office:value="3.76157" calcext:value-type="float">
            <text:p>3.76157</text:p>
          </table:table-cell>
          <table:table-cell office:value-type="float" office:value="64.537" calcext:value-type="float">
            <text:p>64.537</text:p>
          </table:table-cell>
          <table:table-cell office:value-type="float" office:value="0.653034" calcext:value-type="float">
            <text:p>0.65303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93894" calcext:value-type="float">
            <text:p>0.493894</text:p>
          </table:table-cell>
          <table:table-cell office:value-type="float" office:value="0.24643" calcext:value-type="float">
            <text:p>0.24643</text:p>
          </table:table-cell>
          <table:table-cell office:value-type="float" office:value="0.0630867" calcext:value-type="float">
            <text:p>0.0630867</text:p>
          </table:table-cell>
          <table:table-cell office:value-type="float" office:value="3.53907" calcext:value-type="float">
            <text:p>3.53907</text:p>
          </table:table-cell>
          <table:table-cell office:value-type="float" office:value="66.9625" calcext:value-type="float">
            <text:p>66.9625</text:p>
          </table:table-cell>
          <table:table-cell office:value-type="float" office:value="0.653719" calcext:value-type="float">
            <text:p>0.65371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88569" calcext:value-type="float">
            <text:p>0.488569</text:p>
          </table:table-cell>
          <table:table-cell office:value-type="float" office:value="0.241311" calcext:value-type="float">
            <text:p>0.241311</text:p>
          </table:table-cell>
          <table:table-cell office:value-type="float" office:value="0.0606635" calcext:value-type="float">
            <text:p>0.0606635</text:p>
          </table:table-cell>
          <table:table-cell office:value-type="float" office:value="3.82411" calcext:value-type="float">
            <text:p>3.82411</text:p>
          </table:table-cell>
          <table:table-cell office:value-type="float" office:value="63.7161" calcext:value-type="float">
            <text:p>63.7161</text:p>
          </table:table-cell>
          <table:table-cell office:value-type="float" office:value="0.652743" calcext:value-type="float">
            <text:p>0.652743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89695" calcext:value-type="float">
            <text:p>0.489695</text:p>
          </table:table-cell>
          <table:table-cell office:value-type="float" office:value="0.242434" calcext:value-type="float">
            <text:p>0.242434</text:p>
          </table:table-cell>
          <table:table-cell office:value-type="float" office:value="0.0612292" calcext:value-type="float">
            <text:p>0.0612292</text:p>
          </table:table-cell>
          <table:table-cell office:value-type="float" office:value="3.97844" calcext:value-type="float">
            <text:p>3.97844</text:p>
          </table:table-cell>
          <table:table-cell office:value-type="float" office:value="62.602" calcext:value-type="float">
            <text:p>62.602</text:p>
          </table:table-cell>
          <table:table-cell office:value-type="float" office:value="0.652744" calcext:value-type="float">
            <text:p>0.65274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88654" calcext:value-type="float">
            <text:p>0.488654</text:p>
          </table:table-cell>
          <table:table-cell office:value-type="float" office:value="0.241383" calcext:value-type="float">
            <text:p>0.241383</text:p>
          </table:table-cell>
          <table:table-cell office:value-type="float" office:value="0.0606898" calcext:value-type="float">
            <text:p>0.0606898</text:p>
          </table:table-cell>
          <table:table-cell office:value-type="float" office:value="3.92722" calcext:value-type="float">
            <text:p>3.92722</text:p>
          </table:table-cell>
          <table:table-cell office:value-type="float" office:value="62.8751" calcext:value-type="float">
            <text:p>62.8751</text:p>
          </table:table-cell>
          <table:table-cell office:value-type="float" office:value="0.6528" calcext:value-type="float">
            <text:p>0.652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89147" calcext:value-type="float">
            <text:p>0.489147</text:p>
          </table:table-cell>
          <table:table-cell office:value-type="float" office:value="0.241917" calcext:value-type="float">
            <text:p>0.241917</text:p>
          </table:table-cell>
          <table:table-cell office:value-type="float" office:value="0.0609889" calcext:value-type="float">
            <text:p>0.0609889</text:p>
          </table:table-cell>
          <table:table-cell office:value-type="float" office:value="3.88217" calcext:value-type="float">
            <text:p>3.88217</text:p>
          </table:table-cell>
          <table:table-cell office:value-type="float" office:value="63.3131" calcext:value-type="float">
            <text:p>63.3131</text:p>
          </table:table-cell>
          <table:table-cell office:value-type="float" office:value="0.652626" calcext:value-type="float">
            <text:p>0.65262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90021" calcext:value-type="float">
            <text:p>0.490021</text:p>
          </table:table-cell>
          <table:table-cell office:value-type="float" office:value="0.242735" calcext:value-type="float">
            <text:p>0.242735</text:p>
          </table:table-cell>
          <table:table-cell office:value-type="float" office:value="0.0613696" calcext:value-type="float">
            <text:p>0.0613696</text:p>
          </table:table-cell>
          <table:table-cell office:value-type="float" office:value="3.84819" calcext:value-type="float">
            <text:p>3.84819</text:p>
          </table:table-cell>
          <table:table-cell office:value-type="float" office:value="63.7034" calcext:value-type="float">
            <text:p>63.7034</text:p>
          </table:table-cell>
          <table:table-cell office:value-type="float" office:value="0.652811" calcext:value-type="float">
            <text:p>0.652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0237656" calcext:value-type="float">
            <text:p>0.00237656</text:p>
          </table:table-cell>
          <table:table-cell office:value-type="float" office:value="0.00000564805" calcext:value-type="float">
            <text:p>5.64805E-06</text:p>
          </table:table-cell>
          <table:table-cell office:value-type="float" office:value="0.827463" calcext:value-type="float">
            <text:p>0.827463</text:p>
          </table:table-cell>
          <table:table-cell office:value-type="float" office:value="12.0837" calcext:value-type="float">
            <text:p>12.083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0.00133516" calcext:value-type="float">
            <text:p>0.00133516</text:p>
          </table:table-cell>
          <table:table-cell office:value-type="float" office:value="0.00000211777" calcext:value-type="float">
            <text:p>2.11777E-06</text:p>
          </table:table-cell>
          <table:table-cell office:value-type="float" office:value="0.748172" calcext:value-type="float">
            <text:p>0.748172</text:p>
          </table:table-cell>
          <table:table-cell office:value-type="float" office:value="8.68027" calcext:value-type="float">
            <text:p>8.68027</text:p>
          </table:table-cell>
          <table:table-cell office:value-type="float" office:value="0.604001" calcext:value-type="float">
            <text:p>0.604001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-0.0134375" calcext:value-type="float">
            <text:p>-0.0134375</text:p>
          </table:table-cell>
          <table:table-cell office:value-type="float" office:value="0.0134375" calcext:value-type="float">
            <text:p>0.0134375</text:p>
          </table:table-cell>
          <table:table-cell office:value-type="float" office:value="0.000462891" calcext:value-type="float">
            <text:p>0.000462891</text:p>
          </table:table-cell>
          <table:table-cell office:value-type="float" office:value="0.000000375958" calcext:value-type="float">
            <text:p>3.75958E-07</text:p>
          </table:table-cell>
          <table:table-cell office:value-type="float" office:value="4.95744" calcext:value-type="float">
            <text:p>4.95744</text:p>
          </table:table-cell>
          <table:table-cell office:value-type="string" calcext:value-type="string">
            <text:p>-nan</text:p>
          </table:table-cell>
          <table:table-cell office:value-type="float" office:value="0.415128" calcext:value-type="float">
            <text:p>0.41512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0625" calcext:value-type="float">
            <text:p>0.060625</text:p>
          </table:table-cell>
          <table:table-cell office:value-type="float" office:value="0.00517773" calcext:value-type="float">
            <text:p>0.00517773</text:p>
          </table:table-cell>
          <table:table-cell office:value-type="float" office:value="0.000054586" calcext:value-type="float">
            <text:p>5.4586E-05</text:p>
          </table:table-cell>
          <table:table-cell office:value-type="float" office:value="4.94609" calcext:value-type="float">
            <text:p>4.94609</text:p>
          </table:table-cell>
          <table:table-cell office:value-type="float" office:value="5.2355" calcext:value-type="float">
            <text:p>5.2355</text:p>
          </table:table-cell>
          <table:table-cell office:value-type="float" office:value="0.321296" calcext:value-type="float">
            <text:p>0.32129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05391" calcext:value-type="float">
            <text:p>0.205391</text:p>
          </table:table-cell>
          <table:table-cell office:value-type="float" office:value="0.0469665" calcext:value-type="float">
            <text:p>0.0469665</text:p>
          </table:table-cell>
          <table:table-cell office:value-type="float" office:value="0.00301759" calcext:value-type="float">
            <text:p>0.00301759</text:p>
          </table:table-cell>
          <table:table-cell office:value-type="float" office:value="3.76608" calcext:value-type="float">
            <text:p>3.76608</text:p>
          </table:table-cell>
          <table:table-cell office:value-type="float" office:value="27.7441" calcext:value-type="float">
            <text:p>27.7441</text:p>
          </table:table-cell>
          <table:table-cell office:value-type="float" office:value="0.544003" calcext:value-type="float">
            <text:p>0.544003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9805" calcext:value-type="float">
            <text:p>0.389805</text:p>
          </table:table-cell>
          <table:table-cell office:value-type="float" office:value="0.153964" calcext:value-type="float">
            <text:p>0.153964</text:p>
          </table:table-cell>
          <table:table-cell office:value-type="float" office:value="0.0249888" calcext:value-type="float">
            <text:p>0.0249888</text:p>
          </table:table-cell>
          <table:table-cell office:value-type="float" office:value="3.28002" calcext:value-type="float">
            <text:p>3.28002</text:p>
          </table:table-cell>
          <table:table-cell office:value-type="float" office:value="54.859" calcext:value-type="float">
            <text:p>54.859</text:p>
          </table:table-cell>
          <table:table-cell office:value-type="float" office:value="0.648615" calcext:value-type="float">
            <text:p>0.648615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5877" calcext:value-type="float">
            <text:p>0.45877</text:p>
          </table:table-cell>
          <table:table-cell office:value-type="float" office:value="0.210965" calcext:value-type="float">
            <text:p>0.210965</text:p>
          </table:table-cell>
          <table:table-cell office:value-type="float" office:value="0.0449203" calcext:value-type="float">
            <text:p>0.0449203</text:p>
          </table:table-cell>
          <table:table-cell office:value-type="float" office:value="3.54533" calcext:value-type="float">
            <text:p>3.54533</text:p>
          </table:table-cell>
          <table:table-cell office:value-type="float" office:value="61.8545" calcext:value-type="float">
            <text:p>61.8545</text:p>
          </table:table-cell>
          <table:table-cell office:value-type="float" office:value="0.663566" calcext:value-type="float">
            <text:p>0.66356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25967" calcext:value-type="float">
            <text:p>0.425967</text:p>
          </table:table-cell>
          <table:table-cell office:value-type="float" office:value="0.182957" calcext:value-type="float">
            <text:p>0.182957</text:p>
          </table:table-cell>
          <table:table-cell office:value-type="float" office:value="0.034567" calcext:value-type="float">
            <text:p>0.034567</text:p>
          </table:table-cell>
          <table:table-cell office:value-type="float" office:value="6.19755" calcext:value-type="float">
            <text:p>6.19755</text:p>
          </table:table-cell>
          <table:table-cell office:value-type="float" office:value="43.3316" calcext:value-type="float">
            <text:p>43.3316</text:p>
          </table:table-cell>
          <table:table-cell office:value-type="float" office:value="0.655776" calcext:value-type="float">
            <text:p>0.65577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62666" calcext:value-type="float">
            <text:p>0.462666</text:p>
          </table:table-cell>
          <table:table-cell office:value-type="float" office:value="0.215377" calcext:value-type="float">
            <text:p>0.215377</text:p>
          </table:table-cell>
          <table:table-cell office:value-type="float" office:value="0.0475386" calcext:value-type="float">
            <text:p>0.0475386</text:p>
          </table:table-cell>
          <table:table-cell office:value-type="float" office:value="2.65492" calcext:value-type="float">
            <text:p>2.65492</text:p>
          </table:table-cell>
          <table:table-cell office:value-type="float" office:value="72.3238" calcext:value-type="float">
            <text:p>72.3238</text:p>
          </table:table-cell>
          <table:table-cell office:value-type="float" office:value="0.658395" calcext:value-type="float">
            <text:p>0.658395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02153" calcext:value-type="float">
            <text:p>0.402153</text:p>
          </table:table-cell>
          <table:table-cell office:value-type="float" office:value="0.165321" calcext:value-type="float">
            <text:p>0.165321</text:p>
          </table:table-cell>
          <table:table-cell office:value-type="float" office:value="0.0294728" calcext:value-type="float">
            <text:p>0.0294728</text:p>
          </table:table-cell>
          <table:table-cell office:value-type="float" office:value="5.67388" calcext:value-type="float">
            <text:p>5.67388</text:p>
          </table:table-cell>
          <table:table-cell office:value-type="float" office:value="43.043" calcext:value-type="float">
            <text:p>43.043</text:p>
          </table:table-cell>
          <table:table-cell office:value-type="float" office:value="0.640546" calcext:value-type="float">
            <text:p>0.64054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41718" calcext:value-type="float">
            <text:p>0.441718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0.0408518" calcext:value-type="float">
            <text:p>0.0408518</text:p>
          </table:table-cell>
          <table:table-cell office:value-type="float" office:value="4.07224" calcext:value-type="float">
            <text:p>4.07224</text:p>
          </table:table-cell>
          <table:table-cell office:value-type="float" office:value="55.7819" calcext:value-type="float">
            <text:p>55.7819</text:p>
          </table:table-cell>
          <table:table-cell office:value-type="float" office:value="0.651074" calcext:value-type="float">
            <text:p>0.65107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28794" calcext:value-type="float">
            <text:p>0.428794</text:p>
          </table:table-cell>
          <table:table-cell office:value-type="float" office:value="0.186804" calcext:value-type="float">
            <text:p>0.186804</text:p>
          </table:table-cell>
          <table:table-cell office:value-type="float" office:value="0.0370941" calcext:value-type="float">
            <text:p>0.0370941</text:p>
          </table:table-cell>
          <table:table-cell office:value-type="float" office:value="4.13993" calcext:value-type="float">
            <text:p>4.13993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0.645669" calcext:value-type="float">
            <text:p>0.645669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18972" calcext:value-type="float">
            <text:p>0.418972</text:p>
          </table:table-cell>
          <table:table-cell office:value-type="float" office:value="0.178036" calcext:value-type="float">
            <text:p>0.178036</text:p>
          </table:table-cell>
          <table:table-cell office:value-type="float" office:value="0.033419" calcext:value-type="float">
            <text:p>0.033419</text:p>
          </table:table-cell>
          <table:table-cell office:value-type="float" office:value="3.96228" calcext:value-type="float">
            <text:p>3.96228</text:p>
          </table:table-cell>
          <table:table-cell office:value-type="float" office:value="53.657" calcext:value-type="float">
            <text:p>53.657</text:p>
          </table:table-cell>
          <table:table-cell office:value-type="float" office:value="0.648557" calcext:value-type="float">
            <text:p>0.64855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31716" calcext:value-type="float">
            <text:p>0.431716</text:p>
          </table:table-cell>
          <table:table-cell office:value-type="float" office:value="0.189216" calcext:value-type="float">
            <text:p>0.189216</text:p>
          </table:table-cell>
          <table:table-cell office:value-type="float" office:value="0.0378438" calcext:value-type="float">
            <text:p>0.0378438</text:p>
          </table:table-cell>
          <table:table-cell office:value-type="float" office:value="3.74625" calcext:value-type="float">
            <text:p>3.74625</text:p>
          </table:table-cell>
          <table:table-cell office:value-type="float" office:value="56.9329" calcext:value-type="float">
            <text:p>56.9329</text:p>
          </table:table-cell>
          <table:table-cell office:value-type="float" office:value="0.647662" calcext:value-type="float">
            <text:p>0.647662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28789" calcext:value-type="float">
            <text:p>0.428789</text:p>
          </table:table-cell>
          <table:table-cell office:value-type="float" office:value="0.186374" calcext:value-type="float">
            <text:p>0.186374</text:p>
          </table:table-cell>
          <table:table-cell office:value-type="float" office:value="0.0365534" calcext:value-type="float">
            <text:p>0.0365534</text:p>
          </table:table-cell>
          <table:table-cell office:value-type="float" office:value="3.76896" calcext:value-type="float">
            <text:p>3.76896</text:p>
          </table:table-cell>
          <table:table-cell office:value-type="float" office:value="56.3256" calcext:value-type="float">
            <text:p>56.3256</text:p>
          </table:table-cell>
          <table:table-cell office:value-type="float" office:value="0.649218" calcext:value-type="float">
            <text:p>0.64921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2692" calcext:value-type="float">
            <text:p>0.42692</text:p>
          </table:table-cell>
          <table:table-cell office:value-type="float" office:value="0.184906" calcext:value-type="float">
            <text:p>0.184906</text:p>
          </table:table-cell>
          <table:table-cell office:value-type="float" office:value="0.0360755" calcext:value-type="float">
            <text:p>0.0360755</text:p>
          </table:table-cell>
          <table:table-cell office:value-type="float" office:value="3.91696" calcext:value-type="float">
            <text:p>3.91696</text:p>
          </table:table-cell>
          <table:table-cell office:value-type="float" office:value="55.0167" calcext:value-type="float">
            <text:p>55.0167</text:p>
          </table:table-cell>
          <table:table-cell office:value-type="float" office:value="0.648288" calcext:value-type="float">
            <text:p>0.64828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26925" calcext:value-type="float">
            <text:p>0.426925</text:p>
          </table:table-cell>
          <table:table-cell office:value-type="float" office:value="0.184745" calcext:value-type="float">
            <text:p>0.184745</text:p>
          </table:table-cell>
          <table:table-cell office:value-type="float" office:value="0.0359022" calcext:value-type="float">
            <text:p>0.0359022</text:p>
          </table:table-cell>
          <table:table-cell office:value-type="float" office:value="3.94919" calcext:value-type="float">
            <text:p>3.94919</text:p>
          </table:table-cell>
          <table:table-cell office:value-type="float" office:value="54.7644" calcext:value-type="float">
            <text:p>54.7644</text:p>
          </table:table-cell>
          <table:table-cell office:value-type="float" office:value="0.649364" calcext:value-type="float">
            <text:p>0.64936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27909" calcext:value-type="float">
            <text:p>0.427909</text:p>
          </table:table-cell>
          <table:table-cell office:value-type="float" office:value="0.185699" calcext:value-type="float">
            <text:p>0.185699</text:p>
          </table:table-cell>
          <table:table-cell office:value-type="float" office:value="0.0363434" calcext:value-type="float">
            <text:p>0.0363434</text:p>
          </table:table-cell>
          <table:table-cell office:value-type="float" office:value="3.94232" calcext:value-type="float">
            <text:p>3.94232</text:p>
          </table:table-cell>
          <table:table-cell office:value-type="float" office:value="54.956" calcext:value-type="float">
            <text:p>54.956</text:p>
          </table:table-cell>
          <table:table-cell office:value-type="float" office:value="0.648695" calcext:value-type="float">
            <text:p>0.648695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27176" calcext:value-type="float">
            <text:p>0.427176</text:p>
          </table:table-cell>
          <table:table-cell office:value-type="float" office:value="0.185069" calcext:value-type="float">
            <text:p>0.185069</text:p>
          </table:table-cell>
          <table:table-cell office:value-type="float" office:value="0.0360994" calcext:value-type="float">
            <text:p>0.0360994</text:p>
          </table:table-cell>
          <table:table-cell office:value-type="float" office:value="3.93414" calcext:value-type="float">
            <text:p>3.93414</text:p>
          </table:table-cell>
          <table:table-cell office:value-type="float" office:value="54.9192" calcext:value-type="float">
            <text:p>54.9192</text:p>
          </table:table-cell>
          <table:table-cell office:value-type="float" office:value="0.648674" calcext:value-type="float">
            <text:p>0.64867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8345" calcext:value-type="float">
            <text:p>0.428345</text:p>
          </table:table-cell>
          <table:table-cell office:value-type="float" office:value="0.186079" calcext:value-type="float">
            <text:p>0.186079</text:p>
          </table:table-cell>
          <table:table-cell office:value-type="float" office:value="0.0365002" calcext:value-type="float">
            <text:p>0.0365002</text:p>
          </table:table-cell>
          <table:table-cell office:value-type="float" office:value="3.89547" calcext:value-type="float">
            <text:p>3.89547</text:p>
          </table:table-cell>
          <table:table-cell office:value-type="float" office:value="55.3473" calcext:value-type="float">
            <text:p>55.3473</text:p>
          </table:table-cell>
          <table:table-cell office:value-type="float" office:value="0.64862" calcext:value-type="float">
            <text:p>0.64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375" calcext:value-type="float">
            <text:p>0.03375</text:p>
          </table:table-cell>
          <table:table-cell office:value-type="float" office:value="0.00113906" calcext:value-type="float">
            <text:p>0.00113906</text:p>
          </table:table-cell>
          <table:table-cell office:value-type="float" office:value="0.00000129746" calcext:value-type="float">
            <text:p>1.29746E-06</text:p>
          </table:table-cell>
          <table:table-cell office:value-type="float" office:value="0.200209" calcext:value-type="float">
            <text:p>0.200209</text:p>
          </table:table-cell>
          <table:table-cell office:value-type="float" office:value="18.1405" calcext:value-type="float">
            <text:p>18.140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1875" calcext:value-type="float">
            <text:p>0.071875</text:p>
          </table:table-cell>
          <table:table-cell office:value-type="float" office:value="0.00533828" calcext:value-type="float">
            <text:p>0.00533828</text:p>
          </table:table-cell>
          <table:table-cell office:value-type="float" office:value="0.000032057" calcext:value-type="float">
            <text:p>3.2057E-05</text:p>
          </table:table-cell>
          <table:table-cell office:value-type="float" office:value="1.4391" calcext:value-type="float">
            <text:p>1.4391</text:p>
          </table:table-cell>
          <table:table-cell office:value-type="float" office:value="14.1571" calcext:value-type="float">
            <text:p>14.1571</text:p>
          </table:table-cell>
          <table:table-cell office:value-type="float" office:value="0.625029" calcext:value-type="float">
            <text:p>0.62502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625" calcext:value-type="float">
            <text:p>0.15625</text:p>
          </table:table-cell>
          <table:table-cell office:value-type="float" office:value="0.0247102" calcext:value-type="float">
            <text:p>0.0247102</text:p>
          </table:table-cell>
          <table:table-cell office:value-type="float" office:value="0.000640213" calcext:value-type="float">
            <text:p>0.000640213</text:p>
          </table:table-cell>
          <table:table-cell office:value-type="float" office:value="0.535673" calcext:value-type="float">
            <text:p>0.535673</text:p>
          </table:table-cell>
          <table:table-cell office:value-type="float" office:value="54.3766" calcext:value-type="float">
            <text:p>54.3766</text:p>
          </table:table-cell>
          <table:table-cell office:value-type="float" office:value="0.650496" calcext:value-type="float">
            <text:p>0.650496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6406" calcext:value-type="float">
            <text:p>0.246406</text:p>
          </table:table-cell>
          <table:table-cell office:value-type="float" office:value="0.063158" calcext:value-type="float">
            <text:p>0.063158</text:p>
          </table:table-cell>
          <table:table-cell office:value-type="float" office:value="0.00463603" calcext:value-type="float">
            <text:p>0.00463603</text:p>
          </table:table-cell>
          <table:table-cell office:value-type="float" office:value="2.10282" calcext:value-type="float">
            <text:p>2.10282</text:p>
          </table:table-cell>
          <table:table-cell office:value-type="float" office:value="43.7153" calcext:value-type="float">
            <text:p>43.7153</text:p>
          </table:table-cell>
          <table:table-cell office:value-type="float" office:value="0.612593" calcext:value-type="float">
            <text:p>0.61259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9297" calcext:value-type="float">
            <text:p>0.349297</text:p>
          </table:table-cell>
          <table:table-cell office:value-type="float" office:value="0.122352" calcext:value-type="float">
            <text:p>0.122352</text:p>
          </table:table-cell>
          <table:table-cell office:value-type="float" office:value="0.0151386" calcext:value-type="float">
            <text:p>0.0151386</text:p>
          </table:table-cell>
          <table:table-cell office:value-type="float" office:value="5.56921" calcext:value-type="float">
            <text:p>5.56921</text:p>
          </table:table-cell>
          <table:table-cell office:value-type="float" office:value="37.2417" calcext:value-type="float">
            <text:p>37.2417</text:p>
          </table:table-cell>
          <table:table-cell office:value-type="float" office:value="0.662914" calcext:value-type="float">
            <text:p>0.66291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6367" calcext:value-type="float">
            <text:p>0.336367</text:p>
          </table:table-cell>
          <table:table-cell office:value-type="float" office:value="0.113811" calcext:value-type="float">
            <text:p>0.113811</text:p>
          </table:table-cell>
          <table:table-cell office:value-type="float" office:value="0.0132511" calcext:value-type="float">
            <text:p>0.0132511</text:p>
          </table:table-cell>
          <table:table-cell office:value-type="float" office:value="9.6727" calcext:value-type="float">
            <text:p>9.6727</text:p>
          </table:table-cell>
          <table:table-cell office:value-type="float" office:value="26.9062" calcext:value-type="float">
            <text:p>26.9062</text:p>
          </table:table-cell>
          <table:table-cell office:value-type="float" office:value="0.658994" calcext:value-type="float">
            <text:p>0.65899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709" calcext:value-type="float">
            <text:p>0.36709</text:p>
          </table:table-cell>
          <table:table-cell office:value-type="float" office:value="0.136491" calcext:value-type="float">
            <text:p>0.136491</text:p>
          </table:table-cell>
          <table:table-cell office:value-type="float" office:value="0.0196158" calcext:value-type="float">
            <text:p>0.0196158</text:p>
          </table:table-cell>
          <table:table-cell office:value-type="float" office:value="3.48331" calcext:value-type="float">
            <text:p>3.48331</text:p>
          </table:table-cell>
          <table:table-cell office:value-type="float" office:value="50.0555" calcext:value-type="float">
            <text:p>50.0555</text:p>
          </table:table-cell>
          <table:table-cell office:value-type="float" office:value="0.649027" calcext:value-type="float">
            <text:p>0.64902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1777" calcext:value-type="float">
            <text:p>0.351777</text:p>
          </table:table-cell>
          <table:table-cell office:value-type="float" office:value="0.128974" calcext:value-type="float">
            <text:p>0.128974</text:p>
          </table:table-cell>
          <table:table-cell office:value-type="float" office:value="0.0191851" calcext:value-type="float">
            <text:p>0.0191851</text:p>
          </table:table-cell>
          <table:table-cell office:value-type="float" office:value="1.72026" calcext:value-type="float">
            <text:p>1.72026</text:p>
          </table:table-cell>
          <table:table-cell office:value-type="float" office:value="69.5061" calcext:value-type="float">
            <text:p>69.5061</text:p>
          </table:table-cell>
          <table:table-cell office:value-type="float" office:value="0.615551" calcext:value-type="float">
            <text:p>0.61555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99917" calcext:value-type="float">
            <text:p>0.399917</text:p>
          </table:table-cell>
          <table:table-cell office:value-type="float" office:value="0.161499" calcext:value-type="float">
            <text:p>0.161499</text:p>
          </table:table-cell>
          <table:table-cell office:value-type="float" office:value="0.0270776" calcext:value-type="float">
            <text:p>0.0270776</text:p>
          </table:table-cell>
          <table:table-cell office:value-type="float" office:value="2.80738" calcext:value-type="float">
            <text:p>2.80738</text:p>
          </table:table-cell>
          <table:table-cell office:value-type="float" office:value="60.8063" calcext:value-type="float">
            <text:p>60.8063</text:p>
          </table:table-cell>
          <table:table-cell office:value-type="float" office:value="0.65394" calcext:value-type="float">
            <text:p>0.6539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7451" calcext:value-type="float">
            <text:p>0.377451</text:p>
          </table:table-cell>
          <table:table-cell office:value-type="float" office:value="0.144894" calcext:value-type="float">
            <text:p>0.144894</text:p>
          </table:table-cell>
          <table:table-cell office:value-type="float" office:value="0.0224138" calcext:value-type="float">
            <text:p>0.0224138</text:p>
          </table:table-cell>
          <table:table-cell office:value-type="float" office:value="4.6588" calcext:value-type="float">
            <text:p>4.6588</text:p>
          </table:table-cell>
          <table:table-cell office:value-type="float" office:value="44.5007" calcext:value-type="float">
            <text:p>44.5007</text:p>
          </table:table-cell>
          <table:table-cell office:value-type="float" office:value="0.644129" calcext:value-type="float">
            <text:p>0.64412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0244" calcext:value-type="float">
            <text:p>0.360244</text:p>
          </table:table-cell>
          <table:table-cell office:value-type="float" office:value="0.131798" calcext:value-type="float">
            <text:p>0.131798</text:p>
          </table:table-cell>
          <table:table-cell office:value-type="float" office:value="0.0184594" calcext:value-type="float">
            <text:p>0.0184594</text:p>
          </table:table-cell>
          <table:table-cell office:value-type="float" office:value="4.64827" calcext:value-type="float">
            <text:p>4.64827</text:p>
          </table:table-cell>
          <table:table-cell office:value-type="float" office:value="42.4478" calcext:value-type="float">
            <text:p>42.4478</text:p>
          </table:table-cell>
          <table:table-cell office:value-type="float" office:value="0.645773" calcext:value-type="float">
            <text:p>0.64577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9656" calcext:value-type="float">
            <text:p>0.379656</text:p>
          </table:table-cell>
          <table:table-cell office:value-type="float" office:value="0.146225" calcext:value-type="float">
            <text:p>0.146225</text:p>
          </table:table-cell>
          <table:table-cell office:value-type="float" office:value="0.0226012" calcext:value-type="float">
            <text:p>0.0226012</text:p>
          </table:table-cell>
          <table:table-cell office:value-type="float" office:value="3.87886" calcext:value-type="float">
            <text:p>3.87886</text:p>
          </table:table-cell>
          <table:table-cell office:value-type="float" office:value="49.0812" calcext:value-type="float">
            <text:p>49.0812</text:p>
          </table:table-cell>
          <table:table-cell office:value-type="float" office:value="0.647655" calcext:value-type="float">
            <text:p>0.64765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1676" calcext:value-type="float">
            <text:p>0.381676</text:p>
          </table:table-cell>
          <table:table-cell office:value-type="float" office:value="0.14828" calcext:value-type="float">
            <text:p>0.14828</text:p>
          </table:table-cell>
          <table:table-cell office:value-type="float" office:value="0.0234883" calcext:value-type="float">
            <text:p>0.0234883</text:p>
          </table:table-cell>
          <table:table-cell office:value-type="float" office:value="3.816" calcext:value-type="float">
            <text:p>3.816</text:p>
          </table:table-cell>
          <table:table-cell office:value-type="float" office:value="49.8428" calcext:value-type="float">
            <text:p>49.8428</text:p>
          </table:table-cell>
          <table:table-cell office:value-type="float" office:value="0.643906" calcext:value-type="float">
            <text:p>0.643906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7709" calcext:value-type="float">
            <text:p>0.377709</text:p>
          </table:table-cell>
          <table:table-cell office:value-type="float" office:value="0.145067" calcext:value-type="float">
            <text:p>0.145067</text:p>
          </table:table-cell>
          <table:table-cell office:value-type="float" office:value="0.022419" calcext:value-type="float">
            <text:p>0.022419</text:p>
          </table:table-cell>
          <table:table-cell office:value-type="float" office:value="3.55019" calcext:value-type="float">
            <text:p>3.55019</text:p>
          </table:table-cell>
          <table:table-cell office:value-type="float" office:value="51.1326" calcext:value-type="float">
            <text:p>51.1326</text:p>
          </table:table-cell>
          <table:table-cell office:value-type="float" office:value="0.644894" calcext:value-type="float">
            <text:p>0.64489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1691" calcext:value-type="float">
            <text:p>0.381691</text:p>
          </table:table-cell>
          <table:table-cell office:value-type="float" office:value="0.148356" calcext:value-type="float">
            <text:p>0.148356</text:p>
          </table:table-cell>
          <table:table-cell office:value-type="float" office:value="0.0235353" calcext:value-type="float">
            <text:p>0.0235353</text:p>
          </table:table-cell>
          <table:table-cell office:value-type="float" office:value="3.74483" calcext:value-type="float">
            <text:p>3.74483</text:p>
          </table:table-cell>
          <table:table-cell office:value-type="float" office:value="50.335" calcext:value-type="float">
            <text:p>50.335</text:p>
          </table:table-cell>
          <table:table-cell office:value-type="float" office:value="0.643557" calcext:value-type="float">
            <text:p>0.64355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4481" calcext:value-type="float">
            <text:p>0.384481</text:p>
          </table:table-cell>
          <table:table-cell office:value-type="float" office:value="0.150183" calcext:value-type="float">
            <text:p>0.150183</text:p>
          </table:table-cell>
          <table:table-cell office:value-type="float" office:value="0.0239376" calcext:value-type="float">
            <text:p>0.0239376</text:p>
          </table:table-cell>
          <table:table-cell office:value-type="float" office:value="3.69392" calcext:value-type="float">
            <text:p>3.69392</text:p>
          </table:table-cell>
          <table:table-cell office:value-type="float" office:value="51.0022" calcext:value-type="float">
            <text:p>51.0022</text:p>
          </table:table-cell>
          <table:table-cell office:value-type="float" office:value="0.646232" calcext:value-type="float">
            <text:p>0.646232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3163" calcext:value-type="float">
            <text:p>0.383163</text:p>
          </table:table-cell>
          <table:table-cell office:value-type="float" office:value="0.149201" calcext:value-type="float">
            <text:p>0.149201</text:p>
          </table:table-cell>
          <table:table-cell office:value-type="float" office:value="0.0236403" calcext:value-type="float">
            <text:p>0.0236403</text:p>
          </table:table-cell>
          <table:table-cell office:value-type="float" office:value="3.70116" calcext:value-type="float">
            <text:p>3.70116</text:p>
          </table:table-cell>
          <table:table-cell office:value-type="float" office:value="50.782" calcext:value-type="float">
            <text:p>50.782</text:p>
          </table:table-cell>
          <table:table-cell office:value-type="float" office:value="0.646011" calcext:value-type="float">
            <text:p>0.64601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2798" calcext:value-type="float">
            <text:p>0.382798</text:p>
          </table:table-cell>
          <table:table-cell office:value-type="float" office:value="0.148998" calcext:value-type="float">
            <text:p>0.148998</text:p>
          </table:table-cell>
          <table:table-cell office:value-type="float" office:value="0.0236248" calcext:value-type="float">
            <text:p>0.0236248</text:p>
          </table:table-cell>
          <table:table-cell office:value-type="float" office:value="3.6768" calcext:value-type="float">
            <text:p>3.6768</text:p>
          </table:table-cell>
          <table:table-cell office:value-type="float" office:value="50.9176" calcext:value-type="float">
            <text:p>50.9176</text:p>
          </table:table-cell>
          <table:table-cell office:value-type="float" office:value="0.645282" calcext:value-type="float">
            <text:p>0.645282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1827" calcext:value-type="float">
            <text:p>0.381827</text:p>
          </table:table-cell>
          <table:table-cell office:value-type="float" office:value="0.148228" calcext:value-type="float">
            <text:p>0.148228</text:p>
          </table:table-cell>
          <table:table-cell office:value-type="float" office:value="0.0233758" calcext:value-type="float">
            <text:p>0.0233758</text:p>
          </table:table-cell>
          <table:table-cell office:value-type="float" office:value="3.73688" calcext:value-type="float">
            <text:p>3.73688</text:p>
          </table:table-cell>
          <table:table-cell office:value-type="float" office:value="50.3673" calcext:value-type="float">
            <text:p>50.3673</text:p>
          </table:table-cell>
          <table:table-cell office:value-type="float" office:value="0.645361" calcext:value-type="float">
            <text:p>0.64536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979" calcext:value-type="float">
            <text:p>0.381979</text:p>
          </table:table-cell>
          <table:table-cell office:value-type="float" office:value="0.148348" calcext:value-type="float">
            <text:p>0.148348</text:p>
          </table:table-cell>
          <table:table-cell office:value-type="float" office:value="0.0234158" calcext:value-type="float">
            <text:p>0.0234158</text:p>
          </table:table-cell>
          <table:table-cell office:value-type="float" office:value="3.66774" calcext:value-type="float">
            <text:p>3.66774</text:p>
          </table:table-cell>
          <table:table-cell office:value-type="float" office:value="50.8682" calcext:value-type="float">
            <text:p>50.8682</text:p>
          </table:table-cell>
          <table:table-cell office:value-type="float" office:value="0.64533" calcext:value-type="float">
            <text:p>0.64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1.77337" calcext:value-type="float">
            <text:p>1.7733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625" calcext:value-type="float">
            <text:p>0.050625</text:p>
          </table:table-cell>
          <table:table-cell office:value-type="float" office:value="0.00273516" calcext:value-type="float">
            <text:p>0.00273516</text:p>
          </table:table-cell>
          <table:table-cell office:value-type="float" office:value="0.00000924707" calcext:value-type="float">
            <text:p>9.24707E-06</text:p>
          </table:table-cell>
          <table:table-cell office:value-type="float" office:value="4.1508" calcext:value-type="float">
            <text:p>4.1508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0.58798" calcext:value-type="float">
            <text:p>0.5879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21875" calcext:value-type="float">
            <text:p>0.0921875</text:p>
          </table:table-cell>
          <table:table-cell office:value-type="float" office:value="0.00893867" calcext:value-type="float">
            <text:p>0.00893867</text:p>
          </table:table-cell>
          <table:table-cell office:value-type="float" office:value="0.0000937211" calcext:value-type="float">
            <text:p>9.37211E-05</text:p>
          </table:table-cell>
          <table:table-cell office:value-type="float" office:value="8.97882" calcext:value-type="float">
            <text:p>8.97882</text:p>
          </table:table-cell>
          <table:table-cell office:value-type="float" office:value="4.90679" calcext:value-type="float">
            <text:p>4.90679</text:p>
          </table:table-cell>
          <table:table-cell office:value-type="float" office:value="0.609006" calcext:value-type="float">
            <text:p>0.60900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3281" calcext:value-type="float">
            <text:p>0.203281</text:p>
          </table:table-cell>
          <table:table-cell office:value-type="float" office:value="0.042667" calcext:value-type="float">
            <text:p>0.042667</text:p>
          </table:table-cell>
          <table:table-cell office:value-type="float" office:value="0.00202727" calcext:value-type="float">
            <text:p>0.00202727</text:p>
          </table:table-cell>
          <table:table-cell office:value-type="float" office:value="7.57711" calcext:value-type="float">
            <text:p>7.57711</text:p>
          </table:table-cell>
          <table:table-cell office:value-type="float" office:value="18.0357" calcext:value-type="float">
            <text:p>18.0357</text:p>
          </table:table-cell>
          <table:table-cell office:value-type="float" office:value="0.628801" calcext:value-type="float">
            <text:p>0.62880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3125" calcext:value-type="float">
            <text:p>0.323125</text:p>
          </table:table-cell>
          <table:table-cell office:value-type="float" office:value="0.104734" calcext:value-type="float">
            <text:p>0.104734</text:p>
          </table:table-cell>
          <table:table-cell office:value-type="float" office:value="0.011099" calcext:value-type="float">
            <text:p>0.011099</text:p>
          </table:table-cell>
          <table:table-cell office:value-type="float" office:value="5.41209" calcext:value-type="float">
            <text:p>5.41209</text:p>
          </table:table-cell>
          <table:table-cell office:value-type="float" office:value="34.8834" calcext:value-type="float">
            <text:p>34.8834</text:p>
          </table:table-cell>
          <table:table-cell office:value-type="float" office:value="0.662723" calcext:value-type="float">
            <text:p>0.66272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125" calcext:value-type="float">
            <text:p>0.30125</text:p>
          </table:table-cell>
          <table:table-cell office:value-type="float" office:value="0.0911979" calcext:value-type="float">
            <text:p>0.0911979</text:p>
          </table:table-cell>
          <table:table-cell office:value-type="float" office:value="0.0084795" calcext:value-type="float">
            <text:p>0.0084795</text:p>
          </table:table-cell>
          <table:table-cell office:value-type="float" office:value="1.55936" calcext:value-type="float">
            <text:p>1.55936</text:p>
          </table:table-cell>
          <table:table-cell office:value-type="float" office:value="61.3159" calcext:value-type="float">
            <text:p>61.3159</text:p>
          </table:table-cell>
          <table:table-cell office:value-type="float" office:value="0.660157" calcext:value-type="float">
            <text:p>0.66015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6133" calcext:value-type="float">
            <text:p>0.326133</text:p>
          </table:table-cell>
          <table:table-cell office:value-type="float" office:value="0.108788" calcext:value-type="float">
            <text:p>0.108788</text:p>
          </table:table-cell>
          <table:table-cell office:value-type="float" office:value="0.0128529" calcext:value-type="float">
            <text:p>0.0128529</text:p>
          </table:table-cell>
          <table:table-cell office:value-type="float" office:value="1.98653" calcext:value-type="float">
            <text:p>1.98653</text:p>
          </table:table-cell>
          <table:table-cell office:value-type="float" office:value="59.3112" calcext:value-type="float">
            <text:p>59.3112</text:p>
          </table:table-cell>
          <table:table-cell office:value-type="float" office:value="0.637992" calcext:value-type="float">
            <text:p>0.63799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4736" calcext:value-type="float">
            <text:p>0.354736</text:p>
          </table:table-cell>
          <table:table-cell office:value-type="float" office:value="0.127468" calcext:value-type="float">
            <text:p>0.127468</text:p>
          </table:table-cell>
          <table:table-cell office:value-type="float" office:value="0.0171381" calcext:value-type="float">
            <text:p>0.0171381</text:p>
          </table:table-cell>
          <table:table-cell office:value-type="float" office:value="3.6058" calcext:value-type="float">
            <text:p>3.6058</text:p>
          </table:table-cell>
          <table:table-cell office:value-type="float" office:value="47.5021" calcext:value-type="float">
            <text:p>47.5021</text:p>
          </table:table-cell>
          <table:table-cell office:value-type="float" office:value="0.648407" calcext:value-type="float">
            <text:p>0.64840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1978" calcext:value-type="float">
            <text:p>0.341978</text:p>
          </table:table-cell>
          <table:table-cell office:value-type="float" office:value="0.118599" calcext:value-type="float">
            <text:p>0.118599</text:p>
          </table:table-cell>
          <table:table-cell office:value-type="float" office:value="0.0148563" calcext:value-type="float">
            <text:p>0.0148563</text:p>
          </table:table-cell>
          <table:table-cell office:value-type="float" office:value="3.53792" calcext:value-type="float">
            <text:p>3.53792</text:p>
          </table:table-cell>
          <table:table-cell office:value-type="float" office:value="46.2346" calcext:value-type="float">
            <text:p>46.2346</text:p>
          </table:table-cell>
          <table:table-cell office:value-type="float" office:value="0.647934" calcext:value-type="float">
            <text:p>0.64793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2217" calcext:value-type="float">
            <text:p>0.352217</text:p>
          </table:table-cell>
          <table:table-cell office:value-type="float" office:value="0.127458" calcext:value-type="float">
            <text:p>0.127458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3.23701" calcext:value-type="float">
            <text:p>3.23701</text:p>
          </table:table-cell>
          <table:table-cell office:value-type="float" office:value="50.1792" calcext:value-type="float">
            <text:p>50.1792</text:p>
          </table:table-cell>
          <table:table-cell office:value-type="float" office:value="0.63239" calcext:value-type="float">
            <text:p>0.6323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2166" calcext:value-type="float">
            <text:p>0.362166</text:p>
          </table:table-cell>
          <table:table-cell office:value-type="float" office:value="0.133501" calcext:value-type="float">
            <text:p>0.133501</text:p>
          </table:table-cell>
          <table:table-cell office:value-type="float" office:value="0.0189773" calcext:value-type="float">
            <text:p>0.0189773</text:p>
          </table:table-cell>
          <table:table-cell office:value-type="float" office:value="3.20891" calcext:value-type="float">
            <text:p>3.20891</text:p>
          </table:table-cell>
          <table:table-cell office:value-type="float" office:value="51.6017" calcext:value-type="float">
            <text:p>51.6017</text:p>
          </table:table-cell>
          <table:table-cell office:value-type="float" office:value="0.645071" calcext:value-type="float">
            <text:p>0.64507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737" calcext:value-type="float">
            <text:p>0.34737</text:p>
          </table:table-cell>
          <table:table-cell office:value-type="float" office:value="0.123087" calcext:value-type="float">
            <text:p>0.123087</text:p>
          </table:table-cell>
          <table:table-cell office:value-type="float" office:value="0.0162716" calcext:value-type="float">
            <text:p>0.0162716</text:p>
          </table:table-cell>
          <table:table-cell office:value-type="float" office:value="3.59081" calcext:value-type="float">
            <text:p>3.59081</text:p>
          </table:table-cell>
          <table:table-cell office:value-type="float" office:value="46.7629" calcext:value-type="float">
            <text:p>46.7629</text:p>
          </table:table-cell>
          <table:table-cell office:value-type="float" office:value="0.641998" calcext:value-type="float">
            <text:p>0.64199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6115" calcext:value-type="float">
            <text:p>0.346115</text:p>
          </table:table-cell>
          <table:table-cell office:value-type="float" office:value="0.122371" calcext:value-type="float">
            <text:p>0.122371</text:p>
          </table:table-cell>
          <table:table-cell office:value-type="float" office:value="0.0162122" calcext:value-type="float">
            <text:p>0.0162122</text:p>
          </table:table-cell>
          <table:table-cell office:value-type="float" office:value="3.40563" calcext:value-type="float">
            <text:p>3.40563</text:p>
          </table:table-cell>
          <table:table-cell office:value-type="float" office:value="47.898" calcext:value-type="float">
            <text:p>47.898</text:p>
          </table:table-cell>
          <table:table-cell office:value-type="float" office:value="0.639119" calcext:value-type="float">
            <text:p>0.63911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2743" calcext:value-type="float">
            <text:p>0.352743</text:p>
          </table:table-cell>
          <table:table-cell office:value-type="float" office:value="0.126642" calcext:value-type="float">
            <text:p>0.126642</text:p>
          </table:table-cell>
          <table:table-cell office:value-type="float" office:value="0.0171292" calcext:value-type="float">
            <text:p>0.0171292</text:p>
          </table:table-cell>
          <table:table-cell office:value-type="float" office:value="3.00243" calcext:value-type="float">
            <text:p>3.00243</text:p>
          </table:table-cell>
          <table:table-cell office:value-type="float" office:value="51.9634" calcext:value-type="float">
            <text:p>51.9634</text:p>
          </table:table-cell>
          <table:table-cell office:value-type="float" office:value="0.643993" calcext:value-type="float">
            <text:p>0.64399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8285" calcext:value-type="float">
            <text:p>0.348285</text:p>
          </table:table-cell>
          <table:table-cell office:value-type="float" office:value="0.123426" calcext:value-type="float">
            <text:p>0.123426</text:p>
          </table:table-cell>
          <table:table-cell office:value-type="float" office:value="0.0162659" calcext:value-type="float">
            <text:p>0.0162659</text:p>
          </table:table-cell>
          <table:table-cell office:value-type="float" office:value="3.30839" calcext:value-type="float">
            <text:p>3.30839</text:p>
          </table:table-cell>
          <table:table-cell office:value-type="float" office:value="48.8218" calcext:value-type="float">
            <text:p>48.8218</text:p>
          </table:table-cell>
          <table:table-cell office:value-type="float" office:value="0.644088" calcext:value-type="float">
            <text:p>0.64408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1553" calcext:value-type="float">
            <text:p>0.351553</text:p>
          </table:table-cell>
          <table:table-cell office:value-type="float" office:value="0.125741" calcext:value-type="float">
            <text:p>0.125741</text:p>
          </table:table-cell>
          <table:table-cell office:value-type="float" office:value="0.0168597" calcext:value-type="float">
            <text:p>0.0168597</text:p>
          </table:table-cell>
          <table:table-cell office:value-type="float" office:value="3.30952" calcext:value-type="float">
            <text:p>3.30952</text:p>
          </table:table-cell>
          <table:table-cell office:value-type="float" office:value="49.2767" calcext:value-type="float">
            <text:p>49.2767</text:p>
          </table:table-cell>
          <table:table-cell office:value-type="float" office:value="0.644556" calcext:value-type="float">
            <text:p>0.64455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0724" calcext:value-type="float">
            <text:p>0.350724</text:p>
          </table:table-cell>
          <table:table-cell office:value-type="float" office:value="0.125205" calcext:value-type="float">
            <text:p>0.125205</text:p>
          </table:table-cell>
          <table:table-cell office:value-type="float" office:value="0.0167489" calcext:value-type="float">
            <text:p>0.0167489</text:p>
          </table:table-cell>
          <table:table-cell office:value-type="float" office:value="3.44538" calcext:value-type="float">
            <text:p>3.44538</text:p>
          </table:table-cell>
          <table:table-cell office:value-type="float" office:value="48.1739" calcext:value-type="float">
            <text:p>48.1739</text:p>
          </table:table-cell>
          <table:table-cell office:value-type="float" office:value="0.64386" calcext:value-type="float">
            <text:p>0.6438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9775" calcext:value-type="float">
            <text:p>0.349775</text:p>
          </table:table-cell>
          <table:table-cell office:value-type="float" office:value="0.124568" calcext:value-type="float">
            <text:p>0.124568</text:p>
          </table:table-cell>
          <table:table-cell office:value-type="float" office:value="0.0165951" calcext:value-type="float">
            <text:p>0.0165951</text:p>
          </table:table-cell>
          <table:table-cell office:value-type="float" office:value="3.35303" calcext:value-type="float">
            <text:p>3.35303</text:p>
          </table:table-cell>
          <table:table-cell office:value-type="float" office:value="48.7177" calcext:value-type="float">
            <text:p>48.7177</text:p>
          </table:table-cell>
          <table:table-cell office:value-type="float" office:value="0.643512" calcext:value-type="float">
            <text:p>0.64351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9701" calcext:value-type="float">
            <text:p>0.349701</text:p>
          </table:table-cell>
          <table:table-cell office:value-type="float" office:value="0.124484" calcext:value-type="float">
            <text:p>0.124484</text:p>
          </table:table-cell>
          <table:table-cell office:value-type="float" office:value="0.016564" calcext:value-type="float">
            <text:p>0.016564</text:p>
          </table:table-cell>
          <table:table-cell office:value-type="float" office:value="3.35962" calcext:value-type="float">
            <text:p>3.35962</text:p>
          </table:table-cell>
          <table:table-cell office:value-type="float" office:value="48.6525" calcext:value-type="float">
            <text:p>48.6525</text:p>
          </table:table-cell>
          <table:table-cell office:value-type="float" office:value="0.643701" calcext:value-type="float">
            <text:p>0.64370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783" calcext:value-type="float">
            <text:p>0.349783</text:p>
          </table:table-cell>
          <table:table-cell office:value-type="float" office:value="0.124522" calcext:value-type="float">
            <text:p>0.124522</text:p>
          </table:table-cell>
          <table:table-cell office:value-type="float" office:value="0.0165605" calcext:value-type="float">
            <text:p>0.0165605</text:p>
          </table:table-cell>
          <table:table-cell office:value-type="float" office:value="3.33878" calcext:value-type="float">
            <text:p>3.33878</text:p>
          </table:table-cell>
          <table:table-cell office:value-type="float" office:value="48.8142" calcext:value-type="float">
            <text:p>48.8142</text:p>
          </table:table-cell>
          <table:table-cell office:value-type="float" office:value="0.643991" calcext:value-type="float">
            <text:p>0.643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125" calcext:value-type="float">
            <text:p>0.08125</text:p>
          </table:table-cell>
          <table:table-cell office:value-type="float" office:value="0.00660156" calcext:value-type="float">
            <text:p>0.00660156</text:p>
          </table:table-cell>
          <table:table-cell office:value-type="float" office:value="0.0000435806" calcext:value-type="float">
            <text:p>4.35806E-05</text:p>
          </table:table-cell>
          <table:table-cell office:value-type="float" office:value="0.483335" calcext:value-type="float">
            <text:p>0.483335</text:p>
          </table:table-cell>
          <table:table-cell office:value-type="float" office:value="29.1015" calcext:value-type="float">
            <text:p>29.101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125" calcext:value-type="float">
            <text:p>0.11125</text:p>
          </table:table-cell>
          <table:table-cell office:value-type="float" office:value="0.0124531" calcext:value-type="float">
            <text:p>0.0124531</text:p>
          </table:table-cell>
          <table:table-cell office:value-type="float" office:value="0.000158871" calcext:value-type="float">
            <text:p>0.000158871</text:p>
          </table:table-cell>
          <table:table-cell office:value-type="float" office:value="1.92711" calcext:value-type="float">
            <text:p>1.92711</text:p>
          </table:table-cell>
          <table:table-cell office:value-type="float" office:value="19.4753" calcext:value-type="float">
            <text:p>19.4753</text:p>
          </table:table-cell>
          <table:table-cell office:value-type="float" office:value="0.65852" calcext:value-type="float">
            <text:p>0.6585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0937" calcext:value-type="float">
            <text:p>0.140937</text:p>
          </table:table-cell>
          <table:table-cell office:value-type="float" office:value="0.020584" calcext:value-type="float">
            <text:p>0.020584</text:p>
          </table:table-cell>
          <table:table-cell office:value-type="float" office:value="0.000484435" calcext:value-type="float">
            <text:p>0.000484435</text:p>
          </table:table-cell>
          <table:table-cell office:value-type="float" office:value="1.28266" calcext:value-type="float">
            <text:p>1.28266</text:p>
          </table:table-cell>
          <table:table-cell office:value-type="float" office:value="31.657" calcext:value-type="float">
            <text:p>31.657</text:p>
          </table:table-cell>
          <table:table-cell office:value-type="float" office:value="0.618886" calcext:value-type="float">
            <text:p>0.618886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9531" calcext:value-type="float">
            <text:p>0.229531</text:p>
          </table:table-cell>
          <table:table-cell office:value-type="float" office:value="0.0529928" calcext:value-type="float">
            <text:p>0.0529928</text:p>
          </table:table-cell>
          <table:table-cell office:value-type="float" office:value="0.00287051" calcext:value-type="float">
            <text:p>0.00287051</text:p>
          </table:table-cell>
          <table:table-cell office:value-type="float" office:value="2.12391" calcext:value-type="float">
            <text:p>2.12391</text:p>
          </table:table-cell>
          <table:table-cell office:value-type="float" office:value="39.7575" calcext:value-type="float">
            <text:p>39.7575</text:p>
          </table:table-cell>
          <table:table-cell office:value-type="float" office:value="0.659274" calcext:value-type="float">
            <text:p>0.65927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6406" calcext:value-type="float">
            <text:p>0.286406</text:p>
          </table:table-cell>
          <table:table-cell office:value-type="float" office:value="0.0825643" calcext:value-type="float">
            <text:p>0.0825643</text:p>
          </table:table-cell>
          <table:table-cell office:value-type="float" office:value="0.00698453" calcext:value-type="float">
            <text:p>0.00698453</text:p>
          </table:table-cell>
          <table:table-cell office:value-type="float" office:value="3.57307" calcext:value-type="float">
            <text:p>3.57307</text:p>
          </table:table-cell>
          <table:table-cell office:value-type="float" office:value="38.2215" calcext:value-type="float">
            <text:p>38.2215</text:p>
          </table:table-cell>
          <table:table-cell office:value-type="float" office:value="0.658468" calcext:value-type="float">
            <text:p>0.658468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2461" calcext:value-type="float">
            <text:p>0.352461</text:p>
          </table:table-cell>
          <table:table-cell office:value-type="float" office:value="0.124725" calcext:value-type="float">
            <text:p>0.124725</text:p>
          </table:table-cell>
          <table:table-cell office:value-type="float" office:value="0.0157997" calcext:value-type="float">
            <text:p>0.0157997</text:p>
          </table:table-cell>
          <table:table-cell office:value-type="float" office:value="2.73711" calcext:value-type="float">
            <text:p>2.73711</text:p>
          </table:table-cell>
          <table:table-cell office:value-type="float" office:value="54.0404" calcext:value-type="float">
            <text:p>54.0404</text:p>
          </table:table-cell>
          <table:table-cell office:value-type="float" office:value="0.661451" calcext:value-type="float">
            <text:p>0.661451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102" calcext:value-type="float">
            <text:p>0.284102</text:p>
          </table:table-cell>
          <table:table-cell office:value-type="float" office:value="0.0816653" calcext:value-type="float">
            <text:p>0.0816653</text:p>
          </table:table-cell>
          <table:table-cell office:value-type="float" office:value="0.00698769" calcext:value-type="float">
            <text:p>0.00698769</text:p>
          </table:table-cell>
          <table:table-cell office:value-type="float" office:value="2.9637" calcext:value-type="float">
            <text:p>2.9637</text:p>
          </table:table-cell>
          <table:table-cell office:value-type="float" office:value="41.8318" calcext:value-type="float">
            <text:p>41.8318</text:p>
          </table:table-cell>
          <table:table-cell office:value-type="float" office:value="0.65075" calcext:value-type="float">
            <text:p>0.6507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3545" calcext:value-type="float">
            <text:p>0.323545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0.0117337" calcext:value-type="float">
            <text:p>0.0117337</text:p>
          </table:table-cell>
          <table:table-cell office:value-type="float" office:value="3.27158" calcext:value-type="float">
            <text:p>3.27158</text:p>
          </table:table-cell>
          <table:table-cell office:value-type="float" office:value="45.4147" calcext:value-type="float">
            <text:p>45.4147</text:p>
          </table:table-cell>
          <table:table-cell office:value-type="float" office:value="0.651161" calcext:value-type="float">
            <text:p>0.651161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1743" calcext:value-type="float">
            <text:p>0.311743</text:p>
          </table:table-cell>
          <table:table-cell office:value-type="float" office:value="0.0983982" calcext:value-type="float">
            <text:p>0.0983982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2.55581" calcext:value-type="float">
            <text:p>2.55581</text:p>
          </table:table-cell>
          <table:table-cell office:value-type="float" office:value="49.6092" calcext:value-type="float">
            <text:p>49.6092</text:p>
          </table:table-cell>
          <table:table-cell office:value-type="float" office:value="0.650217" calcext:value-type="float">
            <text:p>0.65021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2092" calcext:value-type="float">
            <text:p>0.332092</text:p>
          </table:table-cell>
          <table:table-cell office:value-type="float" office:value="0.112274" calcext:value-type="float">
            <text:p>0.112274</text:p>
          </table:table-cell>
          <table:table-cell office:value-type="float" office:value="0.0135014" calcext:value-type="float">
            <text:p>0.0135014</text:p>
          </table:table-cell>
          <table:table-cell office:value-type="float" office:value="4.2798" calcext:value-type="float">
            <text:p>4.2798</text:p>
          </table:table-cell>
          <table:table-cell office:value-type="float" office:value="40.7923" calcext:value-type="float">
            <text:p>40.7923</text:p>
          </table:table-cell>
          <table:table-cell office:value-type="float" office:value="0.642974" calcext:value-type="float">
            <text:p>0.64297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0663" calcext:value-type="float">
            <text:p>0.330663</text:p>
          </table:table-cell>
          <table:table-cell office:value-type="float" office:value="0.111052" calcext:value-type="float">
            <text:p>0.111052</text:p>
          </table:table-cell>
          <table:table-cell office:value-type="float" office:value="0.0130803" calcext:value-type="float">
            <text:p>0.0130803</text:p>
          </table:table-cell>
          <table:table-cell office:value-type="float" office:value="3.32843" calcext:value-type="float">
            <text:p>3.32843</text:p>
          </table:table-cell>
          <table:table-cell office:value-type="float" office:value="46.1236" calcext:value-type="float">
            <text:p>46.1236</text:p>
          </table:table-cell>
          <table:table-cell office:value-type="float" office:value="0.646455" calcext:value-type="float">
            <text:p>0.64645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9862" calcext:value-type="float">
            <text:p>0.319862</text:p>
          </table:table-cell>
          <table:table-cell office:value-type="float" office:value="0.104185" calcext:value-type="float">
            <text:p>0.104185</text:p>
          </table:table-cell>
          <table:table-cell office:value-type="float" office:value="0.0116167" calcext:value-type="float">
            <text:p>0.0116167</text:p>
          </table:table-cell>
          <table:table-cell office:value-type="float" office:value="3.00122" calcext:value-type="float">
            <text:p>3.00122</text:p>
          </table:table-cell>
          <table:table-cell office:value-type="float" office:value="47.0648" calcext:value-type="float">
            <text:p>47.0648</text:p>
          </table:table-cell>
          <table:table-cell office:value-type="float" office:value="0.643263" calcext:value-type="float">
            <text:p>0.64326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2996" calcext:value-type="float">
            <text:p>0.322996</text:p>
          </table:table-cell>
          <table:table-cell office:value-type="float" office:value="0.10648" calcext:value-type="float">
            <text:p>0.10648</text:p>
          </table:table-cell>
          <table:table-cell office:value-type="float" office:value="0.012247" calcext:value-type="float">
            <text:p>0.012247</text:p>
          </table:table-cell>
          <table:table-cell office:value-type="float" office:value="3.1862" calcext:value-type="float">
            <text:p>3.1862</text:p>
          </table:table-cell>
          <table:table-cell office:value-type="float" office:value="46.1619" calcext:value-type="float">
            <text:p>46.1619</text:p>
          </table:table-cell>
          <table:table-cell office:value-type="float" office:value="0.639939" calcext:value-type="float">
            <text:p>0.63993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9738" calcext:value-type="float">
            <text:p>0.329738</text:p>
          </table:table-cell>
          <table:table-cell office:value-type="float" office:value="0.110714" calcext:value-type="float">
            <text:p>0.110714</text:p>
          </table:table-cell>
          <table:table-cell office:value-type="float" office:value="0.0131288" calcext:value-type="float">
            <text:p>0.0131288</text:p>
          </table:table-cell>
          <table:table-cell office:value-type="float" office:value="2.91225" calcext:value-type="float">
            <text:p>2.91225</text:p>
          </table:table-cell>
          <table:table-cell office:value-type="float" office:value="49.2917" calcext:value-type="float">
            <text:p>49.2917</text:p>
          </table:table-cell>
          <table:table-cell office:value-type="float" office:value="0.642974" calcext:value-type="float">
            <text:p>0.64297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8371" calcext:value-type="float">
            <text:p>0.328371</text:p>
          </table:table-cell>
          <table:table-cell office:value-type="float" office:value="0.109756" calcext:value-type="float">
            <text:p>0.109756</text:p>
          </table:table-cell>
          <table:table-cell office:value-type="float" office:value="0.0128716" calcext:value-type="float">
            <text:p>0.0128716</text:p>
          </table:table-cell>
          <table:table-cell office:value-type="float" office:value="3.0847" calcext:value-type="float">
            <text:p>3.0847</text:p>
          </table:table-cell>
          <table:table-cell office:value-type="float" office:value="47.6591" calcext:value-type="float">
            <text:p>47.6591</text:p>
          </table:table-cell>
          <table:table-cell office:value-type="float" office:value="0.64383" calcext:value-type="float">
            <text:p>0.6438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272" calcext:value-type="float">
            <text:p>0.326272</text:p>
          </table:table-cell>
          <table:table-cell office:value-type="float" office:value="0.108446" calcext:value-type="float">
            <text:p>0.108446</text:p>
          </table:table-cell>
          <table:table-cell office:value-type="float" office:value="0.0126078" calcext:value-type="float">
            <text:p>0.0126078</text:p>
          </table:table-cell>
          <table:table-cell office:value-type="float" office:value="3.06124" calcext:value-type="float">
            <text:p>3.06124</text:p>
          </table:table-cell>
          <table:table-cell office:value-type="float" office:value="47.5532" calcext:value-type="float">
            <text:p>47.5532</text:p>
          </table:table-cell>
          <table:table-cell office:value-type="float" office:value="0.642652" calcext:value-type="float">
            <text:p>0.64265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6208" calcext:value-type="float">
            <text:p>0.326208</text:p>
          </table:table-cell>
          <table:table-cell office:value-type="float" office:value="0.108413" calcext:value-type="float">
            <text:p>0.108413</text:p>
          </table:table-cell>
          <table:table-cell office:value-type="float" office:value="0.0126014" calcext:value-type="float">
            <text:p>0.0126014</text:p>
          </table:table-cell>
          <table:table-cell office:value-type="float" office:value="3.13132" calcext:value-type="float">
            <text:p>3.13132</text:p>
          </table:table-cell>
          <table:table-cell office:value-type="float" office:value="47.001" calcext:value-type="float">
            <text:p>47.001</text:p>
          </table:table-cell>
          <table:table-cell office:value-type="float" office:value="0.642612" calcext:value-type="float">
            <text:p>0.64261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945" calcext:value-type="float">
            <text:p>0.326945</text:p>
          </table:table-cell>
          <table:table-cell office:value-type="float" office:value="0.108841" calcext:value-type="float">
            <text:p>0.108841</text:p>
          </table:table-cell>
          <table:table-cell office:value-type="float" office:value="0.0126757" calcext:value-type="float">
            <text:p>0.0126757</text:p>
          </table:table-cell>
          <table:table-cell office:value-type="float" office:value="3.07832" calcext:value-type="float">
            <text:p>3.07832</text:p>
          </table:table-cell>
          <table:table-cell office:value-type="float" office:value="47.5065" calcext:value-type="float">
            <text:p>47.5065</text:p>
          </table:table-cell>
          <table:table-cell office:value-type="float" office:value="0.643329" calcext:value-type="float">
            <text:p>0.64332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737" calcext:value-type="float">
            <text:p>0.326737</text:p>
          </table:table-cell>
          <table:table-cell office:value-type="float" office:value="0.108753" calcext:value-type="float">
            <text:p>0.108753</text:p>
          </table:table-cell>
          <table:table-cell office:value-type="float" office:value="0.0126731" calcext:value-type="float">
            <text:p>0.0126731</text:p>
          </table:table-cell>
          <table:table-cell office:value-type="float" office:value="3.08607" calcext:value-type="float">
            <text:p>3.08607</text:p>
          </table:table-cell>
          <table:table-cell office:value-type="float" office:value="47.4262" calcext:value-type="float">
            <text:p>47.4262</text:p>
          </table:table-cell>
          <table:table-cell office:value-type="float" office:value="0.642827" calcext:value-type="float">
            <text:p>0.64282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274" calcext:value-type="float">
            <text:p>0.326274</text:p>
          </table:table-cell>
          <table:table-cell office:value-type="float" office:value="0.108443" calcext:value-type="float">
            <text:p>0.108443</text:p>
          </table:table-cell>
          <table:table-cell office:value-type="float" office:value="0.0126028" calcext:value-type="float">
            <text:p>0.0126028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47.4875" calcext:value-type="float">
            <text:p>47.4875</text:p>
          </table:table-cell>
          <table:table-cell office:value-type="float" office:value="0.642773" calcext:value-type="float">
            <text:p>0.6427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196935" calcext:value-type="float">
            <text:p>0.196935</text:p>
          </table:table-cell>
          <table:table-cell office:value-type="float" office:value="9.55872" calcext:value-type="float">
            <text:p>9.5587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875" calcext:value-type="float">
            <text:p>0.04875</text:p>
          </table:table-cell>
          <table:table-cell office:value-type="float" office:value="0.00327656" calcext:value-type="float">
            <text:p>0.00327656</text:p>
          </table:table-cell>
          <table:table-cell office:value-type="float" office:value="0.0000192915" calcext:value-type="float">
            <text:p>1.92915E-05</text:p>
          </table:table-cell>
          <table:table-cell office:value-type="float" office:value="0.442722" calcext:value-type="float">
            <text:p>0.442722</text:p>
          </table:table-cell>
          <table:table-cell office:value-type="float" office:value="20.9832" calcext:value-type="float">
            <text:p>20.9832</text:p>
          </table:table-cell>
          <table:table-cell office:value-type="float" office:value="0.401027" calcext:value-type="float">
            <text:p>0.40102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21875" calcext:value-type="float">
            <text:p>0.0821875</text:p>
          </table:table-cell>
          <table:table-cell office:value-type="float" office:value="0.00679102" calcext:value-type="float">
            <text:p>0.00679102</text:p>
          </table:table-cell>
          <table:table-cell office:value-type="float" office:value="0.0000470485" calcext:value-type="float">
            <text:p>4.70485E-05</text:p>
          </table:table-cell>
          <table:table-cell office:value-type="float" office:value="0.41391" calcext:value-type="float">
            <text:p>0.41391</text:p>
          </table:table-cell>
          <table:table-cell office:value-type="float" office:value="32.0234" calcext:value-type="float">
            <text:p>32.0234</text:p>
          </table:table-cell>
          <table:table-cell office:value-type="float" office:value="0.65994" calcext:value-type="float">
            <text:p>0.6599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19219" calcext:value-type="float">
            <text:p>0.119219</text:p>
          </table:table-cell>
          <table:table-cell office:value-type="float" office:value="0.0155646" calcext:value-type="float">
            <text:p>0.0155646</text:p>
          </table:table-cell>
          <table:table-cell office:value-type="float" office:value="0.000324492" calcext:value-type="float">
            <text:p>0.000324492</text:p>
          </table:table-cell>
          <table:table-cell office:value-type="float" office:value="0.717886" calcext:value-type="float">
            <text:p>0.717886</text:p>
          </table:table-cell>
          <table:table-cell office:value-type="float" office:value="36.9894" calcext:value-type="float">
            <text:p>36.9894</text:p>
          </table:table-cell>
          <table:table-cell office:value-type="float" office:value="0.553518" calcext:value-type="float">
            <text:p>0.553518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3984" calcext:value-type="float">
            <text:p>0.263984</text:p>
          </table:table-cell>
          <table:table-cell office:value-type="float" office:value="0.0717513" calcext:value-type="float">
            <text:p>0.0717513</text:p>
          </table:table-cell>
          <table:table-cell office:value-type="float" office:value="0.00569529" calcext:value-type="float">
            <text:p>0.00569529</text:p>
          </table:table-cell>
          <table:table-cell office:value-type="float" office:value="3.59428" calcext:value-type="float">
            <text:p>3.59428</text:p>
          </table:table-cell>
          <table:table-cell office:value-type="float" office:value="35.4477" calcext:value-type="float">
            <text:p>35.4477</text:p>
          </table:table-cell>
          <table:table-cell office:value-type="float" office:value="0.631247" calcext:value-type="float">
            <text:p>0.63124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043" calcext:value-type="float">
            <text:p>0.33043</text:p>
          </table:table-cell>
          <table:table-cell office:value-type="float" office:value="0.110697" calcext:value-type="float">
            <text:p>0.110697</text:p>
          </table:table-cell>
          <table:table-cell office:value-type="float" office:value="0.0129227" calcext:value-type="float">
            <text:p>0.0129227</text:p>
          </table:table-cell>
          <table:table-cell office:value-type="float" office:value="2.74358" calcext:value-type="float">
            <text:p>2.74358</text:p>
          </table:table-cell>
          <table:table-cell office:value-type="float" office:value="50.8049" calcext:value-type="float">
            <text:p>50.8049</text:p>
          </table:table-cell>
          <table:table-cell office:value-type="float" office:value="0.648469" calcext:value-type="float">
            <text:p>0.64846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6504" calcext:value-type="float">
            <text:p>0.306504</text:p>
          </table:table-cell>
          <table:table-cell office:value-type="float" office:value="0.0945892" calcext:value-type="float">
            <text:p>0.0945892</text:p>
          </table:table-cell>
          <table:table-cell office:value-type="float" office:value="0.00919711" calcext:value-type="float">
            <text:p>0.00919711</text:p>
          </table:table-cell>
          <table:table-cell office:value-type="float" office:value="3.37987" calcext:value-type="float">
            <text:p>3.37987</text:p>
          </table:table-cell>
          <table:table-cell office:value-type="float" office:value="42.1651" calcext:value-type="float">
            <text:p>42.1651</text:p>
          </table:table-cell>
          <table:table-cell office:value-type="float" office:value="0.657353" calcext:value-type="float">
            <text:p>0.657353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1982" calcext:value-type="float">
            <text:p>0.311982</text:p>
          </table:table-cell>
          <table:table-cell office:value-type="float" office:value="0.099396" calcext:value-type="float">
            <text:p>0.099396</text:p>
          </table:table-cell>
          <table:table-cell office:value-type="float" office:value="0.0106404" calcext:value-type="float">
            <text:p>0.0106404</text:p>
          </table:table-cell>
          <table:table-cell office:value-type="float" office:value="2.08351" calcext:value-type="float">
            <text:p>2.08351</text:p>
          </table:table-cell>
          <table:table-cell office:value-type="float" office:value="55.3108" calcext:value-type="float">
            <text:p>55.3108</text:p>
          </table:table-cell>
          <table:table-cell office:value-type="float" office:value="0.640996" calcext:value-type="float">
            <text:p>0.640996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294" calcext:value-type="float">
            <text:p>0.286294</text:p>
          </table:table-cell>
          <table:table-cell office:value-type="float" office:value="0.0833901" calcext:value-type="float">
            <text:p>0.0833901</text:p>
          </table:table-cell>
          <table:table-cell office:value-type="float" office:value="0.00742296" calcext:value-type="float">
            <text:p>0.00742296</text:p>
          </table:table-cell>
          <table:table-cell office:value-type="float" office:value="2.17077" calcext:value-type="float">
            <text:p>2.17077</text:p>
          </table:table-cell>
          <table:table-cell office:value-type="float" office:value="49.5535" calcext:value-type="float">
            <text:p>49.5535</text:p>
          </table:table-cell>
          <table:table-cell office:value-type="float" office:value="0.644183" calcext:value-type="float">
            <text:p>0.644183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2734" calcext:value-type="float">
            <text:p>0.312734</text:p>
          </table:table-cell>
          <table:table-cell office:value-type="float" office:value="0.0992078" calcext:value-type="float">
            <text:p>0.0992078</text:p>
          </table:table-cell>
          <table:table-cell office:value-type="float" office:value="0.0103892" calcext:value-type="float">
            <text:p>0.0103892</text:p>
          </table:table-cell>
          <table:table-cell office:value-type="float" office:value="2.40427" calcext:value-type="float">
            <text:p>2.40427</text:p>
          </table:table-cell>
          <table:table-cell office:value-type="float" office:value="51.387" calcext:value-type="float">
            <text:p>51.387</text:p>
          </table:table-cell>
          <table:table-cell office:value-type="float" office:value="0.64814" calcext:value-type="float">
            <text:p>0.6481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504" calcext:value-type="float">
            <text:p>0.30504</text:p>
          </table:table-cell>
          <table:table-cell office:value-type="float" office:value="0.0951067" calcext:value-type="float">
            <text:p>0.0951067</text:p>
          </table:table-cell>
          <table:table-cell office:value-type="float" office:value="0.009793" calcext:value-type="float">
            <text:p>0.009793</text:p>
          </table:table-cell>
          <table:table-cell office:value-type="float" office:value="3.15794" calcext:value-type="float">
            <text:p>3.15794</text:p>
          </table:table-cell>
          <table:table-cell office:value-type="float" office:value="43.7761" calcext:value-type="float">
            <text:p>43.7761</text:p>
          </table:table-cell>
          <table:table-cell office:value-type="float" office:value="0.639112" calcext:value-type="float">
            <text:p>0.63911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8467" calcext:value-type="float">
            <text:p>0.308467</text:p>
          </table:table-cell>
          <table:table-cell office:value-type="float" office:value="0.096887" calcext:value-type="float">
            <text:p>0.096887</text:p>
          </table:table-cell>
          <table:table-cell office:value-type="float" office:value="0.0100507" calcext:value-type="float">
            <text:p>0.0100507</text:p>
          </table:table-cell>
          <table:table-cell office:value-type="float" office:value="3.2" calcext:value-type="float">
            <text:p>3.2</text:p>
          </table:table-cell>
          <table:table-cell office:value-type="float" office:value="43.895" calcext:value-type="float">
            <text:p>43.895</text:p>
          </table:table-cell>
          <table:table-cell office:value-type="float" office:value="0.643103" calcext:value-type="float">
            <text:p>0.643103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7899" calcext:value-type="float">
            <text:p>0.307899</text:p>
          </table:table-cell>
          <table:table-cell office:value-type="float" office:value="0.0962702" calcext:value-type="float">
            <text:p>0.0962702</text:p>
          </table:table-cell>
          <table:table-cell office:value-type="float" office:value="0.00982735" calcext:value-type="float">
            <text:p>0.00982735</text:p>
          </table:table-cell>
          <table:table-cell office:value-type="float" office:value="2.54849" calcext:value-type="float">
            <text:p>2.54849</text:p>
          </table:table-cell>
          <table:table-cell office:value-type="float" office:value="49.1325" calcext:value-type="float">
            <text:p>49.1325</text:p>
          </table:table-cell>
          <table:table-cell office:value-type="float" office:value="0.646547" calcext:value-type="float">
            <text:p>0.64654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3084" calcext:value-type="float">
            <text:p>0.313084</text:p>
          </table:table-cell>
          <table:table-cell office:value-type="float" office:value="0.0995641" calcext:value-type="float">
            <text:p>0.0995641</text:p>
          </table:table-cell>
          <table:table-cell office:value-type="float" office:value="0.0105173" calcext:value-type="float">
            <text:p>0.0105173</text:p>
          </table:table-cell>
          <table:table-cell office:value-type="float" office:value="2.79336" calcext:value-type="float">
            <text:p>2.79336</text:p>
          </table:table-cell>
          <table:table-cell office:value-type="float" office:value="47.7017" calcext:value-type="float">
            <text:p>47.7017</text:p>
          </table:table-cell>
          <table:table-cell office:value-type="float" office:value="0.646347" calcext:value-type="float">
            <text:p>0.64634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8124" calcext:value-type="float">
            <text:p>0.308124</text:p>
          </table:table-cell>
          <table:table-cell office:value-type="float" office:value="0.0967973" calcext:value-type="float">
            <text:p>0.0967973</text:p>
          </table:table-cell>
          <table:table-cell office:value-type="float" office:value="0.0100759" calcext:value-type="float">
            <text:p>0.0100759</text:p>
          </table:table-cell>
          <table:table-cell office:value-type="float" office:value="2.81589" calcext:value-type="float">
            <text:p>2.81589</text:p>
          </table:table-cell>
          <table:table-cell office:value-type="float" office:value="46.8302" calcext:value-type="float">
            <text:p>46.8302</text:p>
          </table:table-cell>
          <table:table-cell office:value-type="float" office:value="0.641546" calcext:value-type="float">
            <text:p>0.641546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1042" calcext:value-type="float">
            <text:p>0.311042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104038" calcext:value-type="float">
            <text:p>0.0104038</text:p>
          </table:table-cell>
          <table:table-cell office:value-type="float" office:value="2.73781" calcext:value-type="float">
            <text:p>2.73781</text:p>
          </table:table-cell>
          <table:table-cell office:value-type="float" office:value="47.9413" calcext:value-type="float">
            <text:p>47.9413</text:p>
          </table:table-cell>
          <table:table-cell office:value-type="float" office:value="0.642926" calcext:value-type="float">
            <text:p>0.642926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9844" calcext:value-type="float">
            <text:p>0.309844</text:p>
          </table:table-cell>
          <table:table-cell office:value-type="float" office:value="0.0977566" calcext:value-type="float">
            <text:p>0.0977566</text:p>
          </table:table-cell>
          <table:table-cell office:value-type="float" office:value="0.0102294" calcext:value-type="float">
            <text:p>0.0102294</text:p>
          </table:table-cell>
          <table:table-cell office:value-type="float" office:value="2.74543" calcext:value-type="float">
            <text:p>2.74543</text:p>
          </table:table-cell>
          <table:table-cell office:value-type="float" office:value="47.677" calcext:value-type="float">
            <text:p>47.677</text:p>
          </table:table-cell>
          <table:table-cell office:value-type="float" office:value="0.643189" calcext:value-type="float">
            <text:p>0.64318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0031" calcext:value-type="float">
            <text:p>0.310031</text:p>
          </table:table-cell>
          <table:table-cell office:value-type="float" office:value="0.0979445" calcext:value-type="float">
            <text:p>0.0979445</text:p>
          </table:table-cell>
          <table:table-cell office:value-type="float" office:value="0.0102922" calcext:value-type="float">
            <text:p>0.0102922</text:p>
          </table:table-cell>
          <table:table-cell office:value-type="float" office:value="2.82851" calcext:value-type="float">
            <text:p>2.82851</text:p>
          </table:table-cell>
          <table:table-cell office:value-type="float" office:value="47.0049" calcext:value-type="float">
            <text:p>47.0049</text:p>
          </table:table-cell>
          <table:table-cell office:value-type="float" office:value="0.642375" calcext:value-type="float">
            <text:p>0.642375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0341" calcext:value-type="float">
            <text:p>0.310341</text:p>
          </table:table-cell>
          <table:table-cell office:value-type="float" office:value="0.0981134" calcext:value-type="float">
            <text:p>0.0981134</text:p>
          </table:table-cell>
          <table:table-cell office:value-type="float" office:value="0.0103186" calcext:value-type="float">
            <text:p>0.0103186</text:p>
          </table:table-cell>
          <table:table-cell office:value-type="float" office:value="2.79621" calcext:value-type="float">
            <text:p>2.79621</text:p>
          </table:table-cell>
          <table:table-cell office:value-type="float" office:value="47.322" calcext:value-type="float">
            <text:p>47.322</text:p>
          </table:table-cell>
          <table:table-cell office:value-type="float" office:value="0.642692" calcext:value-type="float">
            <text:p>0.64269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9995" calcext:value-type="float">
            <text:p>0.309995</text:p>
          </table:table-cell>
          <table:table-cell office:value-type="float" office:value="0.0978886" calcext:value-type="float">
            <text:p>0.0978886</text:p>
          </table:table-cell>
          <table:table-cell office:value-type="float" office:value="0.0102693" calcext:value-type="float">
            <text:p>0.0102693</text:p>
          </table:table-cell>
          <table:table-cell office:value-type="float" office:value="2.78395" calcext:value-type="float">
            <text:p>2.78395</text:p>
          </table:table-cell>
          <table:table-cell office:value-type="float" office:value="47.3726" calcext:value-type="float">
            <text:p>47.3726</text:p>
          </table:table-cell>
          <table:table-cell office:value-type="float" office:value="0.642764" calcext:value-type="float">
            <text:p>0.6427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25" calcext:value-type="float">
            <text:p>0.01125</text:p>
          </table:table-cell>
          <table:table-cell office:value-type="float" office:value="0.000126562" calcext:value-type="float">
            <text:p>0.000126562</text:p>
          </table:table-cell>
          <table:table-cell office:value-type="float" office:value="0.0000000160181" calcext:value-type="float">
            <text:p>1.60181E-08</text:p>
          </table:table-cell>
          <table:table-cell office:value-type="float" office:value="1.40692" calcext:value-type="float">
            <text:p>1.4069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125" calcext:value-type="float">
            <text:p>0.05125</text:p>
          </table:table-cell>
          <table:table-cell office:value-type="float" office:value="0.00263281" calcext:value-type="float">
            <text:p>0.00263281</text:p>
          </table:table-cell>
          <table:table-cell office:value-type="float" office:value="0.00000699737" calcext:value-type="float">
            <text:p>6.99737E-06</text:p>
          </table:table-cell>
          <table:table-cell office:value-type="float" office:value="3.9826" calcext:value-type="float">
            <text:p>3.9826</text:p>
          </table:table-cell>
          <table:table-cell office:value-type="float" office:value="1.53112" calcext:value-type="float">
            <text:p>1.53112</text:p>
          </table:table-cell>
          <table:table-cell office:value-type="float" office:value="0.663509" calcext:value-type="float">
            <text:p>0.66350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3437" calcext:value-type="float">
            <text:p>0.133437</text:p>
          </table:table-cell>
          <table:table-cell office:value-type="float" office:value="0.0181262" calcext:value-type="float">
            <text:p>0.0181262</text:p>
          </table:table-cell>
          <table:table-cell office:value-type="float" office:value="0.000348773" calcext:value-type="float">
            <text:p>0.000348773</text:p>
          </table:table-cell>
          <table:table-cell office:value-type="float" office:value="5.52342" calcext:value-type="float">
            <text:p>5.52342</text:p>
          </table:table-cell>
          <table:table-cell office:value-type="float" office:value="13.1389" calcext:value-type="float">
            <text:p>13.1389</text:p>
          </table:table-cell>
          <table:table-cell office:value-type="float" office:value="0.646158" calcext:value-type="float">
            <text:p>0.64615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2187" calcext:value-type="float">
            <text:p>0.232187</text:p>
          </table:table-cell>
          <table:table-cell office:value-type="float" office:value="0.0567082" calcext:value-type="float">
            <text:p>0.0567082</text:p>
          </table:table-cell>
          <table:table-cell office:value-type="float" office:value="0.00385545" calcext:value-type="float">
            <text:p>0.00385545</text:p>
          </table:table-cell>
          <table:table-cell office:value-type="float" office:value="5.73505" calcext:value-type="float">
            <text:p>5.73505</text:p>
          </table:table-cell>
          <table:table-cell office:value-type="float" office:value="24.5337" calcext:value-type="float">
            <text:p>24.5337</text:p>
          </table:table-cell>
          <table:table-cell office:value-type="float" office:value="0.600366" calcext:value-type="float">
            <text:p>0.600366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5781" calcext:value-type="float">
            <text:p>0.325781</text:p>
          </table:table-cell>
          <table:table-cell office:value-type="float" office:value="0.106379" calcext:value-type="float">
            <text:p>0.106379</text:p>
          </table:table-cell>
          <table:table-cell office:value-type="float" office:value="0.0114239" calcext:value-type="float">
            <text:p>0.0114239</text:p>
          </table:table-cell>
          <table:table-cell office:value-type="float" office:value="1.17052" calcext:value-type="float">
            <text:p>1.17052</text:p>
          </table:table-cell>
          <table:table-cell office:value-type="float" office:value="76.582" calcext:value-type="float">
            <text:p>76.582</text:p>
          </table:table-cell>
          <table:table-cell office:value-type="float" office:value="0.6635" calcext:value-type="float">
            <text:p>0.6635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0898" calcext:value-type="float">
            <text:p>0.270898</text:p>
          </table:table-cell>
          <table:table-cell office:value-type="float" office:value="0.0740274" calcext:value-type="float">
            <text:p>0.0740274</text:p>
          </table:table-cell>
          <table:table-cell office:value-type="float" office:value="0.00567285" calcext:value-type="float">
            <text:p>0.00567285</text:p>
          </table:table-cell>
          <table:table-cell office:value-type="float" office:value="1.93449" calcext:value-type="float">
            <text:p>1.93449</text:p>
          </table:table-cell>
          <table:table-cell office:value-type="float" office:value="49.4565" calcext:value-type="float">
            <text:p>49.4565</text:p>
          </table:table-cell>
          <table:table-cell office:value-type="float" office:value="0.65494" calcext:value-type="float">
            <text:p>0.65494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953" calcext:value-type="float">
            <text:p>0.276953</text:p>
          </table:table-cell>
          <table:table-cell office:value-type="float" office:value="0.079188" calcext:value-type="float">
            <text:p>0.079188</text:p>
          </table:table-cell>
          <table:table-cell office:value-type="float" office:value="0.00707973" calcext:value-type="float">
            <text:p>0.00707973</text:p>
          </table:table-cell>
          <table:table-cell office:value-type="float" office:value="2.0163" calcext:value-type="float">
            <text:p>2.0163</text:p>
          </table:table-cell>
          <table:table-cell office:value-type="float" office:value="50.1136" calcext:value-type="float">
            <text:p>50.1136</text:p>
          </table:table-cell>
          <table:table-cell office:value-type="float" office:value="0.623663" calcext:value-type="float">
            <text:p>0.62366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876" calcext:value-type="float">
            <text:p>0.27876</text:p>
          </table:table-cell>
          <table:table-cell office:value-type="float" office:value="0.0784289" calcext:value-type="float">
            <text:p>0.0784289</text:p>
          </table:table-cell>
          <table:table-cell office:value-type="float" office:value="0.00637537" calcext:value-type="float">
            <text:p>0.00637537</text:p>
          </table:table-cell>
          <table:table-cell office:value-type="float" office:value="2.36888" calcext:value-type="float">
            <text:p>2.36888</text:p>
          </table:table-cell>
          <table:table-cell office:value-type="float" office:value="45.9425" calcext:value-type="float">
            <text:p>45.9425</text:p>
          </table:table-cell>
          <table:table-cell office:value-type="float" office:value="0.654513" calcext:value-type="float">
            <text:p>0.65451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0015" calcext:value-type="float">
            <text:p>0.290015</text:p>
          </table:table-cell>
          <table:table-cell office:value-type="float" office:value="0.0859222" calcext:value-type="float">
            <text:p>0.0859222</text:p>
          </table:table-cell>
          <table:table-cell office:value-type="float" office:value="0.00802071" calcext:value-type="float">
            <text:p>0.00802071</text:p>
          </table:table-cell>
          <table:table-cell office:value-type="float" office:value="2.17661" calcext:value-type="float">
            <text:p>2.17661</text:p>
          </table:table-cell>
          <table:table-cell office:value-type="float" office:value="50.244" calcext:value-type="float">
            <text:p>50.244</text:p>
          </table:table-cell>
          <table:table-cell office:value-type="float" office:value="0.637857" calcext:value-type="float">
            <text:p>0.63785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9434" calcext:value-type="float">
            <text:p>0.289434</text:p>
          </table:table-cell>
          <table:table-cell office:value-type="float" office:value="0.0854047" calcext:value-type="float">
            <text:p>0.0854047</text:p>
          </table:table-cell>
          <table:table-cell office:value-type="float" office:value="0.00783418" calcext:value-type="float">
            <text:p>0.00783418</text:p>
          </table:table-cell>
          <table:table-cell office:value-type="float" office:value="2.1079" calcext:value-type="float">
            <text:p>2.1079</text:p>
          </table:table-cell>
          <table:table-cell office:value-type="float" office:value="50.9128" calcext:value-type="float">
            <text:p>50.9128</text:p>
          </table:table-cell>
          <table:table-cell office:value-type="float" office:value="0.641978" calcext:value-type="float">
            <text:p>0.64197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9851" calcext:value-type="float">
            <text:p>0.299851</text:p>
          </table:table-cell>
          <table:table-cell office:value-type="float" office:value="0.0917283" calcext:value-type="float">
            <text:p>0.0917283</text:p>
          </table:table-cell>
          <table:table-cell office:value-type="float" office:value="0.00905441" calcext:value-type="float">
            <text:p>0.00905441</text:p>
          </table:table-cell>
          <table:table-cell office:value-type="float" office:value="3.03272" calcext:value-type="float">
            <text:p>3.03272</text:p>
          </table:table-cell>
          <table:table-cell office:value-type="float" office:value="43.8721" calcext:value-type="float">
            <text:p>43.8721</text:p>
          </table:table-cell>
          <table:table-cell office:value-type="float" office:value="0.6413" calcext:value-type="float">
            <text:p>0.641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0889" calcext:value-type="float">
            <text:p>0.300889</text:p>
          </table:table-cell>
          <table:table-cell office:value-type="float" office:value="0.0920282" calcext:value-type="float">
            <text:p>0.0920282</text:p>
          </table:table-cell>
          <table:table-cell office:value-type="float" office:value="0.00900322" calcext:value-type="float">
            <text:p>0.00900322</text:p>
          </table:table-cell>
          <table:table-cell office:value-type="float" office:value="2.71022" calcext:value-type="float">
            <text:p>2.71022</text:p>
          </table:table-cell>
          <table:table-cell office:value-type="float" office:value="46.5383" calcext:value-type="float">
            <text:p>46.5383</text:p>
          </table:table-cell>
          <table:table-cell office:value-type="float" office:value="0.645648" calcext:value-type="float">
            <text:p>0.64564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3093" calcext:value-type="float">
            <text:p>0.303093</text:p>
          </table:table-cell>
          <table:table-cell office:value-type="float" office:value="0.0934882" calcext:value-type="float">
            <text:p>0.0934882</text:p>
          </table:table-cell>
          <table:table-cell office:value-type="float" office:value="0.00933443" calcext:value-type="float">
            <text:p>0.00933443</text:p>
          </table:table-cell>
          <table:table-cell office:value-type="float" office:value="2.5898" calcext:value-type="float">
            <text:p>2.5898</text:p>
          </table:table-cell>
          <table:table-cell office:value-type="float" office:value="48.0108" calcext:value-type="float">
            <text:p>48.0108</text:p>
          </table:table-cell>
          <table:table-cell office:value-type="float" office:value="0.643997" calcext:value-type="float">
            <text:p>0.64399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9463" calcext:value-type="float">
            <text:p>0.299463</text:p>
          </table:table-cell>
          <table:table-cell office:value-type="float" office:value="0.0913394" calcext:value-type="float">
            <text:p>0.0913394</text:p>
          </table:table-cell>
          <table:table-cell office:value-type="float" office:value="0.00894528" calcext:value-type="float">
            <text:p>0.00894528</text:p>
          </table:table-cell>
          <table:table-cell office:value-type="float" office:value="2.68395" calcext:value-type="float">
            <text:p>2.68395</text:p>
          </table:table-cell>
          <table:table-cell office:value-type="float" office:value="46.5911" calcext:value-type="float">
            <text:p>46.5911</text:p>
          </table:table-cell>
          <table:table-cell office:value-type="float" office:value="0.642598" calcext:value-type="float">
            <text:p>0.64259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8398" calcext:value-type="float">
            <text:p>0.298398</text:p>
          </table:table-cell>
          <table:table-cell office:value-type="float" office:value="0.0906773" calcext:value-type="float">
            <text:p>0.0906773</text:p>
          </table:table-cell>
          <table:table-cell office:value-type="float" office:value="0.00880645" calcext:value-type="float">
            <text:p>0.00880645</text:p>
          </table:table-cell>
          <table:table-cell office:value-type="float" office:value="2.49473" calcext:value-type="float">
            <text:p>2.49473</text:p>
          </table:table-cell>
          <table:table-cell office:value-type="float" office:value="48.179" calcext:value-type="float">
            <text:p>48.179</text:p>
          </table:table-cell>
          <table:table-cell office:value-type="float" office:value="0.642988" calcext:value-type="float">
            <text:p>0.64298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8705" calcext:value-type="float">
            <text:p>0.298705</text:p>
          </table:table-cell>
          <table:table-cell office:value-type="float" office:value="0.0908871" calcext:value-type="float">
            <text:p>0.0908871</text:p>
          </table:table-cell>
          <table:table-cell office:value-type="float" office:value="0.00885203" calcext:value-type="float">
            <text:p>0.00885203</text:p>
          </table:table-cell>
          <table:table-cell office:value-type="float" office:value="2.5291" calcext:value-type="float">
            <text:p>2.5291</text:p>
          </table:table-cell>
          <table:table-cell office:value-type="float" office:value="47.901" calcext:value-type="float">
            <text:p>47.901</text:p>
          </table:table-cell>
          <table:table-cell office:value-type="float" office:value="0.642795" calcext:value-type="float">
            <text:p>0.642795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7769" calcext:value-type="float">
            <text:p>0.297769</text:p>
          </table:table-cell>
          <table:table-cell office:value-type="float" office:value="0.0903002" calcext:value-type="float">
            <text:p>0.0903002</text:p>
          </table:table-cell>
          <table:table-cell office:value-type="float" office:value="0.00873203" calcext:value-type="float">
            <text:p>0.00873203</text:p>
          </table:table-cell>
          <table:table-cell office:value-type="float" office:value="2.53593" calcext:value-type="float">
            <text:p>2.53593</text:p>
          </table:table-cell>
          <table:table-cell office:value-type="float" office:value="47.6779" calcext:value-type="float">
            <text:p>47.6779</text:p>
          </table:table-cell>
          <table:table-cell office:value-type="float" office:value="0.643043" calcext:value-type="float">
            <text:p>0.64304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682" calcext:value-type="float">
            <text:p>0.29682</text:p>
          </table:table-cell>
          <table:table-cell office:value-type="float" office:value="0.0897713" calcext:value-type="float">
            <text:p>0.0897713</text:p>
          </table:table-cell>
          <table:table-cell office:value-type="float" office:value="0.00864375" calcext:value-type="float">
            <text:p>0.00864375</text:p>
          </table:table-cell>
          <table:table-cell office:value-type="float" office:value="2.58946" calcext:value-type="float">
            <text:p>2.58946</text:p>
          </table:table-cell>
          <table:table-cell office:value-type="float" office:value="47.0327" calcext:value-type="float">
            <text:p>47.0327</text:p>
          </table:table-cell>
          <table:table-cell office:value-type="float" office:value="0.642475" calcext:value-type="float">
            <text:p>0.642475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7545" calcext:value-type="float">
            <text:p>0.297545</text:p>
          </table:table-cell>
          <table:table-cell office:value-type="float" office:value="0.0901598" calcext:value-type="float">
            <text:p>0.0901598</text:p>
          </table:table-cell>
          <table:table-cell office:value-type="float" office:value="0.00870235" calcext:value-type="float">
            <text:p>0.00870235</text:p>
          </table:table-cell>
          <table:table-cell office:value-type="float" office:value="2.56494" calcext:value-type="float">
            <text:p>2.56494</text:p>
          </table:table-cell>
          <table:table-cell office:value-type="float" office:value="47.3652" calcext:value-type="float">
            <text:p>47.3652</text:p>
          </table:table-cell>
          <table:table-cell office:value-type="float" office:value="0.643147" calcext:value-type="float">
            <text:p>0.64314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731" calcext:value-type="float">
            <text:p>0.297731</text:p>
          </table:table-cell>
          <table:table-cell office:value-type="float" office:value="0.0902959" calcext:value-type="float">
            <text:p>0.0902959</text:p>
          </table:table-cell>
          <table:table-cell office:value-type="float" office:value="0.00873852" calcext:value-type="float">
            <text:p>0.00873852</text:p>
          </table:table-cell>
          <table:table-cell office:value-type="float" office:value="2.56686" calcext:value-type="float">
            <text:p>2.56686</text:p>
          </table:table-cell>
          <table:table-cell office:value-type="float" office:value="47.3835" calcext:value-type="float">
            <text:p>47.3835</text:p>
          </table:table-cell>
          <table:table-cell office:value-type="float" office:value="0.642743" calcext:value-type="float">
            <text:p>0.642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375" calcext:value-type="float">
            <text:p>0.01375</text:p>
          </table:table-cell>
          <table:table-cell office:value-type="float" office:value="0.000189062" calcext:value-type="float">
            <text:p>0.000189062</text:p>
          </table:table-cell>
          <table:table-cell office:value-type="float" office:value="0.0000000357446" calcext:value-type="float">
            <text:p>3.57446E-08</text:p>
          </table:table-cell>
          <table:table-cell office:value-type="float" office:value="1.3541" calcext:value-type="float">
            <text:p>1.354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75" calcext:value-type="float">
            <text:p>0.0475</text:p>
          </table:table-cell>
          <table:table-cell office:value-type="float" office:value="0.00315625" calcext:value-type="float">
            <text:p>0.00315625</text:p>
          </table:table-cell>
          <table:table-cell office:value-type="float" office:value="0.0000180844" calcext:value-type="float">
            <text:p>1.80844E-05</text:p>
          </table:table-cell>
          <table:table-cell office:value-type="float" office:value="5.77928" calcext:value-type="float">
            <text:p>5.77928</text:p>
          </table:table-cell>
          <table:table-cell office:value-type="string" calcext:value-type="string">
            <text:p>-nan</text:p>
          </table:table-cell>
          <table:table-cell office:value-type="float" office:value="0.394882" calcext:value-type="float">
            <text:p>0.39488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8125" calcext:value-type="float">
            <text:p>0.118125</text:p>
          </table:table-cell>
          <table:table-cell office:value-type="float" office:value="0.0140789" calcext:value-type="float">
            <text:p>0.0140789</text:p>
          </table:table-cell>
          <table:table-cell office:value-type="float" office:value="0.000205136" calcext:value-type="float">
            <text:p>0.000205136</text:p>
          </table:table-cell>
          <table:table-cell office:value-type="float" office:value="1.58765" calcext:value-type="float">
            <text:p>1.58765</text:p>
          </table:table-cell>
          <table:table-cell office:value-type="float" office:value="23.1432" calcext:value-type="float">
            <text:p>23.1432</text:p>
          </table:table-cell>
          <table:table-cell office:value-type="float" office:value="0.655029" calcext:value-type="float">
            <text:p>0.65502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7813" calcext:value-type="float">
            <text:p>0.167813</text:p>
          </table:table-cell>
          <table:table-cell office:value-type="float" office:value="0.0287453" calcext:value-type="float">
            <text:p>0.0287453</text:p>
          </table:table-cell>
          <table:table-cell office:value-type="float" office:value="0.000887399" calcext:value-type="float">
            <text:p>0.000887399</text:p>
          </table:table-cell>
          <table:table-cell office:value-type="float" office:value="1.0242" calcext:value-type="float">
            <text:p>1.0242</text:p>
          </table:table-cell>
          <table:table-cell office:value-type="float" office:value="42.2267" calcext:value-type="float">
            <text:p>42.2267</text:p>
          </table:table-cell>
          <table:table-cell office:value-type="float" office:value="0.642016" calcext:value-type="float">
            <text:p>0.64201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7344" calcext:value-type="float">
            <text:p>0.257344</text:p>
          </table:table-cell>
          <table:table-cell office:value-type="float" office:value="0.0672414" calcext:value-type="float">
            <text:p>0.0672414</text:p>
          </table:table-cell>
          <table:table-cell office:value-type="float" office:value="0.00477759" calcext:value-type="float">
            <text:p>0.00477759</text:p>
          </table:table-cell>
          <table:table-cell office:value-type="float" office:value="6.66361" calcext:value-type="float">
            <text:p>6.66361</text:p>
          </table:table-cell>
          <table:table-cell office:value-type="float" office:value="24.8008" calcext:value-type="float">
            <text:p>24.8008</text:p>
          </table:table-cell>
          <table:table-cell office:value-type="float" office:value="0.64778" calcext:value-type="float">
            <text:p>0.64778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5625" calcext:value-type="float">
            <text:p>0.285625</text:p>
          </table:table-cell>
          <table:table-cell office:value-type="float" office:value="0.0827406" calcext:value-type="float">
            <text:p>0.0827406</text:p>
          </table:table-cell>
          <table:table-cell office:value-type="float" office:value="0.00720118" calcext:value-type="float">
            <text:p>0.00720118</text:p>
          </table:table-cell>
          <table:table-cell office:value-type="float" office:value="1.55353" calcext:value-type="float">
            <text:p>1.55353</text:p>
          </table:table-cell>
          <table:table-cell office:value-type="float" office:value="58.482" calcext:value-type="float">
            <text:p>58.482</text:p>
          </table:table-cell>
          <table:table-cell office:value-type="float" office:value="0.649373" calcext:value-type="float">
            <text:p>0.64937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9258" calcext:value-type="float">
            <text:p>0.279258</text:p>
          </table:table-cell>
          <table:table-cell office:value-type="float" office:value="0.0789109" calcext:value-type="float">
            <text:p>0.0789109</text:p>
          </table:table-cell>
          <table:table-cell office:value-type="float" office:value="0.00652416" calcext:value-type="float">
            <text:p>0.00652416</text:p>
          </table:table-cell>
          <table:table-cell office:value-type="float" office:value="1.49995" calcext:value-type="float">
            <text:p>1.49995</text:p>
          </table:table-cell>
          <table:table-cell office:value-type="float" office:value="58.1195" calcext:value-type="float">
            <text:p>58.1195</text:p>
          </table:table-cell>
          <table:table-cell office:value-type="float" office:value="0.650756" calcext:value-type="float">
            <text:p>0.65075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5937" calcext:value-type="float">
            <text:p>0.265937</text:p>
          </table:table-cell>
          <table:table-cell office:value-type="float" office:value="0.0722981" calcext:value-type="float">
            <text:p>0.0722981</text:p>
          </table:table-cell>
          <table:table-cell office:value-type="float" office:value="0.00565109" calcext:value-type="float">
            <text:p>0.00565109</text:p>
          </table:table-cell>
          <table:table-cell office:value-type="float" office:value="2.02109" calcext:value-type="float">
            <text:p>2.02109</text:p>
          </table:table-cell>
          <table:table-cell office:value-type="float" office:value="47.7893" calcext:value-type="float">
            <text:p>47.7893</text:p>
          </table:table-cell>
          <table:table-cell office:value-type="float" office:value="0.639623" calcext:value-type="float">
            <text:p>0.63962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0439" calcext:value-type="float">
            <text:p>0.280439</text:p>
          </table:table-cell>
          <table:table-cell office:value-type="float" office:value="0.080506" calcext:value-type="float">
            <text:p>0.080506</text:p>
          </table:table-cell>
          <table:table-cell office:value-type="float" office:value="0.00711233" calcext:value-type="float">
            <text:p>0.00711233</text:p>
          </table:table-cell>
          <table:table-cell office:value-type="float" office:value="2.4169" calcext:value-type="float">
            <text:p>2.4169</text:p>
          </table:table-cell>
          <table:table-cell office:value-type="float" office:value="46.0848" calcext:value-type="float">
            <text:p>46.0848</text:p>
          </table:table-cell>
          <table:table-cell office:value-type="float" office:value="0.634208" calcext:value-type="float">
            <text:p>0.634208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2598" calcext:value-type="float">
            <text:p>0.292598</text:p>
          </table:table-cell>
          <table:table-cell office:value-type="float" office:value="0.0866512" calcext:value-type="float">
            <text:p>0.0866512</text:p>
          </table:table-cell>
          <table:table-cell office:value-type="float" office:value="0.00786339" calcext:value-type="float">
            <text:p>0.00786339</text:p>
          </table:table-cell>
          <table:table-cell office:value-type="float" office:value="2.65836" calcext:value-type="float">
            <text:p>2.65836</text:p>
          </table:table-cell>
          <table:table-cell office:value-type="float" office:value="45.5788" calcext:value-type="float">
            <text:p>45.5788</text:p>
          </table:table-cell>
          <table:table-cell office:value-type="float" office:value="0.650909" calcext:value-type="float">
            <text:p>0.65090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6663" calcext:value-type="float">
            <text:p>0.286663</text:p>
          </table:table-cell>
          <table:table-cell office:value-type="float" office:value="0.0838454" calcext:value-type="float">
            <text:p>0.0838454</text:p>
          </table:table-cell>
          <table:table-cell office:value-type="float" office:value="0.0075896" calcext:value-type="float">
            <text:p>0.0075896</text:p>
          </table:table-cell>
          <table:table-cell office:value-type="float" office:value="2.98702" calcext:value-type="float">
            <text:p>2.98702</text:p>
          </table:table-cell>
          <table:table-cell office:value-type="float" office:value="42.2297" calcext:value-type="float">
            <text:p>42.2297</text:p>
          </table:table-cell>
          <table:table-cell office:value-type="float" office:value="0.640136" calcext:value-type="float">
            <text:p>0.64013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1636" calcext:value-type="float">
            <text:p>0.291636</text:p>
          </table:table-cell>
          <table:table-cell office:value-type="float" office:value="0.086539" calcext:value-type="float">
            <text:p>0.086539</text:p>
          </table:table-cell>
          <table:table-cell office:value-type="float" office:value="0.00799949" calcext:value-type="float">
            <text:p>0.00799949</text:p>
          </table:table-cell>
          <table:table-cell office:value-type="float" office:value="2.1737" calcext:value-type="float">
            <text:p>2.1737</text:p>
          </table:table-cell>
          <table:table-cell office:value-type="float" office:value="50.4612" calcext:value-type="float">
            <text:p>50.4612</text:p>
          </table:table-cell>
          <table:table-cell office:value-type="float" office:value="0.643945" calcext:value-type="float">
            <text:p>0.64394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066" calcext:value-type="float">
            <text:p>0.29066</text:p>
          </table:table-cell>
          <table:table-cell office:value-type="float" office:value="0.0858004" calcext:value-type="float">
            <text:p>0.0858004</text:p>
          </table:table-cell>
          <table:table-cell office:value-type="float" office:value="0.00780811" calcext:value-type="float">
            <text:p>0.00780811</text:p>
          </table:table-cell>
          <table:table-cell office:value-type="float" office:value="2.25566" calcext:value-type="float">
            <text:p>2.25566</text:p>
          </table:table-cell>
          <table:table-cell office:value-type="float" office:value="49.3057" calcext:value-type="float">
            <text:p>49.3057</text:p>
          </table:table-cell>
          <table:table-cell office:value-type="float" office:value="0.646453" calcext:value-type="float">
            <text:p>0.64645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9724" calcext:value-type="float">
            <text:p>0.289724</text:p>
          </table:table-cell>
          <table:table-cell office:value-type="float" office:value="0.0855295" calcext:value-type="float">
            <text:p>0.0855295</text:p>
          </table:table-cell>
          <table:table-cell office:value-type="float" office:value="0.00785013" calcext:value-type="float">
            <text:p>0.00785013</text:p>
          </table:table-cell>
          <table:table-cell office:value-type="float" office:value="2.4676" calcext:value-type="float">
            <text:p>2.4676</text:p>
          </table:table-cell>
          <table:table-cell office:value-type="float" office:value="47.028" calcext:value-type="float">
            <text:p>47.028</text:p>
          </table:table-cell>
          <table:table-cell office:value-type="float" office:value="0.642296" calcext:value-type="float">
            <text:p>0.64229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8373" calcext:value-type="float">
            <text:p>0.288373</text:p>
          </table:table-cell>
          <table:table-cell office:value-type="float" office:value="0.0846164" calcext:value-type="float">
            <text:p>0.0846164</text:p>
          </table:table-cell>
          <table:table-cell office:value-type="float" office:value="0.00765152" calcext:value-type="float">
            <text:p>0.00765152</text:p>
          </table:table-cell>
          <table:table-cell office:value-type="float" office:value="2.41947" calcext:value-type="float">
            <text:p>2.41947</text:p>
          </table:table-cell>
          <table:table-cell office:value-type="float" office:value="47.2431" calcext:value-type="float">
            <text:p>47.2431</text:p>
          </table:table-cell>
          <table:table-cell office:value-type="float" office:value="0.643781" calcext:value-type="float">
            <text:p>0.643781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765" calcext:value-type="float">
            <text:p>0.289765</text:p>
          </table:table-cell>
          <table:table-cell office:value-type="float" office:value="0.0855137" calcext:value-type="float">
            <text:p>0.0855137</text:p>
          </table:table-cell>
          <table:table-cell office:value-type="float" office:value="0.00783406" calcext:value-type="float">
            <text:p>0.00783406</text:p>
          </table:table-cell>
          <table:table-cell office:value-type="float" office:value="2.31135" calcext:value-type="float">
            <text:p>2.31135</text:p>
          </table:table-cell>
          <table:table-cell office:value-type="float" office:value="48.6152" calcext:value-type="float">
            <text:p>48.6152</text:p>
          </table:table-cell>
          <table:table-cell office:value-type="float" office:value="0.642897" calcext:value-type="float">
            <text:p>0.64289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9892" calcext:value-type="float">
            <text:p>0.289892</text:p>
          </table:table-cell>
          <table:table-cell office:value-type="float" office:value="0.0855295" calcext:value-type="float">
            <text:p>0.0855295</text:p>
          </table:table-cell>
          <table:table-cell office:value-type="float" office:value="0.00781681" calcext:value-type="float">
            <text:p>0.00781681</text:p>
          </table:table-cell>
          <table:table-cell office:value-type="float" office:value="2.33036" calcext:value-type="float">
            <text:p>2.33036</text:p>
          </table:table-cell>
          <table:table-cell office:value-type="float" office:value="48.4177" calcext:value-type="float">
            <text:p>48.4177</text:p>
          </table:table-cell>
          <table:table-cell office:value-type="float" office:value="0.643815" calcext:value-type="float">
            <text:p>0.64381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8817" calcext:value-type="float">
            <text:p>0.288817</text:p>
          </table:table-cell>
          <table:table-cell office:value-type="float" office:value="0.0849071" calcext:value-type="float">
            <text:p>0.0849071</text:p>
          </table:table-cell>
          <table:table-cell office:value-type="float" office:value="0.00770635" calcext:value-type="float">
            <text:p>0.00770635</text:p>
          </table:table-cell>
          <table:table-cell office:value-type="float" office:value="2.37462" calcext:value-type="float">
            <text:p>2.37462</text:p>
          </table:table-cell>
          <table:table-cell office:value-type="float" office:value="47.7785" calcext:value-type="float">
            <text:p>47.7785</text:p>
          </table:table-cell>
          <table:table-cell office:value-type="float" office:value="0.643681" calcext:value-type="float">
            <text:p>0.643681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8892" calcext:value-type="float">
            <text:p>0.288892</text:p>
          </table:table-cell>
          <table:table-cell office:value-type="float" office:value="0.0849723" calcext:value-type="float">
            <text:p>0.0849723</text:p>
          </table:table-cell>
          <table:table-cell office:value-type="float" office:value="0.00772614" calcext:value-type="float">
            <text:p>0.00772614</text:p>
          </table:table-cell>
          <table:table-cell office:value-type="float" office:value="2.35716" calcext:value-type="float">
            <text:p>2.35716</text:p>
          </table:table-cell>
          <table:table-cell office:value-type="float" office:value="47.977" calcext:value-type="float">
            <text:p>47.977</text:p>
          </table:table-cell>
          <table:table-cell office:value-type="float" office:value="0.643313" calcext:value-type="float">
            <text:p>0.643313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232" calcext:value-type="float">
            <text:p>0.289232</text:p>
          </table:table-cell>
          <table:table-cell office:value-type="float" office:value="0.0851594" calcext:value-type="float">
            <text:p>0.0851594</text:p>
          </table:table-cell>
          <table:table-cell office:value-type="float" office:value="0.00775541" calcext:value-type="float">
            <text:p>0.00775541</text:p>
          </table:table-cell>
          <table:table-cell office:value-type="float" office:value="2.35402" calcext:value-type="float">
            <text:p>2.35402</text:p>
          </table:table-cell>
          <table:table-cell office:value-type="float" office:value="48.0633" calcext:value-type="float">
            <text:p>48.0633</text:p>
          </table:table-cell>
          <table:table-cell office:value-type="float" office:value="0.643534" calcext:value-type="float">
            <text:p>0.643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0131406" calcext:value-type="float">
            <text:p>0.00131406</text:p>
          </table:table-cell>
          <table:table-cell office:value-type="float" office:value="0.00000172676" calcext:value-type="float">
            <text:p>1.72676E-06</text:p>
          </table:table-cell>
          <table:table-cell office:value-type="float" office:value="0.506583" calcext:value-type="float">
            <text:p>0.506583</text:p>
          </table:table-cell>
          <table:table-cell office:value-type="float" office:value="11.3111" calcext:value-type="float">
            <text:p>11.3111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3125" calcext:value-type="float">
            <text:p>0.053125</text:p>
          </table:table-cell>
          <table:table-cell office:value-type="float" office:value="0.00409141" calcext:value-type="float">
            <text:p>0.00409141</text:p>
          </table:table-cell>
          <table:table-cell office:value-type="float" office:value="0.000031067" calcext:value-type="float">
            <text:p>3.1067E-05</text:p>
          </table:table-cell>
          <table:table-cell office:value-type="float" office:value="0.474425" calcext:value-type="float">
            <text:p>0.474425</text:p>
          </table:table-cell>
          <table:table-cell office:value-type="float" office:value="22.7983" calcext:value-type="float">
            <text:p>22.7983</text:p>
          </table:table-cell>
          <table:table-cell office:value-type="float" office:value="0.381367" calcext:value-type="float">
            <text:p>0.38136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4062" calcext:value-type="float">
            <text:p>0.154062</text:p>
          </table:table-cell>
          <table:table-cell office:value-type="float" office:value="0.0260418" calcext:value-type="float">
            <text:p>0.0260418</text:p>
          </table:table-cell>
          <table:table-cell office:value-type="float" office:value="0.000876204" calcext:value-type="float">
            <text:p>0.000876204</text:p>
          </table:table-cell>
          <table:table-cell office:value-type="float" office:value="3.53764" calcext:value-type="float">
            <text:p>3.53764</text:p>
          </table:table-cell>
          <table:table-cell office:value-type="float" office:value="20.9218" calcext:value-type="float">
            <text:p>20.9218</text:p>
          </table:table-cell>
          <table:table-cell office:value-type="float" office:value="0.569332" calcext:value-type="float">
            <text:p>0.569332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9219" calcext:value-type="float">
            <text:p>0.209219</text:p>
          </table:table-cell>
          <table:table-cell office:value-type="float" office:value="0.0438732" calcext:value-type="float">
            <text:p>0.0438732</text:p>
          </table:table-cell>
          <table:table-cell office:value-type="float" office:value="0.00194187" calcext:value-type="float">
            <text:p>0.00194187</text:p>
          </table:table-cell>
          <table:table-cell office:value-type="float" office:value="4.62936" calcext:value-type="float">
            <text:p>4.62936</text:p>
          </table:table-cell>
          <table:table-cell office:value-type="float" office:value="23.9834" calcext:value-type="float">
            <text:p>23.9834</text:p>
          </table:table-cell>
          <table:table-cell office:value-type="float" office:value="0.663721" calcext:value-type="float">
            <text:p>0.66372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3906" calcext:value-type="float">
            <text:p>0.233906</text:p>
          </table:table-cell>
          <table:table-cell office:value-type="float" office:value="0.055448" calcext:value-type="float">
            <text:p>0.055448</text:p>
          </table:table-cell>
          <table:table-cell office:value-type="float" office:value="0.0032401" calcext:value-type="float">
            <text:p>0.0032401</text:p>
          </table:table-cell>
          <table:table-cell office:value-type="float" office:value="1.8065" calcext:value-type="float">
            <text:p>1.8065</text:p>
          </table:table-cell>
          <table:table-cell office:value-type="float" office:value="44.2022" calcext:value-type="float">
            <text:p>44.2022</text:p>
          </table:table-cell>
          <table:table-cell office:value-type="float" office:value="0.648711" calcext:value-type="float">
            <text:p>0.64871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2656" calcext:value-type="float">
            <text:p>0.262656</text:p>
          </table:table-cell>
          <table:table-cell office:value-type="float" office:value="0.0694574" calcext:value-type="float">
            <text:p>0.0694574</text:p>
          </table:table-cell>
          <table:table-cell office:value-type="float" office:value="0.00494916" calcext:value-type="float">
            <text:p>0.00494916</text:p>
          </table:table-cell>
          <table:table-cell office:value-type="float" office:value="2.29794" calcext:value-type="float">
            <text:p>2.29794</text:p>
          </table:table-cell>
          <table:table-cell office:value-type="float" office:value="43.857" calcext:value-type="float">
            <text:p>43.857</text:p>
          </table:table-cell>
          <table:table-cell office:value-type="float" office:value="0.658042" calcext:value-type="float">
            <text:p>0.658042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8359" calcext:value-type="float">
            <text:p>0.298359</text:p>
          </table:table-cell>
          <table:table-cell office:value-type="float" office:value="0.0902979" calcext:value-type="float">
            <text:p>0.0902979</text:p>
          </table:table-cell>
          <table:table-cell office:value-type="float" office:value="0.00865328" calcext:value-type="float">
            <text:p>0.00865328</text:p>
          </table:table-cell>
          <table:table-cell office:value-type="float" office:value="1.90565" calcext:value-type="float">
            <text:p>1.90565</text:p>
          </table:table-cell>
          <table:table-cell office:value-type="float" office:value="55.1215" calcext:value-type="float">
            <text:p>55.1215</text:p>
          </table:table-cell>
          <table:table-cell office:value-type="float" office:value="0.646244" calcext:value-type="float">
            <text:p>0.64624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4297" calcext:value-type="float">
            <text:p>0.294297</text:p>
          </table:table-cell>
          <table:table-cell office:value-type="float" office:value="0.0873509" calcext:value-type="float">
            <text:p>0.0873509</text:p>
          </table:table-cell>
          <table:table-cell office:value-type="float" office:value="0.00788264" calcext:value-type="float">
            <text:p>0.00788264</text:p>
          </table:table-cell>
          <table:table-cell office:value-type="float" office:value="2.89442" calcext:value-type="float">
            <text:p>2.89442</text:p>
          </table:table-cell>
          <table:table-cell office:value-type="float" office:value="43.8223" calcext:value-type="float">
            <text:p>43.8223</text:p>
          </table:table-cell>
          <table:table-cell office:value-type="float" office:value="0.655638" calcext:value-type="float">
            <text:p>0.65563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623" calcext:value-type="float">
            <text:p>0.27623</text:p>
          </table:table-cell>
          <table:table-cell office:value-type="float" office:value="0.0779855" calcext:value-type="float">
            <text:p>0.0779855</text:p>
          </table:table-cell>
          <table:table-cell office:value-type="float" office:value="0.00656583" calcext:value-type="float">
            <text:p>0.00656583</text:p>
          </table:table-cell>
          <table:table-cell office:value-type="float" office:value="1.69819" calcext:value-type="float">
            <text:p>1.69819</text:p>
          </table:table-cell>
          <table:table-cell office:value-type="float" office:value="54.2531" calcext:value-type="float">
            <text:p>54.2531</text:p>
          </table:table-cell>
          <table:table-cell office:value-type="float" office:value="0.640134" calcext:value-type="float">
            <text:p>0.64013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3198" calcext:value-type="float">
            <text:p>0.273198</text:p>
          </table:table-cell>
          <table:table-cell office:value-type="float" office:value="0.0762503" calcext:value-type="float">
            <text:p>0.0762503</text:p>
          </table:table-cell>
          <table:table-cell office:value-type="float" office:value="0.00630373" calcext:value-type="float">
            <text:p>0.00630373</text:p>
          </table:table-cell>
          <table:table-cell office:value-type="float" office:value="2.0736" calcext:value-type="float">
            <text:p>2.0736</text:p>
          </table:table-cell>
          <table:table-cell office:value-type="float" office:value="48.4643" calcext:value-type="float">
            <text:p>48.4643</text:p>
          </table:table-cell>
          <table:table-cell office:value-type="float" office:value="0.638596" calcext:value-type="float">
            <text:p>0.63859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493" calcext:value-type="float">
            <text:p>0.280493</text:p>
          </table:table-cell>
          <table:table-cell office:value-type="float" office:value="0.0800192" calcext:value-type="float">
            <text:p>0.0800192</text:p>
          </table:table-cell>
          <table:table-cell office:value-type="float" office:value="0.00682175" calcext:value-type="float">
            <text:p>0.00682175</text:p>
          </table:table-cell>
          <table:table-cell office:value-type="float" office:value="2.06757" calcext:value-type="float">
            <text:p>2.06757</text:p>
          </table:table-cell>
          <table:table-cell office:value-type="float" office:value="49.7415" calcext:value-type="float">
            <text:p>49.7415</text:p>
          </table:table-cell>
          <table:table-cell office:value-type="float" office:value="0.644871" calcext:value-type="float">
            <text:p>0.64487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7238" calcext:value-type="float">
            <text:p>0.287238</text:p>
          </table:table-cell>
          <table:table-cell office:value-type="float" office:value="0.0838963" calcext:value-type="float">
            <text:p>0.0838963</text:p>
          </table:table-cell>
          <table:table-cell office:value-type="float" office:value="0.00748852" calcext:value-type="float">
            <text:p>0.00748852</text:p>
          </table:table-cell>
          <table:table-cell office:value-type="float" office:value="2.2767" calcext:value-type="float">
            <text:p>2.2767</text:p>
          </table:table-cell>
          <table:table-cell office:value-type="float" office:value="48.5166" calcext:value-type="float">
            <text:p>48.5166</text:p>
          </table:table-cell>
          <table:table-cell office:value-type="float" office:value="0.645359" calcext:value-type="float">
            <text:p>0.64535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097" calcext:value-type="float">
            <text:p>0.28097</text:p>
          </table:table-cell>
          <table:table-cell office:value-type="float" office:value="0.0801438" calcext:value-type="float">
            <text:p>0.0801438</text:p>
          </table:table-cell>
          <table:table-cell office:value-type="float" office:value="0.00680051" calcext:value-type="float">
            <text:p>0.00680051</text:p>
          </table:table-cell>
          <table:table-cell office:value-type="float" office:value="2.16887" calcext:value-type="float">
            <text:p>2.16887</text:p>
          </table:table-cell>
          <table:table-cell office:value-type="float" office:value="48.5848" calcext:value-type="float">
            <text:p>48.5848</text:p>
          </table:table-cell>
          <table:table-cell office:value-type="float" office:value="0.647077" calcext:value-type="float">
            <text:p>0.64707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4307" calcext:value-type="float">
            <text:p>0.284307</text:p>
          </table:table-cell>
          <table:table-cell office:value-type="float" office:value="0.0823044" calcext:value-type="float">
            <text:p>0.0823044</text:p>
          </table:table-cell>
          <table:table-cell office:value-type="float" office:value="0.00725053" calcext:value-type="float">
            <text:p>0.00725053</text:p>
          </table:table-cell>
          <table:table-cell office:value-type="float" office:value="2.26645" calcext:value-type="float">
            <text:p>2.26645</text:p>
          </table:table-cell>
          <table:table-cell office:value-type="float" office:value="48.1565" calcext:value-type="float">
            <text:p>48.1565</text:p>
          </table:table-cell>
          <table:table-cell office:value-type="float" office:value="0.643219" calcext:value-type="float">
            <text:p>0.64321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2537" calcext:value-type="float">
            <text:p>0.282537</text:p>
          </table:table-cell>
          <table:table-cell office:value-type="float" office:value="0.0812495" calcext:value-type="float">
            <text:p>0.0812495</text:p>
          </table:table-cell>
          <table:table-cell office:value-type="float" office:value="0.0070519" calcext:value-type="float">
            <text:p>0.0070519</text:p>
          </table:table-cell>
          <table:table-cell office:value-type="float" office:value="2.25754" calcext:value-type="float">
            <text:p>2.25754</text:p>
          </table:table-cell>
          <table:table-cell office:value-type="float" office:value="47.9375" calcext:value-type="float">
            <text:p>47.9375</text:p>
          </table:table-cell>
          <table:table-cell office:value-type="float" office:value="0.643924" calcext:value-type="float">
            <text:p>0.64392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2994" calcext:value-type="float">
            <text:p>0.282994</text:p>
          </table:table-cell>
          <table:table-cell office:value-type="float" office:value="0.0814574" calcext:value-type="float">
            <text:p>0.0814574</text:p>
          </table:table-cell>
          <table:table-cell office:value-type="float" office:value="0.00707638" calcext:value-type="float">
            <text:p>0.00707638</text:p>
          </table:table-cell>
          <table:table-cell office:value-type="float" office:value="2.2285" calcext:value-type="float">
            <text:p>2.2285</text:p>
          </table:table-cell>
          <table:table-cell office:value-type="float" office:value="48.317" calcext:value-type="float">
            <text:p>48.317</text:p>
          </table:table-cell>
          <table:table-cell office:value-type="float" office:value="0.644509" calcext:value-type="float">
            <text:p>0.64450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2829" calcext:value-type="float">
            <text:p>0.282829</text:p>
          </table:table-cell>
          <table:table-cell office:value-type="float" office:value="0.0813878" calcext:value-type="float">
            <text:p>0.0813878</text:p>
          </table:table-cell>
          <table:table-cell office:value-type="float" office:value="0.00707134" calcext:value-type="float">
            <text:p>0.00707134</text:p>
          </table:table-cell>
          <table:table-cell office:value-type="float" office:value="2.17999" calcext:value-type="float">
            <text:p>2.17999</text:p>
          </table:table-cell>
          <table:table-cell office:value-type="float" office:value="48.8397" calcext:value-type="float">
            <text:p>48.8397</text:p>
          </table:table-cell>
          <table:table-cell office:value-type="float" office:value="0.644154" calcext:value-type="float">
            <text:p>0.64415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3258" calcext:value-type="float">
            <text:p>0.283258</text:p>
          </table:table-cell>
          <table:table-cell office:value-type="float" office:value="0.0816222" calcext:value-type="float">
            <text:p>0.0816222</text:p>
          </table:table-cell>
          <table:table-cell office:value-type="float" office:value="0.00710733" calcext:value-type="float">
            <text:p>0.00710733</text:p>
          </table:table-cell>
          <table:table-cell office:value-type="float" office:value="2.17789" calcext:value-type="float">
            <text:p>2.17789</text:p>
          </table:table-cell>
          <table:table-cell office:value-type="float" office:value="48.9351" calcext:value-type="float">
            <text:p>48.9351</text:p>
          </table:table-cell>
          <table:table-cell office:value-type="float" office:value="0.644395" calcext:value-type="float">
            <text:p>0.644395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3219" calcext:value-type="float">
            <text:p>0.283219</text:p>
          </table:table-cell>
          <table:table-cell office:value-type="float" office:value="0.0816139" calcext:value-type="float">
            <text:p>0.0816139</text:p>
          </table:table-cell>
          <table:table-cell office:value-type="float" office:value="0.00711075" calcext:value-type="float">
            <text:p>0.00711075</text:p>
          </table:table-cell>
          <table:table-cell office:value-type="float" office:value="2.17998" calcext:value-type="float">
            <text:p>2.17998</text:p>
          </table:table-cell>
          <table:table-cell office:value-type="float" office:value="48.9087" calcext:value-type="float">
            <text:p>48.9087</text:p>
          </table:table-cell>
          <table:table-cell office:value-type="float" office:value="0.644151" calcext:value-type="float">
            <text:p>0.64415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268" calcext:value-type="float">
            <text:p>0.283268</text:p>
          </table:table-cell>
          <table:table-cell office:value-type="float" office:value="0.0816389" calcext:value-type="float">
            <text:p>0.0816389</text:p>
          </table:table-cell>
          <table:table-cell office:value-type="float" office:value="0.00711341" calcext:value-type="float">
            <text:p>0.00711341</text:p>
          </table:table-cell>
          <table:table-cell office:value-type="float" office:value="2.18133" calcext:value-type="float">
            <text:p>2.18133</text:p>
          </table:table-cell>
          <table:table-cell office:value-type="float" office:value="48.901" calcext:value-type="float">
            <text:p>48.901</text:p>
          </table:table-cell>
          <table:table-cell office:value-type="float" office:value="0.644236" calcext:value-type="float">
            <text:p>0.6442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7:23:22.559441985</dc:date>
    <meta:editing-duration>PT3M55S</meta:editing-duration>
    <meta:editing-cycles>1</meta:editing-cycles>
    <meta:document-statistic meta:table-count="1" meta:cell-count="3961" meta:object-count="0"/>
    <meta:generator>LibreOffice/6.0.3.2$Linux_X86_64 LibreOffice_project/00m0$Build-2</meta:generator>
  </office:meta>
</office:document-meta>
</file>